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0.9783in"/>
    </style:style>
    <style:style style:name="co9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 (time)" table:style-name="ta1">
        <table:shapes>
          <draw:frame draw:z-index="0" draw:style-name="gr1" draw:text-style-name="P1" svg:width="6.2988in" svg:height="3.5429in" svg:x="0.1181in" svg:y="4.0335in">
            <draw:object draw:notify-on-update-of-ranges="'Random (time)'.A1:'Random (time)'.A1 'Random (time)'.A2:'Random (time)'.A11 'Random (time)'.B1:'Random (time)'.B1 'Random (time)'.B2:'Random (time)'.B11 'Random (time)'.C1:'Random (time)'.C1 'Random (time)'.C2:'Random (time)'.C11 'Random (time)'.D1:'Random (time)'.D1 'Random (time)'.D2:'Random (time)'.D11 'Random (time)'.E1:'Random (time)'.E1 'Random (time)'.E2:'Random (time)'.E11 'Random (time)'.F1:'Random (time)'.F1 'Random (time)'.F2:'Random (time)'.F11 'Random (time)'.G1:'Random (time)'.G1 'Random (time)'.G2:'Random (time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192" calcext:value-type="float">
            <text:p>125192</text:p>
          </table:table-cell>
          <table:table-cell office:value-type="float" office:value="1263246" calcext:value-type="float">
            <text:p>1263246</text:p>
          </table:table-cell>
          <table:table-cell office:value-type="float" office:value="202933" calcext:value-type="float">
            <text:p>202933</text:p>
          </table:table-cell>
          <table:table-cell office:value-type="float" office:value="2051822" calcext:value-type="float">
            <text:p>2051822</text:p>
          </table:table-cell>
          <table:table-cell office:value-type="float" office:value="290856" calcext:value-type="float">
            <text:p>290856</text:p>
          </table:table-cell>
          <table:table-cell office:value-type="float" office:value="584850" calcext:value-type="float">
            <text:p>5848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4195" calcext:value-type="float">
            <text:p>124195</text:p>
          </table:table-cell>
          <table:table-cell office:value-type="float" office:value="1663797" calcext:value-type="float">
            <text:p>1663797</text:p>
          </table:table-cell>
          <table:table-cell office:value-type="float" office:value="263512" calcext:value-type="float">
            <text:p>263512</text:p>
          </table:table-cell>
          <table:table-cell office:value-type="float" office:value="3911460" calcext:value-type="float">
            <text:p>3911460</text:p>
          </table:table-cell>
          <table:table-cell office:value-type="float" office:value="1218630" calcext:value-type="float">
            <text:p>1218630</text:p>
          </table:table-cell>
          <table:table-cell office:value-type="float" office:value="2098154" calcext:value-type="float">
            <text:p>209815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2714" calcext:value-type="float">
            <text:p>152714</text:p>
          </table:table-cell>
          <table:table-cell office:value-type="float" office:value="1708510" calcext:value-type="float">
            <text:p>1708510</text:p>
          </table:table-cell>
          <table:table-cell office:value-type="float" office:value="488290" calcext:value-type="float">
            <text:p>488290</text:p>
          </table:table-cell>
          <table:table-cell office:value-type="float" office:value="11057783" calcext:value-type="float">
            <text:p>11057783</text:p>
          </table:table-cell>
          <table:table-cell office:value-type="float" office:value="2367856" calcext:value-type="float">
            <text:p>2367856</text:p>
          </table:table-cell>
          <table:table-cell office:value-type="float" office:value="3837519" calcext:value-type="float">
            <text:p>383751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67668" calcext:value-type="float">
            <text:p>267668</text:p>
          </table:table-cell>
          <table:table-cell office:value-type="float" office:value="9747432" calcext:value-type="float">
            <text:p>9747432</text:p>
          </table:table-cell>
          <table:table-cell office:value-type="float" office:value="1160435" calcext:value-type="float">
            <text:p>1160435</text:p>
          </table:table-cell>
          <table:table-cell office:value-type="float" office:value="24845810" calcext:value-type="float">
            <text:p>24845810</text:p>
          </table:table-cell>
          <table:table-cell office:value-type="float" office:value="6639912" calcext:value-type="float">
            <text:p>6639912</text:p>
          </table:table-cell>
          <table:table-cell office:value-type="float" office:value="12088346" calcext:value-type="float">
            <text:p>1208834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524735" calcext:value-type="float">
            <text:p>524735</text:p>
          </table:table-cell>
          <table:table-cell office:value-type="float" office:value="15418889" calcext:value-type="float">
            <text:p>15418889</text:p>
          </table:table-cell>
          <table:table-cell office:value-type="float" office:value="1764227" calcext:value-type="float">
            <text:p>1764227</text:p>
          </table:table-cell>
          <table:table-cell office:value-type="float" office:value="60579174" calcext:value-type="float">
            <text:p>60579174</text:p>
          </table:table-cell>
          <table:table-cell office:value-type="float" office:value="14699287" calcext:value-type="float">
            <text:p>14699287</text:p>
          </table:table-cell>
          <table:table-cell office:value-type="float" office:value="26372869" calcext:value-type="float">
            <text:p>2637286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69837" calcext:value-type="float">
            <text:p>569837</text:p>
          </table:table-cell>
          <table:table-cell office:value-type="float" office:value="25571013" calcext:value-type="float">
            <text:p>25571013</text:p>
          </table:table-cell>
          <table:table-cell office:value-type="float" office:value="2278027" calcext:value-type="float">
            <text:p>2278027</text:p>
          </table:table-cell>
          <table:table-cell office:value-type="float" office:value="97209923" calcext:value-type="float">
            <text:p>97209923</text:p>
          </table:table-cell>
          <table:table-cell office:value-type="float" office:value="21028297" calcext:value-type="float">
            <text:p>21028297</text:p>
          </table:table-cell>
          <table:table-cell office:value-type="float" office:value="41027818" calcext:value-type="float">
            <text:p>41027818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997841" calcext:value-type="float">
            <text:p>997841</text:p>
          </table:table-cell>
          <table:table-cell office:value-type="float" office:value="56641417" calcext:value-type="float">
            <text:p>56641417</text:p>
          </table:table-cell>
          <table:table-cell office:value-type="float" office:value="3835463" calcext:value-type="float">
            <text:p>3835463</text:p>
          </table:table-cell>
          <table:table-cell office:value-type="float" office:value="235567641" calcext:value-type="float">
            <text:p>235567641</text:p>
          </table:table-cell>
          <table:table-cell office:value-type="float" office:value="46026125" calcext:value-type="float">
            <text:p>46026125</text:p>
          </table:table-cell>
          <table:table-cell office:value-type="float" office:value="97410570" calcext:value-type="float">
            <text:p>9741057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81443" calcext:value-type="float">
            <text:p>1481443</text:p>
          </table:table-cell>
          <table:table-cell office:value-type="float" office:value="96795242" calcext:value-type="float">
            <text:p>96795242</text:p>
          </table:table-cell>
          <table:table-cell office:value-type="float" office:value="4646873" calcext:value-type="float">
            <text:p>4646873</text:p>
          </table:table-cell>
          <table:table-cell office:value-type="float" office:value="437017311" calcext:value-type="float">
            <text:p>437017311</text:p>
          </table:table-cell>
          <table:table-cell office:value-type="float" office:value="78041518" calcext:value-type="float">
            <text:p>78041518</text:p>
          </table:table-cell>
          <table:table-cell office:value-type="float" office:value="162932063" calcext:value-type="float">
            <text:p>16293206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140992" calcext:value-type="float">
            <text:p>5140992</text:p>
          </table:table-cell>
          <table:table-cell office:value-type="float" office:value="168957990" calcext:value-type="float">
            <text:p>168957990</text:p>
          </table:table-cell>
          <table:table-cell office:value-type="float" office:value="3048229" calcext:value-type="float">
            <text:p>3048229</text:p>
          </table:table-cell>
          <table:table-cell office:value-type="float" office:value="1061280897" calcext:value-type="float">
            <text:p>1061280897</text:p>
          </table:table-cell>
          <table:table-cell office:value-type="float" office:value="153803756" calcext:value-type="float">
            <text:p>153803756</text:p>
          </table:table-cell>
          <table:table-cell office:value-type="float" office:value="373091387" calcext:value-type="float">
            <text:p>3730913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8309651" calcext:value-type="float">
            <text:p>8309651</text:p>
          </table:table-cell>
          <table:table-cell office:value-type="float" office:value="354571706" calcext:value-type="float">
            <text:p>354571706</text:p>
          </table:table-cell>
          <table:table-cell office:value-type="float" office:value="10418140" calcext:value-type="float">
            <text:p>10418140</text:p>
          </table:table-cell>
          <table:table-cell office:value-type="float" office:value="3236537002" calcext:value-type="float">
            <text:p>3236537002</text:p>
          </table:table-cell>
          <table:table-cell office:value-type="float" office:value="428297672" calcext:value-type="float">
            <text:p>428297672</text:p>
          </table:table-cell>
          <table:table-cell office:value-type="float" office:value="1020439470" calcext:value-type="float">
            <text:p>102043947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245" calcext:value-type="float">
            <text:p>18245</text:p>
          </table:table-cell>
          <table:table-cell office:value-type="float" office:value="10704" calcext:value-type="float">
            <text:p>10704</text:p>
          </table:table-cell>
          <table:table-cell office:value-type="float" office:value="37823" calcext:value-type="float">
            <text:p>37823</text:p>
          </table:table-cell>
          <table:table-cell office:value-type="float" office:value="751455" calcext:value-type="float">
            <text:p>751455</text:p>
          </table:table-cell>
          <table:table-cell office:value-type="float" office:value="504909" calcext:value-type="float">
            <text:p>504909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042" calcext:value-type="float">
            <text:p>42042</text:p>
          </table:table-cell>
          <table:table-cell office:value-type="float" office:value="23414" calcext:value-type="float">
            <text:p>23414</text:p>
          </table:table-cell>
          <table:table-cell office:value-type="float" office:value="83635" calcext:value-type="float">
            <text:p>83635</text:p>
          </table:table-cell>
          <table:table-cell office:value-type="float" office:value="2999303" calcext:value-type="float">
            <text:p>2999303</text:p>
          </table:table-cell>
          <table:table-cell office:value-type="float" office:value="2002606" calcext:value-type="float">
            <text:p>2002606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5915" calcext:value-type="float">
            <text:p>65915</text:p>
          </table:table-cell>
          <table:table-cell office:value-type="float" office:value="36915" calcext:value-type="float">
            <text:p>36915</text:p>
          </table:table-cell>
          <table:table-cell office:value-type="float" office:value="132782" calcext:value-type="float">
            <text:p>132782</text:p>
          </table:table-cell>
          <table:table-cell office:value-type="float" office:value="6737227" calcext:value-type="float">
            <text:p>6737227</text:p>
          </table:table-cell>
          <table:table-cell office:value-type="float" office:value="4480454" calcext:value-type="float">
            <text:p>4480454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7869" calcext:value-type="float">
            <text:p>117869</text:p>
          </table:table-cell>
          <table:table-cell office:value-type="float" office:value="65225" calcext:value-type="float">
            <text:p>65225</text:p>
          </table:table-cell>
          <table:table-cell office:value-type="float" office:value="235919" calcext:value-type="float">
            <text:p>235919</text:p>
          </table:table-cell>
          <table:table-cell office:value-type="float" office:value="18759518" calcext:value-type="float">
            <text:p>18759518</text:p>
          </table:table-cell>
          <table:table-cell office:value-type="float" office:value="12529035" calcext:value-type="float">
            <text:p>12529035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6940" calcext:value-type="float">
            <text:p>196940</text:p>
          </table:table-cell>
          <table:table-cell office:value-type="float" office:value="109621" calcext:value-type="float">
            <text:p>109621</text:p>
          </table:table-cell>
          <table:table-cell office:value-type="float" office:value="398509" calcext:value-type="float">
            <text:p>398509</text:p>
          </table:table-cell>
          <table:table-cell office:value-type="float" office:value="48036962" calcext:value-type="float">
            <text:p>48036962</text:p>
          </table:table-cell>
          <table:table-cell office:value-type="float" office:value="32089923" calcext:value-type="float">
            <text:p>32089923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3595" calcext:value-type="float">
            <text:p>253595</text:p>
          </table:table-cell>
          <table:table-cell office:value-type="float" office:value="140452" calcext:value-type="float">
            <text:p>140452</text:p>
          </table:table-cell>
          <table:table-cell office:value-type="float" office:value="511594" calcext:value-type="float">
            <text:p>511594</text:p>
          </table:table-cell>
          <table:table-cell office:value-type="float" office:value="75024587" calcext:value-type="float">
            <text:p>75024587</text:p>
          </table:table-cell>
          <table:table-cell office:value-type="float" office:value="50069174" calcext:value-type="float">
            <text:p>50069174</text:p>
          </table:table-cell>
          <table:table-cell office:value-type="float" office:value="50005000" calcext:value-type="float">
            <text:p>50005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97550" calcext:value-type="float">
            <text:p>397550</text:p>
          </table:table-cell>
          <table:table-cell office:value-type="float" office:value="219291" calcext:value-type="float">
            <text:p>219291</text:p>
          </table:table-cell>
          <table:table-cell office:value-type="float" office:value="802422" calcext:value-type="float">
            <text:p>802422</text:p>
          </table:table-cell>
          <table:table-cell office:value-type="float" office:value="168662143" calcext:value-type="float">
            <text:p>168662143</text:p>
          </table:table-cell>
          <table:table-cell office:value-type="float" office:value="112354285" calcext:value-type="float">
            <text:p>112354285</text:p>
          </table:table-cell>
          <table:table-cell office:value-type="float" office:value="112507500" calcext:value-type="float">
            <text:p>1125075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36174" calcext:value-type="float">
            <text:p>536174</text:p>
          </table:table-cell>
          <table:table-cell office:value-type="float" office:value="300872" calcext:value-type="float">
            <text:p>300872</text:p>
          </table:table-cell>
          <table:table-cell office:value-type="float" office:value="1103458" calcext:value-type="float">
            <text:p>1103458</text:p>
          </table:table-cell>
          <table:table-cell office:value-type="float" office:value="299875593" calcext:value-type="float">
            <text:p>299875593</text:p>
          </table:table-cell>
          <table:table-cell office:value-type="float" office:value="199791186" calcext:value-type="float">
            <text:p>199791186</text:p>
          </table:table-cell>
          <table:table-cell office:value-type="float" office:value="200010000" calcext:value-type="float">
            <text:p>20001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56157" calcext:value-type="float">
            <text:p>856157</text:p>
          </table:table-cell>
          <table:table-cell office:value-type="float" office:value="468573" calcext:value-type="float">
            <text:p>468573</text:p>
          </table:table-cell>
          <table:table-cell office:value-type="float" office:value="1724332" calcext:value-type="float">
            <text:p>1724332</text:p>
          </table:table-cell>
          <table:table-cell office:value-type="float" office:value="674782313" calcext:value-type="float">
            <text:p>674782313</text:p>
          </table:table-cell>
          <table:table-cell office:value-type="float" office:value="449624625" calcext:value-type="float">
            <text:p>449624625</text:p>
          </table:table-cell>
          <table:table-cell office:value-type="float" office:value="450015000" calcext:value-type="float">
            <text:p>45001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515873" calcext:value-type="float">
            <text:p>1515873</text:p>
          </table:table-cell>
          <table:table-cell office:value-type="float" office:value="818166" calcext:value-type="float">
            <text:p>818166</text:p>
          </table:table-cell>
          <table:table-cell office:value-type="float" office:value="3024749" calcext:value-type="float">
            <text:p>3024749</text:p>
          </table:table-cell>
          <table:table-cell office:value-type="float" office:value="1875720944" calcext:value-type="float">
            <text:p>1875720944</text:p>
          </table:table-cell>
          <table:table-cell office:value-type="float" office:value="1251541887" calcext:value-type="float">
            <text:p>1251541887</text:p>
          </table:table-cell>
          <table:table-cell office:value-type="float" office:value="1250025000" calcext:value-type="float">
            <text:p>1250025000</text:p>
          </table:table-cell>
        </table:table-row>
      </table:table>
      <table:table table:name="Increasing (time)" table:style-name="ta1">
        <table:shapes>
          <draw:frame draw:z-index="0" draw:style-name="gr1" draw:text-style-name="P1" svg:width="6.2988in" svg:height="3.5429in" svg:x="0.224in" svg:y="4.0134in">
            <draw:object draw:notify-on-update-of-ranges="'Increasing (time)'.A1:'Increasing (time)'.A1 'Increasing (time)'.A2:'Increasing (time)'.A11 'Increasing (time)'.B1:'Increasing (time)'.B1 'Increasing (time)'.B2:'Increasing (time)'.B11 'Increasing (time)'.C1:'Increasing (time)'.C1 'Increasing (time)'.C2:'Increasing (time)'.C11 'Increasing (time)'.D1:'Increasing (time)'.D1 'Increasing (time)'.D2:'Increasing (time)'.D11 'Increasing (time)'.E1:'Increasing (time)'.E1 'Increasing (time)'.E2:'Increasing (time)'.E11 'Increasing (time)'.F1:'Increasing (time)'.F1 'Increasing (time)'.F2:'Increasing (time)'.F11 'Increasing (time)'.G1:'Increasing (time)'.G1 'Increasing (time)'.G2:'Increasing (time)'.G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6859" calcext:value-type="float">
            <text:p>966859</text:p>
          </table:table-cell>
          <table:table-cell office:value-type="float" office:value="210211" calcext:value-type="float">
            <text:p>210211</text:p>
          </table:table-cell>
          <table:table-cell office:value-type="float" office:value="47100" calcext:value-type="float">
            <text:p>47100</text:p>
          </table:table-cell>
          <table:table-cell office:value-type="float" office:value="921851" calcext:value-type="float">
            <text:p>921851</text:p>
          </table:table-cell>
          <table:table-cell office:value-type="float" office:value="369059" calcext:value-type="float">
            <text:p>369059</text:p>
          </table:table-cell>
          <table:table-cell office:value-type="float" office:value="444155" calcext:value-type="float">
            <text:p>4441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798891" calcext:value-type="float">
            <text:p>3798891</text:p>
          </table:table-cell>
          <table:table-cell office:value-type="float" office:value="1024128" calcext:value-type="float">
            <text:p>1024128</text:p>
          </table:table-cell>
          <table:table-cell office:value-type="float" office:value="266570" calcext:value-type="float">
            <text:p>266570</text:p>
          </table:table-cell>
          <table:table-cell office:value-type="float" office:value="7651574" calcext:value-type="float">
            <text:p>7651574</text:p>
          </table:table-cell>
          <table:table-cell office:value-type="float" office:value="1425114" calcext:value-type="float">
            <text:p>1425114</text:p>
          </table:table-cell>
          <table:table-cell office:value-type="float" office:value="1648835" calcext:value-type="float">
            <text:p>164883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06112" calcext:value-type="float">
            <text:p>8506112</text:p>
          </table:table-cell>
          <table:table-cell office:value-type="float" office:value="1633213" calcext:value-type="float">
            <text:p>1633213</text:p>
          </table:table-cell>
          <table:table-cell office:value-type="float" office:value="464675" calcext:value-type="float">
            <text:p>464675</text:p>
          </table:table-cell>
          <table:table-cell office:value-type="float" office:value="12819850" calcext:value-type="float">
            <text:p>12819850</text:p>
          </table:table-cell>
          <table:table-cell office:value-type="float" office:value="2983022" calcext:value-type="float">
            <text:p>2983022</text:p>
          </table:table-cell>
          <table:table-cell office:value-type="float" office:value="3687961" calcext:value-type="float">
            <text:p>368796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604205" calcext:value-type="float">
            <text:p>23604205</text:p>
          </table:table-cell>
          <table:table-cell office:value-type="float" office:value="3895917" calcext:value-type="float">
            <text:p>3895917</text:p>
          </table:table-cell>
          <table:table-cell office:value-type="float" office:value="313973" calcext:value-type="float">
            <text:p>313973</text:p>
          </table:table-cell>
          <table:table-cell office:value-type="float" office:value="23161632" calcext:value-type="float">
            <text:p>23161632</text:p>
          </table:table-cell>
          <table:table-cell office:value-type="float" office:value="8286772" calcext:value-type="float">
            <text:p>8286772</text:p>
          </table:table-cell>
          <table:table-cell office:value-type="float" office:value="10300892" calcext:value-type="float">
            <text:p>1030089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0503205" calcext:value-type="float">
            <text:p>60503205</text:p>
          </table:table-cell>
          <table:table-cell office:value-type="float" office:value="8284930" calcext:value-type="float">
            <text:p>8284930</text:p>
          </table:table-cell>
          <table:table-cell office:value-type="float" office:value="688561" calcext:value-type="float">
            <text:p>688561</text:p>
          </table:table-cell>
          <table:table-cell office:value-type="float" office:value="59886063" calcext:value-type="float">
            <text:p>59886063</text:p>
          </table:table-cell>
          <table:table-cell office:value-type="float" office:value="20887012" calcext:value-type="float">
            <text:p>20887012</text:p>
          </table:table-cell>
          <table:table-cell office:value-type="float" office:value="31478922" calcext:value-type="float">
            <text:p>3147892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4434493" calcext:value-type="float">
            <text:p>94434493</text:p>
          </table:table-cell>
          <table:table-cell office:value-type="float" office:value="13251253" calcext:value-type="float">
            <text:p>13251253</text:p>
          </table:table-cell>
          <table:table-cell office:value-type="float" office:value="675110" calcext:value-type="float">
            <text:p>675110</text:p>
          </table:table-cell>
          <table:table-cell office:value-type="float" office:value="94943232" calcext:value-type="float">
            <text:p>94943232</text:p>
          </table:table-cell>
          <table:table-cell office:value-type="float" office:value="32788507" calcext:value-type="float">
            <text:p>32788507</text:p>
          </table:table-cell>
          <table:table-cell office:value-type="float" office:value="41351905" calcext:value-type="float">
            <text:p>4135190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17273779" calcext:value-type="float">
            <text:p>217273779</text:p>
          </table:table-cell>
          <table:table-cell office:value-type="float" office:value="30290382" calcext:value-type="float">
            <text:p>30290382</text:p>
          </table:table-cell>
          <table:table-cell office:value-type="float" office:value="2507020" calcext:value-type="float">
            <text:p>2507020</text:p>
          </table:table-cell>
          <table:table-cell office:value-type="float" office:value="216960612" calcext:value-type="float">
            <text:p>216960612</text:p>
          </table:table-cell>
          <table:table-cell office:value-type="float" office:value="74406542" calcext:value-type="float">
            <text:p>74406542</text:p>
          </table:table-cell>
          <table:table-cell office:value-type="float" office:value="93647686" calcext:value-type="float">
            <text:p>936476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79811846" calcext:value-type="float">
            <text:p>379811846</text:p>
          </table:table-cell>
          <table:table-cell office:value-type="float" office:value="50465456" calcext:value-type="float">
            <text:p>50465456</text:p>
          </table:table-cell>
          <table:table-cell office:value-type="float" office:value="3272318" calcext:value-type="float">
            <text:p>3272318</text:p>
          </table:table-cell>
          <table:table-cell office:value-type="float" office:value="376214706" calcext:value-type="float">
            <text:p>376214706</text:p>
          </table:table-cell>
          <table:table-cell office:value-type="float" office:value="137403889" calcext:value-type="float">
            <text:p>137403889</text:p>
          </table:table-cell>
          <table:table-cell office:value-type="float" office:value="164748546" calcext:value-type="float">
            <text:p>16474854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57961346" calcext:value-type="float">
            <text:p>857961346</text:p>
          </table:table-cell>
          <table:table-cell office:value-type="float" office:value="93858680" calcext:value-type="float">
            <text:p>93858680</text:p>
          </table:table-cell>
          <table:table-cell office:value-type="float" office:value="4733636" calcext:value-type="float">
            <text:p>4733636</text:p>
          </table:table-cell>
          <table:table-cell office:value-type="float" office:value="850443217" calcext:value-type="float">
            <text:p>850443217</text:p>
          </table:table-cell>
          <table:table-cell office:value-type="float" office:value="301054326" calcext:value-type="float">
            <text:p>301054326</text:p>
          </table:table-cell>
          <table:table-cell office:value-type="float" office:value="372729351" calcext:value-type="float">
            <text:p>37272935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365035101" calcext:value-type="float">
            <text:p>2365035101</text:p>
          </table:table-cell>
          <table:table-cell office:value-type="float" office:value="210555315" calcext:value-type="float">
            <text:p>210555315</text:p>
          </table:table-cell>
          <table:table-cell office:value-type="float" office:value="8021801" calcext:value-type="float">
            <text:p>8021801</text:p>
          </table:table-cell>
          <table:table-cell office:value-type="float" office:value="2334335595" calcext:value-type="float">
            <text:p>2334335595</text:p>
          </table:table-cell>
          <table:table-cell office:value-type="float" office:value="835296700" calcext:value-type="float">
            <text:p>835296700</text:p>
          </table:table-cell>
          <table:table-cell office:value-type="float" office:value="1028649180" calcext:value-type="float">
            <text:p>1028649180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1998" calcext:value-type="float">
            <text:p>751998</text:p>
          </table:table-cell>
          <table:table-cell office:value-type="float" office:value="7043" calcext:value-type="float">
            <text:p>7043</text:p>
          </table:table-cell>
          <table:table-cell office:value-type="float" office:value="34767" calcext:value-type="float">
            <text:p>34767</text:p>
          </table:table-cell>
          <table:table-cell office:value-type="float" office:value="999000" calcext:value-type="float">
            <text:p>999000</text:p>
          </table:table-cell>
          <table:table-cell office:value-type="float" office:value="999999" calcext:value-type="float">
            <text:p>999999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03998" calcext:value-type="float">
            <text:p>3003998</text:p>
          </table:table-cell>
          <table:table-cell office:value-type="float" office:value="15087" calcext:value-type="float">
            <text:p>15087</text:p>
          </table:table-cell>
          <table:table-cell office:value-type="float" office:value="77835" calcext:value-type="float">
            <text:p>77835</text:p>
          </table:table-cell>
          <table:table-cell office:value-type="float" office:value="3998000" calcext:value-type="float">
            <text:p>3998000</text:p>
          </table:table-cell>
          <table:table-cell office:value-type="float" office:value="3999999" calcext:value-type="float">
            <text:p>3999999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55998" calcext:value-type="float">
            <text:p>6755998</text:p>
          </table:table-cell>
          <table:table-cell office:value-type="float" office:value="24075" calcext:value-type="float">
            <text:p>24075</text:p>
          </table:table-cell>
          <table:table-cell office:value-type="float" office:value="123503" calcext:value-type="float">
            <text:p>123503</text:p>
          </table:table-cell>
          <table:table-cell office:value-type="float" office:value="8997000" calcext:value-type="float">
            <text:p>8997000</text:p>
          </table:table-cell>
          <table:table-cell office:value-type="float" office:value="8999999" calcext:value-type="float">
            <text:p>8999999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759998" calcext:value-type="float">
            <text:p>18759998</text:p>
          </table:table-cell>
          <table:table-cell office:value-type="float" office:value="42003" calcext:value-type="float">
            <text:p>42003</text:p>
          </table:table-cell>
          <table:table-cell office:value-type="float" office:value="221247" calcext:value-type="float">
            <text:p>221247</text:p>
          </table:table-cell>
          <table:table-cell office:value-type="float" office:value="24995000" calcext:value-type="float">
            <text:p>24995000</text:p>
          </table:table-cell>
          <table:table-cell office:value-type="float" office:value="24999999" calcext:value-type="float">
            <text:p>24999999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8015998" calcext:value-type="float">
            <text:p>48015998</text:p>
          </table:table-cell>
          <table:table-cell office:value-type="float" office:value="68351" calcext:value-type="float">
            <text:p>68351</text:p>
          </table:table-cell>
          <table:table-cell office:value-type="float" office:value="375107" calcext:value-type="float">
            <text:p>375107</text:p>
          </table:table-cell>
          <table:table-cell office:value-type="float" office:value="63992000" calcext:value-type="float">
            <text:p>63992000</text:p>
          </table:table-cell>
          <table:table-cell office:value-type="float" office:value="63999999" calcext:value-type="float">
            <text:p>63999999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75019998" calcext:value-type="float">
            <text:p>75019998</text:p>
          </table:table-cell>
          <table:table-cell office:value-type="float" office:value="89007" calcext:value-type="float">
            <text:p>89007</text:p>
          </table:table-cell>
          <table:table-cell office:value-type="float" office:value="481787" calcext:value-type="float">
            <text:p>481787</text:p>
          </table:table-cell>
          <table:table-cell office:value-type="float" office:value="99990000" calcext:value-type="float">
            <text:p>99990000</text:p>
          </table:table-cell>
          <table:table-cell office:value-type="float" office:value="99999999" calcext:value-type="float">
            <text:p>99999999</text:p>
          </table:table-cell>
          <table:table-cell office:value-type="float" office:value="50005000" calcext:value-type="float">
            <text:p>50005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68779998" calcext:value-type="float">
            <text:p>168779998</text:p>
          </table:table-cell>
          <table:table-cell office:value-type="float" office:value="136363" calcext:value-type="float">
            <text:p>136363</text:p>
          </table:table-cell>
          <table:table-cell office:value-type="float" office:value="759231" calcext:value-type="float">
            <text:p>759231</text:p>
          </table:table-cell>
          <table:table-cell office:value-type="float" office:value="224985000" calcext:value-type="float">
            <text:p>224985000</text:p>
          </table:table-cell>
          <table:table-cell office:value-type="float" office:value="224999999" calcext:value-type="float">
            <text:p>224999999</text:p>
          </table:table-cell>
          <table:table-cell office:value-type="float" office:value="112507500" calcext:value-type="float">
            <text:p>1125075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0039998" calcext:value-type="float">
            <text:p>300039998</text:p>
          </table:table-cell>
          <table:table-cell office:value-type="float" office:value="188015" calcext:value-type="float">
            <text:p>188015</text:p>
          </table:table-cell>
          <table:table-cell office:value-type="float" office:value="1047339" calcext:value-type="float">
            <text:p>1047339</text:p>
          </table:table-cell>
          <table:table-cell office:value-type="float" office:value="399980000" calcext:value-type="float">
            <text:p>399980000</text:p>
          </table:table-cell>
          <table:table-cell office:value-type="float" office:value="399999999" calcext:value-type="float">
            <text:p>399999999</text:p>
          </table:table-cell>
          <table:table-cell office:value-type="float" office:value="200010000" calcext:value-type="float">
            <text:p>20001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75059998" calcext:value-type="float">
            <text:p>675059998</text:p>
          </table:table-cell>
          <table:table-cell office:value-type="float" office:value="287727" calcext:value-type="float">
            <text:p>287727</text:p>
          </table:table-cell>
          <table:table-cell office:value-type="float" office:value="1641851" calcext:value-type="float">
            <text:p>1641851</text:p>
          </table:table-cell>
          <table:table-cell office:value-type="float" office:value="899970000" calcext:value-type="float">
            <text:p>899970000</text:p>
          </table:table-cell>
          <table:table-cell office:value-type="float" office:value="899999999" calcext:value-type="float">
            <text:p>899999999</text:p>
          </table:table-cell>
          <table:table-cell office:value-type="float" office:value="450015000" calcext:value-type="float">
            <text:p>45001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5099998" calcext:value-type="float">
            <text:p>1875099998</text:p>
          </table:table-cell>
          <table:table-cell office:value-type="float" office:value="501951" calcext:value-type="float">
            <text:p>501951</text:p>
          </table:table-cell>
          <table:table-cell office:value-type="float" office:value="2870571" calcext:value-type="float">
            <text:p>2870571</text:p>
          </table:table-cell>
          <table:table-cell office:value-type="float" office:value="2499950000" calcext:value-type="float">
            <text:p>2499950000</text:p>
          </table:table-cell>
          <table:table-cell office:value-type="float" office:value="2499999999" calcext:value-type="float">
            <text:p>2499999999</text:p>
          </table:table-cell>
          <table:table-cell office:value-type="float" office:value="1250025000" calcext:value-type="float">
            <text:p>1250025000</text:p>
          </table:table-cell>
        </table:table-row>
      </table:table>
      <table:table table:name="Decreasing (time)" table:style-name="ta1">
        <table:shapes>
          <draw:frame draw:z-index="0" draw:style-name="gr1" draw:text-style-name="P1" svg:width="6.2988in" svg:height="3.5429in" svg:x="0.0941in" svg:y="3.9921in">
            <draw:object draw:notify-on-update-of-ranges="'Decreasing (time)'.A1:'Decreasing (time)'.A1 'Decreasing (time)'.A2:'Decreasing (time)'.A11 'Decreasing (time)'.B1:'Decreasing (time)'.B1 'Decreasing (time)'.B2:'Decreasing (time)'.B11 'Decreasing (time)'.C1:'Decreasing (time)'.C1 'Decreasing (time)'.C2:'Decreasing (time)'.C11 'Decreasing (time)'.D1:'Decreasing (time)'.D1 'Decreasing (time)'.D2:'Decreasing (time)'.D11 'Decreasing (time)'.E1:'Decreasing (time)'.E1 'Decreasing (time)'.E2:'Decreasing (time)'.E11 'Decreasing (time)'.F1:'Decreasing (time)'.F1 'Decreasing (time)'.F2:'Decreasing (time)'.F11 'Decreasing (time)'.G1:'Decreasing (time)'.G1 'Decreasing (time)'.G2:'Decreasing (time)'.G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79866" calcext:value-type="float">
            <text:p>979866</text:p>
          </table:table-cell>
          <table:table-cell office:value-type="float" office:value="254380" calcext:value-type="float">
            <text:p>254380</text:p>
          </table:table-cell>
          <table:table-cell office:value-type="float" office:value="48883" calcext:value-type="float">
            <text:p>48883</text:p>
          </table:table-cell>
          <table:table-cell office:value-type="float" office:value="332319" calcext:value-type="float">
            <text:p>332319</text:p>
          </table:table-cell>
          <table:table-cell office:value-type="float" office:value="1795" calcext:value-type="float">
            <text:p>1795</text:p>
          </table:table-cell>
          <table:table-cell office:value-type="float" office:value="404175" calcext:value-type="float">
            <text:p>4041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30147" calcext:value-type="float">
            <text:p>3830147</text:p>
          </table:table-cell>
          <table:table-cell office:value-type="float" office:value="682745" calcext:value-type="float">
            <text:p>682745</text:p>
          </table:table-cell>
          <table:table-cell office:value-type="float" office:value="167686" calcext:value-type="float">
            <text:p>167686</text:p>
          </table:table-cell>
          <table:table-cell office:value-type="float" office:value="1640797" calcext:value-type="float">
            <text:p>1640797</text:p>
          </table:table-cell>
          <table:table-cell office:value-type="float" office:value="3238" calcext:value-type="float">
            <text:p>3238</text:p>
          </table:table-cell>
          <table:table-cell office:value-type="float" office:value="2269167" calcext:value-type="float">
            <text:p>226916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545060" calcext:value-type="float">
            <text:p>9545060</text:p>
          </table:table-cell>
          <table:table-cell office:value-type="float" office:value="1917686" calcext:value-type="float">
            <text:p>1917686</text:p>
          </table:table-cell>
          <table:table-cell office:value-type="float" office:value="526290" calcext:value-type="float">
            <text:p>526290</text:p>
          </table:table-cell>
          <table:table-cell office:value-type="float" office:value="6315885" calcext:value-type="float">
            <text:p>6315885</text:p>
          </table:table-cell>
          <table:table-cell office:value-type="float" office:value="19217" calcext:value-type="float">
            <text:p>19217</text:p>
          </table:table-cell>
          <table:table-cell office:value-type="float" office:value="5844189" calcext:value-type="float">
            <text:p>584418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034671" calcext:value-type="float">
            <text:p>24034671</text:p>
          </table:table-cell>
          <table:table-cell office:value-type="float" office:value="5088333" calcext:value-type="float">
            <text:p>5088333</text:p>
          </table:table-cell>
          <table:table-cell office:value-type="float" office:value="890100" calcext:value-type="float">
            <text:p>890100</text:p>
          </table:table-cell>
          <table:table-cell office:value-type="float" office:value="9628326" calcext:value-type="float">
            <text:p>9628326</text:p>
          </table:table-cell>
          <table:table-cell office:value-type="float" office:value="5327" calcext:value-type="float">
            <text:p>5327</text:p>
          </table:table-cell>
          <table:table-cell office:value-type="float" office:value="15123438" calcext:value-type="float">
            <text:p>1512343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1221258" calcext:value-type="float">
            <text:p>61221258</text:p>
          </table:table-cell>
          <table:table-cell office:value-type="float" office:value="9804297" calcext:value-type="float">
            <text:p>9804297</text:p>
          </table:table-cell>
          <table:table-cell office:value-type="float" office:value="1277960" calcext:value-type="float">
            <text:p>1277960</text:p>
          </table:table-cell>
          <table:table-cell office:value-type="float" office:value="20146867" calcext:value-type="float">
            <text:p>20146867</text:p>
          </table:table-cell>
          <table:table-cell office:value-type="float" office:value="8476" calcext:value-type="float">
            <text:p>8476</text:p>
          </table:table-cell>
          <table:table-cell office:value-type="float" office:value="25808641" calcext:value-type="float">
            <text:p>2580864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625676" calcext:value-type="float">
            <text:p>100625676</text:p>
          </table:table-cell>
          <table:table-cell office:value-type="float" office:value="15151880" calcext:value-type="float">
            <text:p>15151880</text:p>
          </table:table-cell>
          <table:table-cell office:value-type="float" office:value="1631705" calcext:value-type="float">
            <text:p>1631705</text:p>
          </table:table-cell>
          <table:table-cell office:value-type="float" office:value="29403933" calcext:value-type="float">
            <text:p>29403933</text:p>
          </table:table-cell>
          <table:table-cell office:value-type="float" office:value="10591" calcext:value-type="float">
            <text:p>10591</text:p>
          </table:table-cell>
          <table:table-cell office:value-type="float" office:value="45308445" calcext:value-type="float">
            <text:p>4530844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15338930" calcext:value-type="float">
            <text:p>215338930</text:p>
          </table:table-cell>
          <table:table-cell office:value-type="float" office:value="32006149" calcext:value-type="float">
            <text:p>32006149</text:p>
          </table:table-cell>
          <table:table-cell office:value-type="float" office:value="1558227" calcext:value-type="float">
            <text:p>1558227</text:p>
          </table:table-cell>
          <table:table-cell office:value-type="float" office:value="64569782" calcext:value-type="float">
            <text:p>64569782</text:p>
          </table:table-cell>
          <table:table-cell office:value-type="float" office:value="48643" calcext:value-type="float">
            <text:p>48643</text:p>
          </table:table-cell>
          <table:table-cell office:value-type="float" office:value="96611647" calcext:value-type="float">
            <text:p>96611647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86439361" calcext:value-type="float">
            <text:p>386439361</text:p>
          </table:table-cell>
          <table:table-cell office:value-type="float" office:value="50678111" calcext:value-type="float">
            <text:p>50678111</text:p>
          </table:table-cell>
          <table:table-cell office:value-type="float" office:value="3656930" calcext:value-type="float">
            <text:p>3656930</text:p>
          </table:table-cell>
          <table:table-cell office:value-type="float" office:value="109281740" calcext:value-type="float">
            <text:p>109281740</text:p>
          </table:table-cell>
          <table:table-cell office:value-type="float" office:value="76613" calcext:value-type="float">
            <text:p>76613</text:p>
          </table:table-cell>
          <table:table-cell office:value-type="float" office:value="172237342" calcext:value-type="float">
            <text:p>17223734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72013256" calcext:value-type="float">
            <text:p>872013256</text:p>
          </table:table-cell>
          <table:table-cell office:value-type="float" office:value="100117878" calcext:value-type="float">
            <text:p>100117878</text:p>
          </table:table-cell>
          <table:table-cell office:value-type="float" office:value="3092295" calcext:value-type="float">
            <text:p>3092295</text:p>
          </table:table-cell>
          <table:table-cell office:value-type="float" office:value="248021418" calcext:value-type="float">
            <text:p>248021418</text:p>
          </table:table-cell>
          <table:table-cell office:value-type="float" office:value="41359" calcext:value-type="float">
            <text:p>41359</text:p>
          </table:table-cell>
          <table:table-cell office:value-type="float" office:value="366435374" calcext:value-type="float">
            <text:p>36643537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04324696" calcext:value-type="float">
            <text:p>2404324696</text:p>
          </table:table-cell>
          <table:table-cell office:value-type="float" office:value="207817161" calcext:value-type="float">
            <text:p>207817161</text:p>
          </table:table-cell>
          <table:table-cell office:value-type="float" office:value="8145845" calcext:value-type="float">
            <text:p>8145845</text:p>
          </table:table-cell>
          <table:table-cell office:value-type="float" office:value="681508857" calcext:value-type="float">
            <text:p>681508857</text:p>
          </table:table-cell>
          <table:table-cell office:value-type="float" office:value="106508" calcext:value-type="float">
            <text:p>106508</text:p>
          </table:table-cell>
          <table:table-cell office:value-type="float" office:value="1024340005" calcext:value-type="float">
            <text:p>102434000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1998" calcext:value-type="float">
            <text:p>1001998</text:p>
          </table:table-cell>
          <table:table-cell office:value-type="float" office:value="6931" calcext:value-type="float">
            <text:p>6931</text:p>
          </table:table-cell>
          <table:table-cell office:value-type="float" office:value="40335" calcext:value-type="float">
            <text:p>40335</text:p>
          </table:table-cell>
          <table:table-cell office:value-type="float" office:value="499500" calcext:value-type="float">
            <text:p>499500</text:p>
          </table:table-cell>
          <table:table-cell office:value-type="float" office:value="999" calcext:value-type="float">
            <text:p>999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3998" calcext:value-type="float">
            <text:p>4003998</text:p>
          </table:table-cell>
          <table:table-cell office:value-type="float" office:value="14863" calcext:value-type="float">
            <text:p>14863</text:p>
          </table:table-cell>
          <table:table-cell office:value-type="float" office:value="88203" calcext:value-type="float">
            <text:p>88203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1999" calcext:value-type="float">
            <text:p>1999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05998" calcext:value-type="float">
            <text:p>9005998</text:p>
          </table:table-cell>
          <table:table-cell office:value-type="float" office:value="22827" calcext:value-type="float">
            <text:p>22827</text:p>
          </table:table-cell>
          <table:table-cell office:value-type="float" office:value="141511" calcext:value-type="float">
            <text:p>141511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2999" calcext:value-type="float">
            <text:p>2999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009998" calcext:value-type="float">
            <text:p>25009998</text:p>
          </table:table-cell>
          <table:table-cell office:value-type="float" office:value="39803" calcext:value-type="float">
            <text:p>39803</text:p>
          </table:table-cell>
          <table:table-cell office:value-type="float" office:value="251231" calcext:value-type="float">
            <text:p>251231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4999" calcext:value-type="float">
            <text:p>4999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4015998" calcext:value-type="float">
            <text:p>64015998</text:p>
          </table:table-cell>
          <table:table-cell office:value-type="float" office:value="67455" calcext:value-type="float">
            <text:p>67455</text:p>
          </table:table-cell>
          <table:table-cell office:value-type="float" office:value="422555" calcext:value-type="float">
            <text:p>422555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7999" calcext:value-type="float">
            <text:p>7999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19998" calcext:value-type="float">
            <text:p>100019998</text:p>
          </table:table-cell>
          <table:table-cell office:value-type="float" office:value="84607" calcext:value-type="float">
            <text:p>84607</text:p>
          </table:table-cell>
          <table:table-cell office:value-type="float" office:value="542827" calcext:value-type="float">
            <text:p>542827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9999" calcext:value-type="float">
            <text:p>9999</text:p>
          </table:table-cell>
          <table:table-cell office:value-type="float" office:value="50005000" calcext:value-type="float">
            <text:p>50005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25029998" calcext:value-type="float">
            <text:p>225029998</text:p>
          </table:table-cell>
          <table:table-cell office:value-type="float" office:value="132251" calcext:value-type="float">
            <text:p>132251</text:p>
          </table:table-cell>
          <table:table-cell office:value-type="float" office:value="845079" calcext:value-type="float">
            <text:p>845079</text:p>
          </table:table-cell>
          <table:table-cell office:value-type="float" office:value="112492500" calcext:value-type="float">
            <text:p>112492500</text:p>
          </table:table-cell>
          <table:table-cell office:value-type="float" office:value="14999" calcext:value-type="float">
            <text:p>14999</text:p>
          </table:table-cell>
          <table:table-cell office:value-type="float" office:value="112507500" calcext:value-type="float">
            <text:p>1125075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00039998" calcext:value-type="float">
            <text:p>400039998</text:p>
          </table:table-cell>
          <table:table-cell office:value-type="float" office:value="179215" calcext:value-type="float">
            <text:p>179215</text:p>
          </table:table-cell>
          <table:table-cell office:value-type="float" office:value="1161515" calcext:value-type="float">
            <text:p>1161515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19999" calcext:value-type="float">
            <text:p>19999</text:p>
          </table:table-cell>
          <table:table-cell office:value-type="float" office:value="200010000" calcext:value-type="float">
            <text:p>20001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900059998" calcext:value-type="float">
            <text:p>900059998</text:p>
          </table:table-cell>
          <table:table-cell office:value-type="float" office:value="279503" calcext:value-type="float">
            <text:p>279503</text:p>
          </table:table-cell>
          <table:table-cell office:value-type="float" office:value="1805403" calcext:value-type="float">
            <text:p>1805403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29999" calcext:value-type="float">
            <text:p>29999</text:p>
          </table:table-cell>
          <table:table-cell office:value-type="float" office:value="450015000" calcext:value-type="float">
            <text:p>45001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500099998" calcext:value-type="float">
            <text:p>2500099998</text:p>
          </table:table-cell>
          <table:table-cell office:value-type="float" office:value="482511" calcext:value-type="float">
            <text:p>482511</text:p>
          </table:table-cell>
          <table:table-cell office:value-type="float" office:value="3168219" calcext:value-type="float">
            <text:p>3168219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49999" calcext:value-type="float">
            <text:p>49999</text:p>
          </table:table-cell>
          <table:table-cell office:value-type="float" office:value="1250025000" calcext:value-type="float">
            <text:p>1250025000</text:p>
          </table:table-cell>
        </table:table-row>
      </table:table>
      <table:table table:name="A-Shape (time)" table:style-name="ta1">
        <table:shapes>
          <draw:frame draw:z-index="0" draw:style-name="gr1" draw:text-style-name="P1" svg:width="6.2988in" svg:height="3.5429in" svg:x="0.202in" svg:y="4.0126in">
            <draw:object draw:notify-on-update-of-ranges="'A-Shape (time)'.A1:'A-Shape (time)'.A1 'A-Shape (time)'.A2:'A-Shape (time)'.A11 'A-Shape (time)'.B1:'A-Shape (time)'.B1 'A-Shape (time)'.B2:'A-Shape (time)'.B11 'A-Shape (time)'.C1:'A-Shape (time)'.C1 'A-Shape (time)'.C2:'A-Shape (time)'.C11 'A-Shape (time)'.D1:'A-Shape (time)'.D1 'A-Shape (time)'.D2:'A-Shape (time)'.D11 'A-Shape (time)'.E1:'A-Shape (time)'.E1 'A-Shape (time)'.E2:'A-Shape (time)'.E11 'A-Shape (time)'.F1:'A-Shape (time)'.F1 'A-Shape (time)'.F2:'A-Shape (time)'.F11 'A-Shape (time)'.G1:'A-Shape (time)'.G1 'A-Shape (time)'.G2:'A-Shape (time)'.G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9614" calcext:value-type="float">
            <text:p>519614</text:p>
          </table:table-cell>
          <table:table-cell office:value-type="float" office:value="293027" calcext:value-type="float">
            <text:p>293027</text:p>
          </table:table-cell>
          <table:table-cell office:value-type="float" office:value="49065" calcext:value-type="float">
            <text:p>49065</text:p>
          </table:table-cell>
          <table:table-cell office:value-type="float" office:value="632798" calcext:value-type="float">
            <text:p>632798</text:p>
          </table:table-cell>
          <table:table-cell office:value-type="float" office:value="264753" calcext:value-type="float">
            <text:p>264753</text:p>
          </table:table-cell>
          <table:table-cell office:value-type="float" office:value="444854" calcext:value-type="float">
            <text:p>44485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8003" calcext:value-type="float">
            <text:p>1908003</text:p>
          </table:table-cell>
          <table:table-cell office:value-type="float" office:value="1019869" calcext:value-type="float">
            <text:p>1019869</text:p>
          </table:table-cell>
          <table:table-cell office:value-type="float" office:value="120490" calcext:value-type="float">
            <text:p>120490</text:p>
          </table:table-cell>
          <table:table-cell office:value-type="float" office:value="2563677" calcext:value-type="float">
            <text:p>2563677</text:p>
          </table:table-cell>
          <table:table-cell office:value-type="float" office:value="1100328" calcext:value-type="float">
            <text:p>1100328</text:p>
          </table:table-cell>
          <table:table-cell office:value-type="float" office:value="2993106" calcext:value-type="float">
            <text:p>29931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327932" calcext:value-type="float">
            <text:p>4327932</text:p>
          </table:table-cell>
          <table:table-cell office:value-type="float" office:value="1546282" calcext:value-type="float">
            <text:p>1546282</text:p>
          </table:table-cell>
          <table:table-cell office:value-type="float" office:value="445729" calcext:value-type="float">
            <text:p>445729</text:p>
          </table:table-cell>
          <table:table-cell office:value-type="float" office:value="9677845" calcext:value-type="float">
            <text:p>9677845</text:p>
          </table:table-cell>
          <table:table-cell office:value-type="float" office:value="2244599" calcext:value-type="float">
            <text:p>2244599</text:p>
          </table:table-cell>
          <table:table-cell office:value-type="float" office:value="3897073" calcext:value-type="float">
            <text:p>389707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42732" calcext:value-type="float">
            <text:p>11942732</text:p>
          </table:table-cell>
          <table:table-cell office:value-type="float" office:value="7812622" calcext:value-type="float">
            <text:p>7812622</text:p>
          </table:table-cell>
          <table:table-cell office:value-type="float" office:value="1080677" calcext:value-type="float">
            <text:p>1080677</text:p>
          </table:table-cell>
          <table:table-cell office:value-type="float" office:value="16109232" calcext:value-type="float">
            <text:p>16109232</text:p>
          </table:table-cell>
          <table:table-cell office:value-type="float" office:value="6524979" calcext:value-type="float">
            <text:p>6524979</text:p>
          </table:table-cell>
          <table:table-cell office:value-type="float" office:value="15439359" calcext:value-type="float">
            <text:p>1543935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0929712" calcext:value-type="float">
            <text:p>30929712</text:p>
          </table:table-cell>
          <table:table-cell office:value-type="float" office:value="13147250" calcext:value-type="float">
            <text:p>13147250</text:p>
          </table:table-cell>
          <table:table-cell office:value-type="float" office:value="1337093" calcext:value-type="float">
            <text:p>1337093</text:p>
          </table:table-cell>
          <table:table-cell office:value-type="float" office:value="45234645" calcext:value-type="float">
            <text:p>45234645</text:p>
          </table:table-cell>
          <table:table-cell office:value-type="float" office:value="12612216" calcext:value-type="float">
            <text:p>12612216</text:p>
          </table:table-cell>
          <table:table-cell office:value-type="float" office:value="27034252" calcext:value-type="float">
            <text:p>270342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7845313" calcext:value-type="float">
            <text:p>47845313</text:p>
          </table:table-cell>
          <table:table-cell office:value-type="float" office:value="21185538" calcext:value-type="float">
            <text:p>21185538</text:p>
          </table:table-cell>
          <table:table-cell office:value-type="float" office:value="2023388" calcext:value-type="float">
            <text:p>2023388</text:p>
          </table:table-cell>
          <table:table-cell office:value-type="float" office:value="61639821" calcext:value-type="float">
            <text:p>61639821</text:p>
          </table:table-cell>
          <table:table-cell office:value-type="float" office:value="25101686" calcext:value-type="float">
            <text:p>25101686</text:p>
          </table:table-cell>
          <table:table-cell office:value-type="float" office:value="41846402" calcext:value-type="float">
            <text:p>4184640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2840415" calcext:value-type="float">
            <text:p>112840415</text:p>
          </table:table-cell>
          <table:table-cell office:value-type="float" office:value="38191864" calcext:value-type="float">
            <text:p>38191864</text:p>
          </table:table-cell>
          <table:table-cell office:value-type="float" office:value="2947701" calcext:value-type="float">
            <text:p>2947701</text:p>
          </table:table-cell>
          <table:table-cell office:value-type="float" office:value="144438669" calcext:value-type="float">
            <text:p>144438669</text:p>
          </table:table-cell>
          <table:table-cell office:value-type="float" office:value="38320014" calcext:value-type="float">
            <text:p>38320014</text:p>
          </table:table-cell>
          <table:table-cell office:value-type="float" office:value="95800421" calcext:value-type="float">
            <text:p>9580042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3488733" calcext:value-type="float">
            <text:p>193488733</text:p>
          </table:table-cell>
          <table:table-cell office:value-type="float" office:value="68968914" calcext:value-type="float">
            <text:p>68968914</text:p>
          </table:table-cell>
          <table:table-cell office:value-type="float" office:value="2607441" calcext:value-type="float">
            <text:p>2607441</text:p>
          </table:table-cell>
          <table:table-cell office:value-type="float" office:value="247944188" calcext:value-type="float">
            <text:p>247944188</text:p>
          </table:table-cell>
          <table:table-cell office:value-type="float" office:value="71292218" calcext:value-type="float">
            <text:p>71292218</text:p>
          </table:table-cell>
          <table:table-cell office:value-type="float" office:value="171156494" calcext:value-type="float">
            <text:p>17115649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41653506" calcext:value-type="float">
            <text:p>441653506</text:p>
          </table:table-cell>
          <table:table-cell office:value-type="float" office:value="122377695" calcext:value-type="float">
            <text:p>122377695</text:p>
          </table:table-cell>
          <table:table-cell office:value-type="float" office:value="5436482" calcext:value-type="float">
            <text:p>5436482</text:p>
          </table:table-cell>
          <table:table-cell office:value-type="float" office:value="550848087" calcext:value-type="float">
            <text:p>550848087</text:p>
          </table:table-cell>
          <table:table-cell office:value-type="float" office:value="149144909" calcext:value-type="float">
            <text:p>149144909</text:p>
          </table:table-cell>
          <table:table-cell office:value-type="float" office:value="374863898" calcext:value-type="float">
            <text:p>37486389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01879210" calcext:value-type="float">
            <text:p>1201879210</text:p>
          </table:table-cell>
          <table:table-cell office:value-type="float" office:value="271233950" calcext:value-type="float">
            <text:p>271233950</text:p>
          </table:table-cell>
          <table:table-cell office:value-type="float" office:value="5291555" calcext:value-type="float">
            <text:p>5291555</text:p>
          </table:table-cell>
          <table:table-cell office:value-type="float" office:value="1520423702" calcext:value-type="float">
            <text:p>1520423702</text:p>
          </table:table-cell>
          <table:table-cell office:value-type="float" office:value="426269150" calcext:value-type="float">
            <text:p>426269150</text:p>
          </table:table-cell>
          <table:table-cell office:value-type="float" office:value="1048370314" calcext:value-type="float">
            <text:p>1048370314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3001" calcext:value-type="float">
            <text:p>503001</text:p>
          </table:table-cell>
          <table:table-cell office:value-type="float" office:value="7485" calcext:value-type="float">
            <text:p>7485</text:p>
          </table:table-cell>
          <table:table-cell office:value-type="float" office:value="34879" calcext:value-type="float">
            <text:p>34879</text:p>
          </table:table-cell>
          <table:table-cell office:value-type="float" office:value="748501" calcext:value-type="float">
            <text:p>748501</text:p>
          </table:table-cell>
          <table:table-cell office:value-type="float" office:value="499001" calcext:value-type="float">
            <text:p>499001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6001" calcext:value-type="float">
            <text:p>2006001</text:p>
          </table:table-cell>
          <table:table-cell office:value-type="float" office:value="15973" calcext:value-type="float">
            <text:p>15973</text:p>
          </table:table-cell>
          <table:table-cell office:value-type="float" office:value="77479" calcext:value-type="float">
            <text:p>77479</text:p>
          </table:table-cell>
          <table:table-cell office:value-type="float" office:value="2997001" calcext:value-type="float">
            <text:p>2997001</text:p>
          </table:table-cell>
          <table:table-cell office:value-type="float" office:value="1998001" calcext:value-type="float">
            <text:p>1998001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509001" calcext:value-type="float">
            <text:p>4509001</text:p>
          </table:table-cell>
          <table:table-cell office:value-type="float" office:value="24949" calcext:value-type="float">
            <text:p>24949</text:p>
          </table:table-cell>
          <table:table-cell office:value-type="float" office:value="126563" calcext:value-type="float">
            <text:p>126563</text:p>
          </table:table-cell>
          <table:table-cell office:value-type="float" office:value="6745501" calcext:value-type="float">
            <text:p>6745501</text:p>
          </table:table-cell>
          <table:table-cell office:value-type="float" office:value="4497001" calcext:value-type="float">
            <text:p>4497001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15001" calcext:value-type="float">
            <text:p>12515001</text:p>
          </table:table-cell>
          <table:table-cell office:value-type="float" office:value="43401" calcext:value-type="float">
            <text:p>43401</text:p>
          </table:table-cell>
          <table:table-cell office:value-type="float" office:value="223371" calcext:value-type="float">
            <text:p>223371</text:p>
          </table:table-cell>
          <table:table-cell office:value-type="float" office:value="18742501" calcext:value-type="float">
            <text:p>18742501</text:p>
          </table:table-cell>
          <table:table-cell office:value-type="float" office:value="12495001" calcext:value-type="float">
            <text:p>12495001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2024001" calcext:value-type="float">
            <text:p>32024001</text:p>
          </table:table-cell>
          <table:table-cell office:value-type="float" office:value="71901" calcext:value-type="float">
            <text:p>71901</text:p>
          </table:table-cell>
          <table:table-cell office:value-type="float" office:value="372539" calcext:value-type="float">
            <text:p>372539</text:p>
          </table:table-cell>
          <table:table-cell office:value-type="float" office:value="47988001" calcext:value-type="float">
            <text:p>47988001</text:p>
          </table:table-cell>
          <table:table-cell office:value-type="float" office:value="31992001" calcext:value-type="float">
            <text:p>31992001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0030001" calcext:value-type="float">
            <text:p>50030001</text:p>
          </table:table-cell>
          <table:table-cell office:value-type="float" office:value="91805" calcext:value-type="float">
            <text:p>91805</text:p>
          </table:table-cell>
          <table:table-cell office:value-type="float" office:value="486315" calcext:value-type="float">
            <text:p>486315</text:p>
          </table:table-cell>
          <table:table-cell office:value-type="float" office:value="74985001" calcext:value-type="float">
            <text:p>74985001</text:p>
          </table:table-cell>
          <table:table-cell office:value-type="float" office:value="49990001" calcext:value-type="float">
            <text:p>49990001</text:p>
          </table:table-cell>
          <table:table-cell office:value-type="float" office:value="50005000" calcext:value-type="float">
            <text:p>50005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2545001" calcext:value-type="float">
            <text:p>112545001</text:p>
          </table:table-cell>
          <table:table-cell office:value-type="float" office:value="141805" calcext:value-type="float">
            <text:p>141805</text:p>
          </table:table-cell>
          <table:table-cell office:value-type="float" office:value="751831" calcext:value-type="float">
            <text:p>751831</text:p>
          </table:table-cell>
          <table:table-cell office:value-type="float" office:value="168727501" calcext:value-type="float">
            <text:p>168727501</text:p>
          </table:table-cell>
          <table:table-cell office:value-type="float" office:value="112485001" calcext:value-type="float">
            <text:p>112485001</text:p>
          </table:table-cell>
          <table:table-cell office:value-type="float" office:value="112507500" calcext:value-type="float">
            <text:p>1125075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00060001" calcext:value-type="float">
            <text:p>200060001</text:p>
          </table:table-cell>
          <table:table-cell office:value-type="float" office:value="193613" calcext:value-type="float">
            <text:p>193613</text:p>
          </table:table-cell>
          <table:table-cell office:value-type="float" office:value="1051395" calcext:value-type="float">
            <text:p>1051395</text:p>
          </table:table-cell>
          <table:table-cell office:value-type="float" office:value="299970001" calcext:value-type="float">
            <text:p>299970001</text:p>
          </table:table-cell>
          <table:table-cell office:value-type="float" office:value="199980001" calcext:value-type="float">
            <text:p>199980001</text:p>
          </table:table-cell>
          <table:table-cell office:value-type="float" office:value="200010000" calcext:value-type="float">
            <text:p>20001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450090001" calcext:value-type="float">
            <text:p>450090001</text:p>
          </table:table-cell>
          <table:table-cell office:value-type="float" office:value="298613" calcext:value-type="float">
            <text:p>298613</text:p>
          </table:table-cell>
          <table:table-cell office:value-type="float" office:value="1623267" calcext:value-type="float">
            <text:p>1623267</text:p>
          </table:table-cell>
          <table:table-cell office:value-type="float" office:value="674955001" calcext:value-type="float">
            <text:p>674955001</text:p>
          </table:table-cell>
          <table:table-cell office:value-type="float" office:value="449970001" calcext:value-type="float">
            <text:p>449970001</text:p>
          </table:table-cell>
          <table:table-cell office:value-type="float" office:value="450015000" calcext:value-type="float">
            <text:p>45001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250150001" calcext:value-type="float">
            <text:p>1250150001</text:p>
          </table:table-cell>
          <table:table-cell office:value-type="float" office:value="517229" calcext:value-type="float">
            <text:p>517229</text:p>
          </table:table-cell>
          <table:table-cell office:value-type="float" office:value="2908595" calcext:value-type="float">
            <text:p>2908595</text:p>
          </table:table-cell>
          <table:table-cell office:value-type="float" office:value="1874925001" calcext:value-type="float">
            <text:p>1874925001</text:p>
          </table:table-cell>
          <table:table-cell office:value-type="float" office:value="1249950001" calcext:value-type="float">
            <text:p>1249950001</text:p>
          </table:table-cell>
          <table:table-cell office:value-type="float" office:value="1250025000" calcext:value-type="float">
            <text:p>1250025000</text:p>
          </table:table-cell>
        </table:table-row>
      </table:table>
      <table:table table:name="V-Shape (time)" table:style-name="ta1">
        <table:shapes>
          <draw:frame draw:z-index="0" draw:style-name="gr1" draw:text-style-name="P1" svg:width="6.2988in" svg:height="3.5429in" svg:x="0.1264in" svg:y="3.9713in">
            <draw:object draw:notify-on-update-of-ranges="'V-Shape (time)'.A1:'V-Shape (time)'.A1 'V-Shape (time)'.A2:'V-Shape (time)'.A11 'V-Shape (time)'.B1:'V-Shape (time)'.B1 'V-Shape (time)'.B2:'V-Shape (time)'.B11 'V-Shape (time)'.C1:'V-Shape (time)'.C1 'V-Shape (time)'.C2:'V-Shape (time)'.C11 'V-Shape (time)'.D1:'V-Shape (time)'.D1 'V-Shape (time)'.D2:'V-Shape (time)'.D11 'V-Shape (time)'.E1:'V-Shape (time)'.E1 'V-Shape (time)'.E2:'V-Shape (time)'.E11 'V-Shape (time)'.F1:'V-Shape (time)'.F1 'V-Shape (time)'.F2:'V-Shape (time)'.F11 'V-Shape (time)'.G1:'V-Shape (time)'.G1 'V-Shape (time)'.G2:'V-Shape (time)'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1142" calcext:value-type="float">
            <text:p>171142</text:p>
          </table:table-cell>
          <table:table-cell office:value-type="float" office:value="375753" calcext:value-type="float">
            <text:p>375753</text:p>
          </table:table-cell>
          <table:table-cell office:value-type="float" office:value="164966" calcext:value-type="float">
            <text:p>164966</text:p>
          </table:table-cell>
          <table:table-cell office:value-type="float" office:value="1728873" calcext:value-type="float">
            <text:p>1728873</text:p>
          </table:table-cell>
          <table:table-cell office:value-type="float" office:value="752272" calcext:value-type="float">
            <text:p>752272</text:p>
          </table:table-cell>
          <table:table-cell office:value-type="float" office:value="1213441" calcext:value-type="float">
            <text:p>121344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19138" calcext:value-type="float">
            <text:p>1619138</text:p>
          </table:table-cell>
          <table:table-cell office:value-type="float" office:value="1829090" calcext:value-type="float">
            <text:p>1829090</text:p>
          </table:table-cell>
          <table:table-cell office:value-type="float" office:value="273533" calcext:value-type="float">
            <text:p>273533</text:p>
          </table:table-cell>
          <table:table-cell office:value-type="float" office:value="6046143" calcext:value-type="float">
            <text:p>6046143</text:p>
          </table:table-cell>
          <table:table-cell office:value-type="float" office:value="1056492" calcext:value-type="float">
            <text:p>1056492</text:p>
          </table:table-cell>
          <table:table-cell office:value-type="float" office:value="1761156" calcext:value-type="float">
            <text:p>17611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14289" calcext:value-type="float">
            <text:p>914289</text:p>
          </table:table-cell>
          <table:table-cell office:value-type="float" office:value="1704474" calcext:value-type="float">
            <text:p>1704474</text:p>
          </table:table-cell>
          <table:table-cell office:value-type="float" office:value="342777" calcext:value-type="float">
            <text:p>342777</text:p>
          </table:table-cell>
          <table:table-cell office:value-type="float" office:value="7343453" calcext:value-type="float">
            <text:p>7343453</text:p>
          </table:table-cell>
          <table:table-cell office:value-type="float" office:value="4026268" calcext:value-type="float">
            <text:p>4026268</text:p>
          </table:table-cell>
          <table:table-cell office:value-type="float" office:value="6805663" calcext:value-type="float">
            <text:p>680566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892989" calcext:value-type="float">
            <text:p>2892989</text:p>
          </table:table-cell>
          <table:table-cell office:value-type="float" office:value="4343990" calcext:value-type="float">
            <text:p>4343990</text:p>
          </table:table-cell>
          <table:table-cell office:value-type="float" office:value="857616" calcext:value-type="float">
            <text:p>857616</text:p>
          </table:table-cell>
          <table:table-cell office:value-type="float" office:value="18068553" calcext:value-type="float">
            <text:p>18068553</text:p>
          </table:table-cell>
          <table:table-cell office:value-type="float" office:value="5422150" calcext:value-type="float">
            <text:p>5422150</text:p>
          </table:table-cell>
          <table:table-cell office:value-type="float" office:value="10928950" calcext:value-type="float">
            <text:p>109289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848512" calcext:value-type="float">
            <text:p>9848512</text:p>
          </table:table-cell>
          <table:table-cell office:value-type="float" office:value="10385584" calcext:value-type="float">
            <text:p>10385584</text:p>
          </table:table-cell>
          <table:table-cell office:value-type="float" office:value="1374594" calcext:value-type="float">
            <text:p>1374594</text:p>
          </table:table-cell>
          <table:table-cell office:value-type="float" office:value="41863093" calcext:value-type="float">
            <text:p>41863093</text:p>
          </table:table-cell>
          <table:table-cell office:value-type="float" office:value="12512764" calcext:value-type="float">
            <text:p>12512764</text:p>
          </table:table-cell>
          <table:table-cell office:value-type="float" office:value="28364266" calcext:value-type="float">
            <text:p>283642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80438" calcext:value-type="float">
            <text:p>11480438</text:p>
          </table:table-cell>
          <table:table-cell office:value-type="float" office:value="22908897" calcext:value-type="float">
            <text:p>22908897</text:p>
          </table:table-cell>
          <table:table-cell office:value-type="float" office:value="833162" calcext:value-type="float">
            <text:p>833162</text:p>
          </table:table-cell>
          <table:table-cell office:value-type="float" office:value="60747725" calcext:value-type="float">
            <text:p>60747725</text:p>
          </table:table-cell>
          <table:table-cell office:value-type="float" office:value="19148562" calcext:value-type="float">
            <text:p>19148562</text:p>
          </table:table-cell>
          <table:table-cell office:value-type="float" office:value="42888199" calcext:value-type="float">
            <text:p>4288819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8549482" calcext:value-type="float">
            <text:p>28549482</text:p>
          </table:table-cell>
          <table:table-cell office:value-type="float" office:value="38428454" calcext:value-type="float">
            <text:p>38428454</text:p>
          </table:table-cell>
          <table:table-cell office:value-type="float" office:value="1179232" calcext:value-type="float">
            <text:p>1179232</text:p>
          </table:table-cell>
          <table:table-cell office:value-type="float" office:value="137396930" calcext:value-type="float">
            <text:p>137396930</text:p>
          </table:table-cell>
          <table:table-cell office:value-type="float" office:value="46008160" calcext:value-type="float">
            <text:p>46008160</text:p>
          </table:table-cell>
          <table:table-cell office:value-type="float" office:value="100298275" calcext:value-type="float">
            <text:p>10029827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0151286" calcext:value-type="float">
            <text:p>50151286</text:p>
          </table:table-cell>
          <table:table-cell office:value-type="float" office:value="68129158" calcext:value-type="float">
            <text:p>68129158</text:p>
          </table:table-cell>
          <table:table-cell office:value-type="float" office:value="2460443" calcext:value-type="float">
            <text:p>2460443</text:p>
          </table:table-cell>
          <table:table-cell office:value-type="float" office:value="247465865" calcext:value-type="float">
            <text:p>247465865</text:p>
          </table:table-cell>
          <table:table-cell office:value-type="float" office:value="74213465" calcext:value-type="float">
            <text:p>74213465</text:p>
          </table:table-cell>
          <table:table-cell office:value-type="float" office:value="174162170" calcext:value-type="float">
            <text:p>17416217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9525289" calcext:value-type="float">
            <text:p>109525289</text:p>
          </table:table-cell>
          <table:table-cell office:value-type="float" office:value="122015672" calcext:value-type="float">
            <text:p>122015672</text:p>
          </table:table-cell>
          <table:table-cell office:value-type="float" office:value="6244203" calcext:value-type="float">
            <text:p>6244203</text:p>
          </table:table-cell>
          <table:table-cell office:value-type="float" office:value="543788601" calcext:value-type="float">
            <text:p>543788601</text:p>
          </table:table-cell>
          <table:table-cell office:value-type="float" office:value="156882314" calcext:value-type="float">
            <text:p>156882314</text:p>
          </table:table-cell>
          <table:table-cell office:value-type="float" office:value="377276829" calcext:value-type="float">
            <text:p>377276829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08099939" calcext:value-type="float">
            <text:p>208099939</text:p>
          </table:table-cell>
          <table:table-cell office:value-type="float" office:value="286065082" calcext:value-type="float">
            <text:p>286065082</text:p>
          </table:table-cell>
          <table:table-cell office:value-type="float" office:value="4063636" calcext:value-type="float">
            <text:p>4063636</text:p>
          </table:table-cell>
          <table:table-cell office:value-type="float" office:value="1513435149" calcext:value-type="float">
            <text:p>1513435149</text:p>
          </table:table-cell>
          <table:table-cell office:value-type="float" office:value="422995112" calcext:value-type="float">
            <text:p>422995112</text:p>
          </table:table-cell>
          <table:table-cell office:value-type="float" office:value="1069557233" calcext:value-type="float">
            <text:p>1069557233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Quick sort</text:p>
          </table:table-cell>
          <table:table-cell office:value-type="string" calcext:value-type="string">
            <text:p>Merge sort</text:p>
          </table:table-cell>
          <table:table-cell office:value-type="string" calcext:value-type="string">
            <text:p>Heap sort</text:p>
          </table:table-cell>
          <table:table-cell office:value-type="string" calcext:value-type="string">
            <text:p>Bubble sort</text:p>
          </table:table-cell>
          <table:table-cell office:value-type="string" calcext:value-type="string">
            <text:p>Insertion sort</text:p>
          </table:table-cell>
          <table:table-cell office:value-type="string" calcext:value-type="string">
            <text:p>Selection sor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64229" calcext:value-type="float">
            <text:p>164229</text:p>
          </table:table-cell>
          <table:table-cell office:value-type="float" office:value="7486" calcext:value-type="float">
            <text:p>7486</text:p>
          </table:table-cell>
          <table:table-cell office:value-type="float" office:value="38511" calcext:value-type="float">
            <text:p>38511</text:p>
          </table:table-cell>
          <table:table-cell office:value-type="float" office:value="749500" calcext:value-type="float">
            <text:p>749500</text:p>
          </table:table-cell>
          <table:table-cell office:value-type="float" office:value="500999" calcext:value-type="float">
            <text:p>500999</text:p>
          </table:table-cell>
          <table:table-cell office:value-type="float" office:value="500500" calcext:value-type="float">
            <text:p>5005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33291" calcext:value-type="float">
            <text:p>633291</text:p>
          </table:table-cell>
          <table:table-cell office:value-type="float" office:value="15974" calcext:value-type="float">
            <text:p>15974</text:p>
          </table:table-cell>
          <table:table-cell office:value-type="float" office:value="85007" calcext:value-type="float">
            <text:p>85007</text:p>
          </table:table-cell>
          <table:table-cell office:value-type="float" office:value="2999000" calcext:value-type="float">
            <text:p>2999000</text:p>
          </table:table-cell>
          <table:table-cell office:value-type="float" office:value="2001999" calcext:value-type="float">
            <text:p>2001999</text:p>
          </table:table-cell>
          <table:table-cell office:value-type="float" office:value="2001000" calcext:value-type="float">
            <text:p>20010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06089" calcext:value-type="float">
            <text:p>906089</text:p>
          </table:table-cell>
          <table:table-cell office:value-type="float" office:value="24950" calcext:value-type="float">
            <text:p>24950</text:p>
          </table:table-cell>
          <table:table-cell office:value-type="float" office:value="134279" calcext:value-type="float">
            <text:p>134279</text:p>
          </table:table-cell>
          <table:table-cell office:value-type="float" office:value="6748500" calcext:value-type="float">
            <text:p>6748500</text:p>
          </table:table-cell>
          <table:table-cell office:value-type="float" office:value="4502999" calcext:value-type="float">
            <text:p>4502999</text:p>
          </table:table-cell>
          <table:table-cell office:value-type="float" office:value="4501500" calcext:value-type="float">
            <text:p>45015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8501" calcext:value-type="float">
            <text:p>2998501</text:p>
          </table:table-cell>
          <table:table-cell office:value-type="float" office:value="43402" calcext:value-type="float">
            <text:p>43402</text:p>
          </table:table-cell>
          <table:table-cell office:value-type="float" office:value="237883" calcext:value-type="float">
            <text:p>237883</text:p>
          </table:table-cell>
          <table:table-cell office:value-type="float" office:value="18747500" calcext:value-type="float">
            <text:p>18747500</text:p>
          </table:table-cell>
          <table:table-cell office:value-type="float" office:value="12504999" calcext:value-type="float">
            <text:p>12504999</text:p>
          </table:table-cell>
          <table:table-cell office:value-type="float" office:value="12502500" calcext:value-type="float">
            <text:p>1250250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816455" calcext:value-type="float">
            <text:p>9816455</text:p>
          </table:table-cell>
          <table:table-cell office:value-type="float" office:value="71902" calcext:value-type="float">
            <text:p>71902</text:p>
          </table:table-cell>
          <table:table-cell office:value-type="float" office:value="404051" calcext:value-type="float">
            <text:p>404051</text:p>
          </table:table-cell>
          <table:table-cell office:value-type="float" office:value="47996000" calcext:value-type="float">
            <text:p>47996000</text:p>
          </table:table-cell>
          <table:table-cell office:value-type="float" office:value="32007999" calcext:value-type="float">
            <text:p>32007999</text:p>
          </table:table-cell>
          <table:table-cell office:value-type="float" office:value="32004000" calcext:value-type="float">
            <text:p>32004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892945" calcext:value-type="float">
            <text:p>11892945</text:p>
          </table:table-cell>
          <table:table-cell office:value-type="float" office:value="91806" calcext:value-type="float">
            <text:p>91806</text:p>
          </table:table-cell>
          <table:table-cell office:value-type="float" office:value="515927" calcext:value-type="float">
            <text:p>515927</text:p>
          </table:table-cell>
          <table:table-cell office:value-type="float" office:value="74995000" calcext:value-type="float">
            <text:p>74995000</text:p>
          </table:table-cell>
          <table:table-cell office:value-type="float" office:value="50009999" calcext:value-type="float">
            <text:p>50009999</text:p>
          </table:table-cell>
          <table:table-cell office:value-type="float" office:value="50005000" calcext:value-type="float">
            <text:p>50005000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6369887" calcext:value-type="float">
            <text:p>26369887</text:p>
          </table:table-cell>
          <table:table-cell office:value-type="float" office:value="141806" calcext:value-type="float">
            <text:p>141806</text:p>
          </table:table-cell>
          <table:table-cell office:value-type="float" office:value="811987" calcext:value-type="float">
            <text:p>811987</text:p>
          </table:table-cell>
          <table:table-cell office:value-type="float" office:value="168742500" calcext:value-type="float">
            <text:p>168742500</text:p>
          </table:table-cell>
          <table:table-cell office:value-type="float" office:value="112514999" calcext:value-type="float">
            <text:p>112514999</text:p>
          </table:table-cell>
          <table:table-cell office:value-type="float" office:value="112507500" calcext:value-type="float">
            <text:p>11250750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7347511" calcext:value-type="float">
            <text:p>47347511</text:p>
          </table:table-cell>
          <table:table-cell office:value-type="float" office:value="193614" calcext:value-type="float">
            <text:p>193614</text:p>
          </table:table-cell>
          <table:table-cell office:value-type="float" office:value="1111255" calcext:value-type="float">
            <text:p>1111255</text:p>
          </table:table-cell>
          <table:table-cell office:value-type="float" office:value="299990000" calcext:value-type="float">
            <text:p>299990000</text:p>
          </table:table-cell>
          <table:table-cell office:value-type="float" office:value="200019999" calcext:value-type="float">
            <text:p>200019999</text:p>
          </table:table-cell>
          <table:table-cell office:value-type="float" office:value="200010000" calcext:value-type="float">
            <text:p>20001000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5007009" calcext:value-type="float">
            <text:p>105007009</text:p>
          </table:table-cell>
          <table:table-cell office:value-type="float" office:value="298614" calcext:value-type="float">
            <text:p>298614</text:p>
          </table:table-cell>
          <table:table-cell office:value-type="float" office:value="1743847" calcext:value-type="float">
            <text:p>1743847</text:p>
          </table:table-cell>
          <table:table-cell office:value-type="float" office:value="674985000" calcext:value-type="float">
            <text:p>674985000</text:p>
          </table:table-cell>
          <table:table-cell office:value-type="float" office:value="450029999" calcext:value-type="float">
            <text:p>450029999</text:p>
          </table:table-cell>
          <table:table-cell office:value-type="float" office:value="450015000" calcext:value-type="float">
            <text:p>45001500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3740655" calcext:value-type="float">
            <text:p>213740655</text:p>
          </table:table-cell>
          <table:table-cell office:value-type="float" office:value="517230" calcext:value-type="float">
            <text:p>517230</text:p>
          </table:table-cell>
          <table:table-cell office:value-type="float" office:value="3045939" calcext:value-type="float">
            <text:p>3045939</text:p>
          </table:table-cell>
          <table:table-cell office:value-type="float" office:value="1874975000" calcext:value-type="float">
            <text:p>1874975000</text:p>
          </table:table-cell>
          <table:table-cell office:value-type="float" office:value="1250049999" calcext:value-type="float">
            <text:p>1250049999</text:p>
          </table:table-cell>
          <table:table-cell office:value-type="float" office:value="1250025000" calcext:value-type="float">
            <text:p>1250025000</text:p>
          </table:table-cell>
        </table:table-row>
      </table:table>
      <table:table table:name="Quick sort" table:style-name="ta1">
        <table:shapes>
          <draw:frame draw:z-index="0" draw:style-name="gr1" draw:text-style-name="P1" svg:width="6.2988in" svg:height="3.5429in" svg:x="0.072in" svg:y="4.7772in">
            <draw:object draw:notify-on-update-of-ranges="'Quick sort'.A1:'Quick sort'.A1 'Quick sort'.A2:'Quick sort'.A11 'Quick sort'.B1:'Quick sort'.B1 'Quick sort'.B2:'Quick sort'.B11 'Quick sort'.C1:'Quick sort'.C1 'Quick sort'.C2:'Quick sort'.C11 'Quick sort'.D1:'Quick sort'.D1 'Quick sort'.D2:'Quick sort'.D11 'Quick sort'.E1:'Quick sort'.E1 'Quick sort'.E2:'Quick sort'.E11 'Quick sort'.F1:'Quick sort'.F1 'Quick sort'.F2:'Quick sort'.F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6.2988in" svg:height="3.5429in" svg:x="0.0185in" svg:y="8.4783in">
            <draw:object draw:notify-on-update-of-ranges="'Quick sort'.A12:'Quick sort'.A12 'Quick sort'.A13:'Quick sort'.A22 'Quick sort'.B12:'Quick sort'.B12 'Quick sort'.B13:'Quick sort'.B22 'Quick sort'.C12:'Quick sort'.C12 'Quick sort'.C13:'Quick sort'.C22 'Quick sort'.D12:'Quick sort'.D12 'Quick sort'.D13:'Quick sort'.D22 'Quick sort'.E12:'Quick sort'.E12 'Quick sort'.E13:'Quick sort'.E22 'Quick sort'.F12:'Quick sort'.F12 'Quick sort'.F13:'Quick sort'.F2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B2]" office:value-type="float" office:value="125192" calcext:value-type="float">
            <text:p>125192</text:p>
          </table:table-cell>
          <table:table-cell table:formula="of:=[$'Increasing (time)'.B2]" office:value-type="float" office:value="966859" calcext:value-type="float">
            <text:p>966859</text:p>
          </table:table-cell>
          <table:table-cell table:formula="of:=[$'Decreasing (time)'.B2]" office:value-type="float" office:value="979866" calcext:value-type="float">
            <text:p>979866</text:p>
          </table:table-cell>
          <table:table-cell table:formula="of:=[$'A-Shape (time)'.B2]" office:value-type="float" office:value="519614" calcext:value-type="float">
            <text:p>519614</text:p>
          </table:table-cell>
          <table:table-cell table:formula="of:=[$'V-Shape (time)'.B2]" office:value-type="float" office:value="171142" calcext:value-type="float">
            <text:p>171142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B3]" office:value-type="float" office:value="124195" calcext:value-type="float">
            <text:p>124195</text:p>
          </table:table-cell>
          <table:table-cell table:formula="of:=[$'Increasing (time)'.B3]" office:value-type="float" office:value="3798891" calcext:value-type="float">
            <text:p>3798891</text:p>
          </table:table-cell>
          <table:table-cell table:formula="of:=[$'Decreasing (time)'.B3]" office:value-type="float" office:value="3830147" calcext:value-type="float">
            <text:p>3830147</text:p>
          </table:table-cell>
          <table:table-cell table:formula="of:=[$'A-Shape (time)'.B3]" office:value-type="float" office:value="1908003" calcext:value-type="float">
            <text:p>1908003</text:p>
          </table:table-cell>
          <table:table-cell table:formula="of:=[$'V-Shape (time)'.B3]" office:value-type="float" office:value="1619138" calcext:value-type="float">
            <text:p>1619138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B4]" office:value-type="float" office:value="152714" calcext:value-type="float">
            <text:p>152714</text:p>
          </table:table-cell>
          <table:table-cell table:formula="of:=[$'Increasing (time)'.B4]" office:value-type="float" office:value="8506112" calcext:value-type="float">
            <text:p>8506112</text:p>
          </table:table-cell>
          <table:table-cell table:formula="of:=[$'Decreasing (time)'.B4]" office:value-type="float" office:value="9545060" calcext:value-type="float">
            <text:p>9545060</text:p>
          </table:table-cell>
          <table:table-cell table:formula="of:=[$'A-Shape (time)'.B4]" office:value-type="float" office:value="4327932" calcext:value-type="float">
            <text:p>4327932</text:p>
          </table:table-cell>
          <table:table-cell table:formula="of:=[$'V-Shape (time)'.B4]" office:value-type="float" office:value="914289" calcext:value-type="float">
            <text:p>914289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B5]" office:value-type="float" office:value="267668" calcext:value-type="float">
            <text:p>267668</text:p>
          </table:table-cell>
          <table:table-cell table:formula="of:=[$'Increasing (time)'.B5]" office:value-type="float" office:value="23604205" calcext:value-type="float">
            <text:p>23604205</text:p>
          </table:table-cell>
          <table:table-cell table:formula="of:=[$'Decreasing (time)'.B5]" office:value-type="float" office:value="24034671" calcext:value-type="float">
            <text:p>24034671</text:p>
          </table:table-cell>
          <table:table-cell table:formula="of:=[$'A-Shape (time)'.B5]" office:value-type="float" office:value="11942732" calcext:value-type="float">
            <text:p>11942732</text:p>
          </table:table-cell>
          <table:table-cell table:formula="of:=[$'V-Shape (time)'.B5]" office:value-type="float" office:value="2892989" calcext:value-type="float">
            <text:p>2892989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B6]" office:value-type="float" office:value="524735" calcext:value-type="float">
            <text:p>524735</text:p>
          </table:table-cell>
          <table:table-cell table:formula="of:=[$'Increasing (time)'.B6]" office:value-type="float" office:value="60503205" calcext:value-type="float">
            <text:p>60503205</text:p>
          </table:table-cell>
          <table:table-cell table:formula="of:=[$'Decreasing (time)'.B6]" office:value-type="float" office:value="61221258" calcext:value-type="float">
            <text:p>61221258</text:p>
          </table:table-cell>
          <table:table-cell table:formula="of:=[$'A-Shape (time)'.B6]" office:value-type="float" office:value="30929712" calcext:value-type="float">
            <text:p>30929712</text:p>
          </table:table-cell>
          <table:table-cell table:formula="of:=[$'V-Shape (time)'.B6]" office:value-type="float" office:value="9848512" calcext:value-type="float">
            <text:p>9848512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B7]" office:value-type="float" office:value="569837" calcext:value-type="float">
            <text:p>569837</text:p>
          </table:table-cell>
          <table:table-cell table:formula="of:=[$'Increasing (time)'.B7]" office:value-type="float" office:value="94434493" calcext:value-type="float">
            <text:p>94434493</text:p>
          </table:table-cell>
          <table:table-cell table:formula="of:=[$'Decreasing (time)'.B7]" office:value-type="float" office:value="100625676" calcext:value-type="float">
            <text:p>100625676</text:p>
          </table:table-cell>
          <table:table-cell table:formula="of:=[$'A-Shape (time)'.B7]" office:value-type="float" office:value="47845313" calcext:value-type="float">
            <text:p>47845313</text:p>
          </table:table-cell>
          <table:table-cell table:formula="of:=[$'V-Shape (time)'.B7]" office:value-type="float" office:value="11480438" calcext:value-type="float">
            <text:p>11480438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B8]" office:value-type="float" office:value="997841" calcext:value-type="float">
            <text:p>997841</text:p>
          </table:table-cell>
          <table:table-cell table:formula="of:=[$'Increasing (time)'.B8]" office:value-type="float" office:value="217273779" calcext:value-type="float">
            <text:p>217273779</text:p>
          </table:table-cell>
          <table:table-cell table:formula="of:=[$'Decreasing (time)'.B8]" office:value-type="float" office:value="215338930" calcext:value-type="float">
            <text:p>215338930</text:p>
          </table:table-cell>
          <table:table-cell table:formula="of:=[$'A-Shape (time)'.B8]" office:value-type="float" office:value="112840415" calcext:value-type="float">
            <text:p>112840415</text:p>
          </table:table-cell>
          <table:table-cell table:formula="of:=[$'V-Shape (time)'.B8]" office:value-type="float" office:value="28549482" calcext:value-type="float">
            <text:p>28549482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B9]" office:value-type="float" office:value="1481443" calcext:value-type="float">
            <text:p>1481443</text:p>
          </table:table-cell>
          <table:table-cell table:formula="of:=[$'Increasing (time)'.B9]" office:value-type="float" office:value="379811846" calcext:value-type="float">
            <text:p>379811846</text:p>
          </table:table-cell>
          <table:table-cell table:formula="of:=[$'Decreasing (time)'.B9]" office:value-type="float" office:value="386439361" calcext:value-type="float">
            <text:p>386439361</text:p>
          </table:table-cell>
          <table:table-cell table:formula="of:=[$'A-Shape (time)'.B9]" office:value-type="float" office:value="193488733" calcext:value-type="float">
            <text:p>193488733</text:p>
          </table:table-cell>
          <table:table-cell table:formula="of:=[$'V-Shape (time)'.B9]" office:value-type="float" office:value="50151286" calcext:value-type="float">
            <text:p>50151286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B10]" office:value-type="float" office:value="5140992" calcext:value-type="float">
            <text:p>5140992</text:p>
          </table:table-cell>
          <table:table-cell table:formula="of:=[$'Increasing (time)'.B10]" office:value-type="float" office:value="857961346" calcext:value-type="float">
            <text:p>857961346</text:p>
          </table:table-cell>
          <table:table-cell table:formula="of:=[$'Decreasing (time)'.B10]" office:value-type="float" office:value="872013256" calcext:value-type="float">
            <text:p>872013256</text:p>
          </table:table-cell>
          <table:table-cell table:formula="of:=[$'A-Shape (time)'.B10]" office:value-type="float" office:value="441653506" calcext:value-type="float">
            <text:p>441653506</text:p>
          </table:table-cell>
          <table:table-cell table:formula="of:=[$'V-Shape (time)'.B10]" office:value-type="float" office:value="109525289" calcext:value-type="float">
            <text:p>109525289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B11]" office:value-type="float" office:value="8309651" calcext:value-type="float">
            <text:p>8309651</text:p>
          </table:table-cell>
          <table:table-cell table:formula="of:=[$'Increasing (time)'.B11]" office:value-type="float" office:value="2365035101" calcext:value-type="float">
            <text:p>2365035101</text:p>
          </table:table-cell>
          <table:table-cell table:formula="of:=[$'Decreasing (time)'.B11]" office:value-type="float" office:value="2404324696" calcext:value-type="float">
            <text:p>2404324696</text:p>
          </table:table-cell>
          <table:table-cell table:formula="of:=[$'A-Shape (time)'.B11]" office:value-type="float" office:value="1201879210" calcext:value-type="float">
            <text:p>1201879210</text:p>
          </table:table-cell>
          <table:table-cell table:formula="of:=[$'V-Shape (time)'.B11]" office:value-type="float" office:value="208099939" calcext:value-type="float">
            <text:p>208099939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B13]" office:value-type="float" office:value="18245" calcext:value-type="float">
            <text:p>18245</text:p>
          </table:table-cell>
          <table:table-cell table:formula="of:=[$'Increasing (time)'.B13]" office:value-type="float" office:value="751998" calcext:value-type="float">
            <text:p>751998</text:p>
          </table:table-cell>
          <table:table-cell table:formula="of:=[$'Decreasing (time)'.B13]" office:value-type="float" office:value="1001998" calcext:value-type="float">
            <text:p>1001998</text:p>
          </table:table-cell>
          <table:table-cell table:formula="of:=[$'A-Shape (time)'.B13]" office:value-type="float" office:value="503001" calcext:value-type="float">
            <text:p>503001</text:p>
          </table:table-cell>
          <table:table-cell table:formula="of:=[$'V-Shape (time)'.B13]" office:value-type="float" office:value="164229" calcext:value-type="float">
            <text:p>164229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B14]" office:value-type="float" office:value="42042" calcext:value-type="float">
            <text:p>42042</text:p>
          </table:table-cell>
          <table:table-cell table:formula="of:=[$'Increasing (time)'.B14]" office:value-type="float" office:value="3003998" calcext:value-type="float">
            <text:p>3003998</text:p>
          </table:table-cell>
          <table:table-cell table:formula="of:=[$'Decreasing (time)'.B14]" office:value-type="float" office:value="4003998" calcext:value-type="float">
            <text:p>4003998</text:p>
          </table:table-cell>
          <table:table-cell table:formula="of:=[$'A-Shape (time)'.B14]" office:value-type="float" office:value="2006001" calcext:value-type="float">
            <text:p>2006001</text:p>
          </table:table-cell>
          <table:table-cell table:formula="of:=[$'V-Shape (time)'.B14]" office:value-type="float" office:value="633291" calcext:value-type="float">
            <text:p>633291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B15]" office:value-type="float" office:value="65915" calcext:value-type="float">
            <text:p>65915</text:p>
          </table:table-cell>
          <table:table-cell table:formula="of:=[$'Increasing (time)'.B15]" office:value-type="float" office:value="6755998" calcext:value-type="float">
            <text:p>6755998</text:p>
          </table:table-cell>
          <table:table-cell table:formula="of:=[$'Decreasing (time)'.B15]" office:value-type="float" office:value="9005998" calcext:value-type="float">
            <text:p>9005998</text:p>
          </table:table-cell>
          <table:table-cell table:formula="of:=[$'A-Shape (time)'.B15]" office:value-type="float" office:value="4509001" calcext:value-type="float">
            <text:p>4509001</text:p>
          </table:table-cell>
          <table:table-cell table:formula="of:=[$'V-Shape (time)'.B15]" office:value-type="float" office:value="906089" calcext:value-type="float">
            <text:p>906089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B16]" office:value-type="float" office:value="117869" calcext:value-type="float">
            <text:p>117869</text:p>
          </table:table-cell>
          <table:table-cell table:formula="of:=[$'Increasing (time)'.B16]" office:value-type="float" office:value="18759998" calcext:value-type="float">
            <text:p>18759998</text:p>
          </table:table-cell>
          <table:table-cell table:formula="of:=[$'Decreasing (time)'.B16]" office:value-type="float" office:value="25009998" calcext:value-type="float">
            <text:p>25009998</text:p>
          </table:table-cell>
          <table:table-cell table:formula="of:=[$'A-Shape (time)'.B16]" office:value-type="float" office:value="12515001" calcext:value-type="float">
            <text:p>12515001</text:p>
          </table:table-cell>
          <table:table-cell table:formula="of:=[$'V-Shape (time)'.B16]" office:value-type="float" office:value="2998501" calcext:value-type="float">
            <text:p>2998501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B17]" office:value-type="float" office:value="196940" calcext:value-type="float">
            <text:p>196940</text:p>
          </table:table-cell>
          <table:table-cell table:formula="of:=[$'Increasing (time)'.B17]" office:value-type="float" office:value="48015998" calcext:value-type="float">
            <text:p>48015998</text:p>
          </table:table-cell>
          <table:table-cell table:formula="of:=[$'Decreasing (time)'.B17]" office:value-type="float" office:value="64015998" calcext:value-type="float">
            <text:p>64015998</text:p>
          </table:table-cell>
          <table:table-cell table:formula="of:=[$'A-Shape (time)'.B17]" office:value-type="float" office:value="32024001" calcext:value-type="float">
            <text:p>32024001</text:p>
          </table:table-cell>
          <table:table-cell table:formula="of:=[$'V-Shape (time)'.B17]" office:value-type="float" office:value="9816455" calcext:value-type="float">
            <text:p>9816455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B18]" office:value-type="float" office:value="253595" calcext:value-type="float">
            <text:p>253595</text:p>
          </table:table-cell>
          <table:table-cell table:formula="of:=[$'Increasing (time)'.B18]" office:value-type="float" office:value="75019998" calcext:value-type="float">
            <text:p>75019998</text:p>
          </table:table-cell>
          <table:table-cell table:formula="of:=[$'Decreasing (time)'.B18]" office:value-type="float" office:value="100019998" calcext:value-type="float">
            <text:p>100019998</text:p>
          </table:table-cell>
          <table:table-cell table:formula="of:=[$'A-Shape (time)'.B18]" office:value-type="float" office:value="50030001" calcext:value-type="float">
            <text:p>50030001</text:p>
          </table:table-cell>
          <table:table-cell table:formula="of:=[$'V-Shape (time)'.B18]" office:value-type="float" office:value="11892945" calcext:value-type="float">
            <text:p>11892945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B19]" office:value-type="float" office:value="397550" calcext:value-type="float">
            <text:p>397550</text:p>
          </table:table-cell>
          <table:table-cell table:formula="of:=[$'Increasing (time)'.B19]" office:value-type="float" office:value="168779998" calcext:value-type="float">
            <text:p>168779998</text:p>
          </table:table-cell>
          <table:table-cell table:formula="of:=[$'Decreasing (time)'.B19]" office:value-type="float" office:value="225029998" calcext:value-type="float">
            <text:p>225029998</text:p>
          </table:table-cell>
          <table:table-cell table:formula="of:=[$'A-Shape (time)'.B19]" office:value-type="float" office:value="112545001" calcext:value-type="float">
            <text:p>112545001</text:p>
          </table:table-cell>
          <table:table-cell table:formula="of:=[$'V-Shape (time)'.B19]" office:value-type="float" office:value="26369887" calcext:value-type="float">
            <text:p>26369887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B20]" office:value-type="float" office:value="536174" calcext:value-type="float">
            <text:p>536174</text:p>
          </table:table-cell>
          <table:table-cell table:formula="of:=[$'Increasing (time)'.B20]" office:value-type="float" office:value="300039998" calcext:value-type="float">
            <text:p>300039998</text:p>
          </table:table-cell>
          <table:table-cell table:formula="of:=[$'Decreasing (time)'.B20]" office:value-type="float" office:value="400039998" calcext:value-type="float">
            <text:p>400039998</text:p>
          </table:table-cell>
          <table:table-cell table:formula="of:=[$'A-Shape (time)'.B20]" office:value-type="float" office:value="200060001" calcext:value-type="float">
            <text:p>200060001</text:p>
          </table:table-cell>
          <table:table-cell table:formula="of:=[$'V-Shape (time)'.B20]" office:value-type="float" office:value="47347511" calcext:value-type="float">
            <text:p>47347511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B21]" office:value-type="float" office:value="856157" calcext:value-type="float">
            <text:p>856157</text:p>
          </table:table-cell>
          <table:table-cell table:formula="of:=[$'Increasing (time)'.B21]" office:value-type="float" office:value="675059998" calcext:value-type="float">
            <text:p>675059998</text:p>
          </table:table-cell>
          <table:table-cell table:formula="of:=[$'Decreasing (time)'.B21]" office:value-type="float" office:value="900059998" calcext:value-type="float">
            <text:p>900059998</text:p>
          </table:table-cell>
          <table:table-cell table:formula="of:=[$'A-Shape (time)'.B21]" office:value-type="float" office:value="450090001" calcext:value-type="float">
            <text:p>450090001</text:p>
          </table:table-cell>
          <table:table-cell table:formula="of:=[$'V-Shape (time)'.B21]" office:value-type="float" office:value="105007009" calcext:value-type="float">
            <text:p>105007009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B22]" office:value-type="float" office:value="1515873" calcext:value-type="float">
            <text:p>1515873</text:p>
          </table:table-cell>
          <table:table-cell table:formula="of:=[$'Increasing (time)'.B22]" office:value-type="float" office:value="1875099998" calcext:value-type="float">
            <text:p>1875099998</text:p>
          </table:table-cell>
          <table:table-cell table:formula="of:=[$'Decreasing (time)'.B22]" office:value-type="float" office:value="2500099998" calcext:value-type="float">
            <text:p>2500099998</text:p>
          </table:table-cell>
          <table:table-cell table:formula="of:=[$'A-Shape (time)'.B22]" office:value-type="float" office:value="1250150001" calcext:value-type="float">
            <text:p>1250150001</text:p>
          </table:table-cell>
          <table:table-cell table:formula="of:=[$'V-Shape (time)'.B22]" office:value-type="float" office:value="213740655" calcext:value-type="float">
            <text:p>213740655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 log(n)</text:p>
          </table:table-cell>
          <table:table-cell office:value-type="string" calcext:value-type="string">
            <text:p>n^2</text:p>
          </table:table-cell>
          <table:table-cell table:number-columns-repeated="3"/>
        </table:table-row>
      </table:table>
      <table:table table:name="Merge sort" table:style-name="ta1">
        <table:shapes>
          <draw:frame draw:z-index="0" draw:style-name="gr1" draw:text-style-name="P1" svg:width="6.2988in" svg:height="3.5429in" svg:x="0in" svg:y="4.6933in">
            <draw:object draw:notify-on-update-of-ranges="'Merge sort'.A1:'Merge sort'.A1 'Merge sort'.A2:'Merge sort'.A11 'Merge sort'.B1:'Merge sort'.B1 'Merge sort'.B2:'Merge sort'.B11 'Merge sort'.C1:'Merge sort'.C1 'Merge sort'.C2:'Merge sort'.C11 'Merge sort'.D1:'Merge sort'.D1 'Merge sort'.D2:'Merge sort'.D11 'Merge sort'.E1:'Merge sort'.E1 'Merge sort'.E2:'Merge sort'.E11 'Merge sort'.F1:'Merge sort'.F1 'Merge sort'.F2:'Merge sort'.F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0in" svg:y="8.4161in">
            <draw:object draw:notify-on-update-of-ranges="'Merge sort'.A12:'Merge sort'.A12 'Merge sort'.A13:'Merge sort'.A22 'Merge sort'.B12:'Merge sort'.B12 'Merge sort'.B13:'Merge sort'.B22 'Merge sort'.C12:'Merge sort'.C12 'Merge sort'.C13:'Merge sort'.C22 'Merge sort'.D12:'Merge sort'.D12 'Merge sort'.D13:'Merge sort'.D22 'Merge sort'.E12:'Merge sort'.E12 'Merge sort'.E13:'Merge sort'.E22 'Merge sort'.F12:'Merge sort'.F12 'Merge sort'.F13:'Merge sort'.F2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C2]" office:value-type="float" office:value="1263246" calcext:value-type="float">
            <text:p>1263246</text:p>
          </table:table-cell>
          <table:table-cell table:formula="of:=[$'Increasing (time)'.C2]" office:value-type="float" office:value="210211" calcext:value-type="float">
            <text:p>210211</text:p>
          </table:table-cell>
          <table:table-cell table:formula="of:=[$'Decreasing (time)'.C2]" office:value-type="float" office:value="254380" calcext:value-type="float">
            <text:p>254380</text:p>
          </table:table-cell>
          <table:table-cell table:formula="of:=[$'A-Shape (time)'.C2]" office:value-type="float" office:value="293027" calcext:value-type="float">
            <text:p>293027</text:p>
          </table:table-cell>
          <table:table-cell table:formula="of:=[$'V-Shape (time)'.C2]" office:value-type="float" office:value="375753" calcext:value-type="float">
            <text:p>375753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C3]" office:value-type="float" office:value="1663797" calcext:value-type="float">
            <text:p>1663797</text:p>
          </table:table-cell>
          <table:table-cell table:formula="of:=[$'Increasing (time)'.C3]" office:value-type="float" office:value="1024128" calcext:value-type="float">
            <text:p>1024128</text:p>
          </table:table-cell>
          <table:table-cell table:formula="of:=[$'Decreasing (time)'.C3]" office:value-type="float" office:value="682745" calcext:value-type="float">
            <text:p>682745</text:p>
          </table:table-cell>
          <table:table-cell table:formula="of:=[$'A-Shape (time)'.C3]" office:value-type="float" office:value="1019869" calcext:value-type="float">
            <text:p>1019869</text:p>
          </table:table-cell>
          <table:table-cell table:formula="of:=[$'V-Shape (time)'.C3]" office:value-type="float" office:value="1829090" calcext:value-type="float">
            <text:p>1829090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C4]" office:value-type="float" office:value="1708510" calcext:value-type="float">
            <text:p>1708510</text:p>
          </table:table-cell>
          <table:table-cell table:formula="of:=[$'Increasing (time)'.C4]" office:value-type="float" office:value="1633213" calcext:value-type="float">
            <text:p>1633213</text:p>
          </table:table-cell>
          <table:table-cell table:formula="of:=[$'Decreasing (time)'.C4]" office:value-type="float" office:value="1917686" calcext:value-type="float">
            <text:p>1917686</text:p>
          </table:table-cell>
          <table:table-cell table:formula="of:=[$'A-Shape (time)'.C4]" office:value-type="float" office:value="1546282" calcext:value-type="float">
            <text:p>1546282</text:p>
          </table:table-cell>
          <table:table-cell table:formula="of:=[$'V-Shape (time)'.C4]" office:value-type="float" office:value="1704474" calcext:value-type="float">
            <text:p>1704474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C5]" office:value-type="float" office:value="9747432" calcext:value-type="float">
            <text:p>9747432</text:p>
          </table:table-cell>
          <table:table-cell table:formula="of:=[$'Increasing (time)'.C5]" office:value-type="float" office:value="3895917" calcext:value-type="float">
            <text:p>3895917</text:p>
          </table:table-cell>
          <table:table-cell table:formula="of:=[$'Decreasing (time)'.C5]" office:value-type="float" office:value="5088333" calcext:value-type="float">
            <text:p>5088333</text:p>
          </table:table-cell>
          <table:table-cell table:formula="of:=[$'A-Shape (time)'.C5]" office:value-type="float" office:value="7812622" calcext:value-type="float">
            <text:p>7812622</text:p>
          </table:table-cell>
          <table:table-cell table:formula="of:=[$'V-Shape (time)'.C5]" office:value-type="float" office:value="4343990" calcext:value-type="float">
            <text:p>4343990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C6]" office:value-type="float" office:value="15418889" calcext:value-type="float">
            <text:p>15418889</text:p>
          </table:table-cell>
          <table:table-cell table:formula="of:=[$'Increasing (time)'.C6]" office:value-type="float" office:value="8284930" calcext:value-type="float">
            <text:p>8284930</text:p>
          </table:table-cell>
          <table:table-cell table:formula="of:=[$'Decreasing (time)'.C6]" office:value-type="float" office:value="9804297" calcext:value-type="float">
            <text:p>9804297</text:p>
          </table:table-cell>
          <table:table-cell table:formula="of:=[$'A-Shape (time)'.C6]" office:value-type="float" office:value="13147250" calcext:value-type="float">
            <text:p>13147250</text:p>
          </table:table-cell>
          <table:table-cell table:formula="of:=[$'V-Shape (time)'.C6]" office:value-type="float" office:value="10385584" calcext:value-type="float">
            <text:p>10385584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C7]" office:value-type="float" office:value="25571013" calcext:value-type="float">
            <text:p>25571013</text:p>
          </table:table-cell>
          <table:table-cell table:formula="of:=[$'Increasing (time)'.C7]" office:value-type="float" office:value="13251253" calcext:value-type="float">
            <text:p>13251253</text:p>
          </table:table-cell>
          <table:table-cell table:formula="of:=[$'Decreasing (time)'.C7]" office:value-type="float" office:value="15151880" calcext:value-type="float">
            <text:p>15151880</text:p>
          </table:table-cell>
          <table:table-cell table:formula="of:=[$'A-Shape (time)'.C7]" office:value-type="float" office:value="21185538" calcext:value-type="float">
            <text:p>21185538</text:p>
          </table:table-cell>
          <table:table-cell table:formula="of:=[$'V-Shape (time)'.C7]" office:value-type="float" office:value="22908897" calcext:value-type="float">
            <text:p>22908897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C8]" office:value-type="float" office:value="56641417" calcext:value-type="float">
            <text:p>56641417</text:p>
          </table:table-cell>
          <table:table-cell table:formula="of:=[$'Increasing (time)'.C8]" office:value-type="float" office:value="30290382" calcext:value-type="float">
            <text:p>30290382</text:p>
          </table:table-cell>
          <table:table-cell table:formula="of:=[$'Decreasing (time)'.C8]" office:value-type="float" office:value="32006149" calcext:value-type="float">
            <text:p>32006149</text:p>
          </table:table-cell>
          <table:table-cell table:formula="of:=[$'A-Shape (time)'.C8]" office:value-type="float" office:value="38191864" calcext:value-type="float">
            <text:p>38191864</text:p>
          </table:table-cell>
          <table:table-cell table:formula="of:=[$'V-Shape (time)'.C8]" office:value-type="float" office:value="38428454" calcext:value-type="float">
            <text:p>38428454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C9]" office:value-type="float" office:value="96795242" calcext:value-type="float">
            <text:p>96795242</text:p>
          </table:table-cell>
          <table:table-cell table:formula="of:=[$'Increasing (time)'.C9]" office:value-type="float" office:value="50465456" calcext:value-type="float">
            <text:p>50465456</text:p>
          </table:table-cell>
          <table:table-cell table:formula="of:=[$'Decreasing (time)'.C9]" office:value-type="float" office:value="50678111" calcext:value-type="float">
            <text:p>50678111</text:p>
          </table:table-cell>
          <table:table-cell table:formula="of:=[$'A-Shape (time)'.C9]" office:value-type="float" office:value="68968914" calcext:value-type="float">
            <text:p>68968914</text:p>
          </table:table-cell>
          <table:table-cell table:formula="of:=[$'V-Shape (time)'.C9]" office:value-type="float" office:value="68129158" calcext:value-type="float">
            <text:p>68129158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C10]" office:value-type="float" office:value="168957990" calcext:value-type="float">
            <text:p>168957990</text:p>
          </table:table-cell>
          <table:table-cell table:formula="of:=[$'Increasing (time)'.C10]" office:value-type="float" office:value="93858680" calcext:value-type="float">
            <text:p>93858680</text:p>
          </table:table-cell>
          <table:table-cell table:formula="of:=[$'Decreasing (time)'.C10]" office:value-type="float" office:value="100117878" calcext:value-type="float">
            <text:p>100117878</text:p>
          </table:table-cell>
          <table:table-cell table:formula="of:=[$'A-Shape (time)'.C10]" office:value-type="float" office:value="122377695" calcext:value-type="float">
            <text:p>122377695</text:p>
          </table:table-cell>
          <table:table-cell table:formula="of:=[$'V-Shape (time)'.C10]" office:value-type="float" office:value="122015672" calcext:value-type="float">
            <text:p>122015672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C11]" office:value-type="float" office:value="354571706" calcext:value-type="float">
            <text:p>354571706</text:p>
          </table:table-cell>
          <table:table-cell table:formula="of:=[$'Increasing (time)'.C11]" office:value-type="float" office:value="210555315" calcext:value-type="float">
            <text:p>210555315</text:p>
          </table:table-cell>
          <table:table-cell table:formula="of:=[$'Decreasing (time)'.C11]" office:value-type="float" office:value="207817161" calcext:value-type="float">
            <text:p>207817161</text:p>
          </table:table-cell>
          <table:table-cell table:formula="of:=[$'A-Shape (time)'.C11]" office:value-type="float" office:value="271233950" calcext:value-type="float">
            <text:p>271233950</text:p>
          </table:table-cell>
          <table:table-cell table:formula="of:=[$'V-Shape (time)'.C11]" office:value-type="float" office:value="286065082" calcext:value-type="float">
            <text:p>286065082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C13]" office:value-type="float" office:value="10704" calcext:value-type="float">
            <text:p>10704</text:p>
          </table:table-cell>
          <table:table-cell table:formula="of:=[$'Increasing (time)'.C13]" office:value-type="float" office:value="7043" calcext:value-type="float">
            <text:p>7043</text:p>
          </table:table-cell>
          <table:table-cell table:formula="of:=[$'Decreasing (time)'.C13]" office:value-type="float" office:value="6931" calcext:value-type="float">
            <text:p>6931</text:p>
          </table:table-cell>
          <table:table-cell table:formula="of:=[$'A-Shape (time)'.C13]" office:value-type="float" office:value="7485" calcext:value-type="float">
            <text:p>7485</text:p>
          </table:table-cell>
          <table:table-cell table:formula="of:=[$'V-Shape (time)'.C13]" office:value-type="float" office:value="7486" calcext:value-type="float">
            <text:p>7486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C14]" office:value-type="float" office:value="23414" calcext:value-type="float">
            <text:p>23414</text:p>
          </table:table-cell>
          <table:table-cell table:formula="of:=[$'Increasing (time)'.C14]" office:value-type="float" office:value="15087" calcext:value-type="float">
            <text:p>15087</text:p>
          </table:table-cell>
          <table:table-cell table:formula="of:=[$'Decreasing (time)'.C14]" office:value-type="float" office:value="14863" calcext:value-type="float">
            <text:p>14863</text:p>
          </table:table-cell>
          <table:table-cell table:formula="of:=[$'A-Shape (time)'.C14]" office:value-type="float" office:value="15973" calcext:value-type="float">
            <text:p>15973</text:p>
          </table:table-cell>
          <table:table-cell table:formula="of:=[$'V-Shape (time)'.C14]" office:value-type="float" office:value="15974" calcext:value-type="float">
            <text:p>15974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C15]" office:value-type="float" office:value="36915" calcext:value-type="float">
            <text:p>36915</text:p>
          </table:table-cell>
          <table:table-cell table:formula="of:=[$'Increasing (time)'.C15]" office:value-type="float" office:value="24075" calcext:value-type="float">
            <text:p>24075</text:p>
          </table:table-cell>
          <table:table-cell table:formula="of:=[$'Decreasing (time)'.C15]" office:value-type="float" office:value="22827" calcext:value-type="float">
            <text:p>22827</text:p>
          </table:table-cell>
          <table:table-cell table:formula="of:=[$'A-Shape (time)'.C15]" office:value-type="float" office:value="24949" calcext:value-type="float">
            <text:p>24949</text:p>
          </table:table-cell>
          <table:table-cell table:formula="of:=[$'V-Shape (time)'.C15]" office:value-type="float" office:value="24950" calcext:value-type="float">
            <text:p>24950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C16]" office:value-type="float" office:value="65225" calcext:value-type="float">
            <text:p>65225</text:p>
          </table:table-cell>
          <table:table-cell table:formula="of:=[$'Increasing (time)'.C16]" office:value-type="float" office:value="42003" calcext:value-type="float">
            <text:p>42003</text:p>
          </table:table-cell>
          <table:table-cell table:formula="of:=[$'Decreasing (time)'.C16]" office:value-type="float" office:value="39803" calcext:value-type="float">
            <text:p>39803</text:p>
          </table:table-cell>
          <table:table-cell table:formula="of:=[$'A-Shape (time)'.C16]" office:value-type="float" office:value="43401" calcext:value-type="float">
            <text:p>43401</text:p>
          </table:table-cell>
          <table:table-cell table:formula="of:=[$'V-Shape (time)'.C16]" office:value-type="float" office:value="43402" calcext:value-type="float">
            <text:p>43402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C17]" office:value-type="float" office:value="109621" calcext:value-type="float">
            <text:p>109621</text:p>
          </table:table-cell>
          <table:table-cell table:formula="of:=[$'Increasing (time)'.C17]" office:value-type="float" office:value="68351" calcext:value-type="float">
            <text:p>68351</text:p>
          </table:table-cell>
          <table:table-cell table:formula="of:=[$'Decreasing (time)'.C17]" office:value-type="float" office:value="67455" calcext:value-type="float">
            <text:p>67455</text:p>
          </table:table-cell>
          <table:table-cell table:formula="of:=[$'A-Shape (time)'.C17]" office:value-type="float" office:value="71901" calcext:value-type="float">
            <text:p>71901</text:p>
          </table:table-cell>
          <table:table-cell table:formula="of:=[$'V-Shape (time)'.C17]" office:value-type="float" office:value="71902" calcext:value-type="float">
            <text:p>71902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C18]" office:value-type="float" office:value="140452" calcext:value-type="float">
            <text:p>140452</text:p>
          </table:table-cell>
          <table:table-cell table:formula="of:=[$'Increasing (time)'.C18]" office:value-type="float" office:value="89007" calcext:value-type="float">
            <text:p>89007</text:p>
          </table:table-cell>
          <table:table-cell table:formula="of:=[$'Decreasing (time)'.C18]" office:value-type="float" office:value="84607" calcext:value-type="float">
            <text:p>84607</text:p>
          </table:table-cell>
          <table:table-cell table:formula="of:=[$'A-Shape (time)'.C18]" office:value-type="float" office:value="91805" calcext:value-type="float">
            <text:p>91805</text:p>
          </table:table-cell>
          <table:table-cell table:formula="of:=[$'V-Shape (time)'.C18]" office:value-type="float" office:value="91806" calcext:value-type="float">
            <text:p>91806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C19]" office:value-type="float" office:value="219291" calcext:value-type="float">
            <text:p>219291</text:p>
          </table:table-cell>
          <table:table-cell table:formula="of:=[$'Increasing (time)'.C19]" office:value-type="float" office:value="136363" calcext:value-type="float">
            <text:p>136363</text:p>
          </table:table-cell>
          <table:table-cell table:formula="of:=[$'Decreasing (time)'.C19]" office:value-type="float" office:value="132251" calcext:value-type="float">
            <text:p>132251</text:p>
          </table:table-cell>
          <table:table-cell table:formula="of:=[$'A-Shape (time)'.C19]" office:value-type="float" office:value="141805" calcext:value-type="float">
            <text:p>141805</text:p>
          </table:table-cell>
          <table:table-cell table:formula="of:=[$'V-Shape (time)'.C19]" office:value-type="float" office:value="141806" calcext:value-type="float">
            <text:p>141806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C20]" office:value-type="float" office:value="300872" calcext:value-type="float">
            <text:p>300872</text:p>
          </table:table-cell>
          <table:table-cell table:formula="of:=[$'Increasing (time)'.C20]" office:value-type="float" office:value="188015" calcext:value-type="float">
            <text:p>188015</text:p>
          </table:table-cell>
          <table:table-cell table:formula="of:=[$'Decreasing (time)'.C20]" office:value-type="float" office:value="179215" calcext:value-type="float">
            <text:p>179215</text:p>
          </table:table-cell>
          <table:table-cell table:formula="of:=[$'A-Shape (time)'.C20]" office:value-type="float" office:value="193613" calcext:value-type="float">
            <text:p>193613</text:p>
          </table:table-cell>
          <table:table-cell table:formula="of:=[$'V-Shape (time)'.C20]" office:value-type="float" office:value="193614" calcext:value-type="float">
            <text:p>193614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C21]" office:value-type="float" office:value="468573" calcext:value-type="float">
            <text:p>468573</text:p>
          </table:table-cell>
          <table:table-cell table:formula="of:=[$'Increasing (time)'.C21]" office:value-type="float" office:value="287727" calcext:value-type="float">
            <text:p>287727</text:p>
          </table:table-cell>
          <table:table-cell table:formula="of:=[$'Decreasing (time)'.C21]" office:value-type="float" office:value="279503" calcext:value-type="float">
            <text:p>279503</text:p>
          </table:table-cell>
          <table:table-cell table:formula="of:=[$'A-Shape (time)'.C21]" office:value-type="float" office:value="298613" calcext:value-type="float">
            <text:p>298613</text:p>
          </table:table-cell>
          <table:table-cell table:formula="of:=[$'V-Shape (time)'.C21]" office:value-type="float" office:value="298614" calcext:value-type="float">
            <text:p>298614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C22]" office:value-type="float" office:value="818166" calcext:value-type="float">
            <text:p>818166</text:p>
          </table:table-cell>
          <table:table-cell table:formula="of:=[$'Increasing (time)'.C22]" office:value-type="float" office:value="501951" calcext:value-type="float">
            <text:p>501951</text:p>
          </table:table-cell>
          <table:table-cell table:formula="of:=[$'Decreasing (time)'.C22]" office:value-type="float" office:value="482511" calcext:value-type="float">
            <text:p>482511</text:p>
          </table:table-cell>
          <table:table-cell table:formula="of:=[$'A-Shape (time)'.C22]" office:value-type="float" office:value="517229" calcext:value-type="float">
            <text:p>517229</text:p>
          </table:table-cell>
          <table:table-cell table:formula="of:=[$'V-Shape (time)'.C22]" office:value-type="float" office:value="517230" calcext:value-type="float">
            <text:p>51723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n log(n)</text:p>
          </table:table-cell>
          <table:table-cell table:number-columns-repeated="3"/>
        </table:table-row>
      </table:table>
      <table:table table:name="Heap sort" table:style-name="ta1">
        <table:shapes>
          <draw:frame draw:z-index="0" draw:style-name="gr1" draw:text-style-name="P1" svg:width="6.2988in" svg:height="3.5429in" svg:x="0in" svg:y="4.7346in">
            <draw:object draw:notify-on-update-of-ranges="'Heap sort'.A1:'Heap sort'.A1 'Heap sort'.A2:'Heap sort'.A11 'Heap sort'.B1:'Heap sort'.B1 'Heap sort'.B2:'Heap sort'.B11 'Heap sort'.C1:'Heap sort'.C1 'Heap sort'.C2:'Heap sort'.C11 'Heap sort'.D1:'Heap sort'.D1 'Heap sort'.D2:'Heap sort'.D11 'Heap sort'.E1:'Heap sort'.E1 'Heap sort'.E2:'Heap sort'.E11 'Heap sort'.F1:'Heap sort'.F1 'Heap sort'.F2:'Heap sort'.F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6.2988in" svg:height="3.5429in" svg:x="0in" svg:y="8.4476in">
            <draw:object draw:notify-on-update-of-ranges="'Heap sort'.A12:'Heap sort'.A12 'Heap sort'.A13:'Heap sort'.A22 'Heap sort'.B12:'Heap sort'.B12 'Heap sort'.B13:'Heap sort'.B22 'Heap sort'.C12:'Heap sort'.C12 'Heap sort'.C13:'Heap sort'.C22 'Heap sort'.D12:'Heap sort'.D12 'Heap sort'.D13:'Heap sort'.D22 'Heap sort'.E12:'Heap sort'.E12 'Heap sort'.E13:'Heap sort'.E22 'Heap sort'.F12:'Heap sort'.F12 'Heap sort'.F13:'Heap sort'.F2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D2]" office:value-type="float" office:value="202933" calcext:value-type="float">
            <text:p>202933</text:p>
          </table:table-cell>
          <table:table-cell table:formula="of:=[$'Increasing (time)'.D2]" office:value-type="float" office:value="47100" calcext:value-type="float">
            <text:p>47100</text:p>
          </table:table-cell>
          <table:table-cell table:formula="of:=[$'Decreasing (time)'.D2]" office:value-type="float" office:value="48883" calcext:value-type="float">
            <text:p>48883</text:p>
          </table:table-cell>
          <table:table-cell table:formula="of:=[$'A-Shape (time)'.D2]" office:value-type="float" office:value="49065" calcext:value-type="float">
            <text:p>49065</text:p>
          </table:table-cell>
          <table:table-cell table:formula="of:=[$'V-Shape (time)'.D2]" office:value-type="float" office:value="164966" calcext:value-type="float">
            <text:p>164966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D3]" office:value-type="float" office:value="263512" calcext:value-type="float">
            <text:p>263512</text:p>
          </table:table-cell>
          <table:table-cell table:formula="of:=[$'Increasing (time)'.D3]" office:value-type="float" office:value="266570" calcext:value-type="float">
            <text:p>266570</text:p>
          </table:table-cell>
          <table:table-cell table:formula="of:=[$'Decreasing (time)'.D3]" office:value-type="float" office:value="167686" calcext:value-type="float">
            <text:p>167686</text:p>
          </table:table-cell>
          <table:table-cell table:formula="of:=[$'A-Shape (time)'.D3]" office:value-type="float" office:value="120490" calcext:value-type="float">
            <text:p>120490</text:p>
          </table:table-cell>
          <table:table-cell table:formula="of:=[$'V-Shape (time)'.D3]" office:value-type="float" office:value="273533" calcext:value-type="float">
            <text:p>273533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D4]" office:value-type="float" office:value="488290" calcext:value-type="float">
            <text:p>488290</text:p>
          </table:table-cell>
          <table:table-cell table:formula="of:=[$'Increasing (time)'.D4]" office:value-type="float" office:value="464675" calcext:value-type="float">
            <text:p>464675</text:p>
          </table:table-cell>
          <table:table-cell table:formula="of:=[$'Decreasing (time)'.D4]" office:value-type="float" office:value="526290" calcext:value-type="float">
            <text:p>526290</text:p>
          </table:table-cell>
          <table:table-cell table:formula="of:=[$'A-Shape (time)'.D4]" office:value-type="float" office:value="445729" calcext:value-type="float">
            <text:p>445729</text:p>
          </table:table-cell>
          <table:table-cell table:formula="of:=[$'V-Shape (time)'.D4]" office:value-type="float" office:value="342777" calcext:value-type="float">
            <text:p>342777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D5]" office:value-type="float" office:value="1160435" calcext:value-type="float">
            <text:p>1160435</text:p>
          </table:table-cell>
          <table:table-cell table:formula="of:=[$'Increasing (time)'.D5]" office:value-type="float" office:value="313973" calcext:value-type="float">
            <text:p>313973</text:p>
          </table:table-cell>
          <table:table-cell table:formula="of:=[$'Decreasing (time)'.D5]" office:value-type="float" office:value="890100" calcext:value-type="float">
            <text:p>890100</text:p>
          </table:table-cell>
          <table:table-cell table:formula="of:=[$'A-Shape (time)'.D5]" office:value-type="float" office:value="1080677" calcext:value-type="float">
            <text:p>1080677</text:p>
          </table:table-cell>
          <table:table-cell table:formula="of:=[$'V-Shape (time)'.D5]" office:value-type="float" office:value="857616" calcext:value-type="float">
            <text:p>857616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D6]" office:value-type="float" office:value="1764227" calcext:value-type="float">
            <text:p>1764227</text:p>
          </table:table-cell>
          <table:table-cell table:formula="of:=[$'Increasing (time)'.D6]" office:value-type="float" office:value="688561" calcext:value-type="float">
            <text:p>688561</text:p>
          </table:table-cell>
          <table:table-cell table:formula="of:=[$'Decreasing (time)'.D6]" office:value-type="float" office:value="1277960" calcext:value-type="float">
            <text:p>1277960</text:p>
          </table:table-cell>
          <table:table-cell table:formula="of:=[$'A-Shape (time)'.D6]" office:value-type="float" office:value="1337093" calcext:value-type="float">
            <text:p>1337093</text:p>
          </table:table-cell>
          <table:table-cell table:formula="of:=[$'V-Shape (time)'.D6]" office:value-type="float" office:value="1374594" calcext:value-type="float">
            <text:p>1374594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D7]" office:value-type="float" office:value="2278027" calcext:value-type="float">
            <text:p>2278027</text:p>
          </table:table-cell>
          <table:table-cell table:formula="of:=[$'Increasing (time)'.D7]" office:value-type="float" office:value="675110" calcext:value-type="float">
            <text:p>675110</text:p>
          </table:table-cell>
          <table:table-cell table:formula="of:=[$'Decreasing (time)'.D7]" office:value-type="float" office:value="1631705" calcext:value-type="float">
            <text:p>1631705</text:p>
          </table:table-cell>
          <table:table-cell table:formula="of:=[$'A-Shape (time)'.D7]" office:value-type="float" office:value="2023388" calcext:value-type="float">
            <text:p>2023388</text:p>
          </table:table-cell>
          <table:table-cell table:formula="of:=[$'V-Shape (time)'.D7]" office:value-type="float" office:value="833162" calcext:value-type="float">
            <text:p>833162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D8]" office:value-type="float" office:value="3835463" calcext:value-type="float">
            <text:p>3835463</text:p>
          </table:table-cell>
          <table:table-cell table:formula="of:=[$'Increasing (time)'.D8]" office:value-type="float" office:value="2507020" calcext:value-type="float">
            <text:p>2507020</text:p>
          </table:table-cell>
          <table:table-cell table:formula="of:=[$'Decreasing (time)'.D8]" office:value-type="float" office:value="1558227" calcext:value-type="float">
            <text:p>1558227</text:p>
          </table:table-cell>
          <table:table-cell table:formula="of:=[$'A-Shape (time)'.D8]" office:value-type="float" office:value="2947701" calcext:value-type="float">
            <text:p>2947701</text:p>
          </table:table-cell>
          <table:table-cell table:formula="of:=[$'V-Shape (time)'.D8]" office:value-type="float" office:value="1179232" calcext:value-type="float">
            <text:p>1179232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D9]" office:value-type="float" office:value="4646873" calcext:value-type="float">
            <text:p>4646873</text:p>
          </table:table-cell>
          <table:table-cell table:formula="of:=[$'Increasing (time)'.D9]" office:value-type="float" office:value="3272318" calcext:value-type="float">
            <text:p>3272318</text:p>
          </table:table-cell>
          <table:table-cell table:formula="of:=[$'Decreasing (time)'.D9]" office:value-type="float" office:value="3656930" calcext:value-type="float">
            <text:p>3656930</text:p>
          </table:table-cell>
          <table:table-cell table:formula="of:=[$'A-Shape (time)'.D9]" office:value-type="float" office:value="2607441" calcext:value-type="float">
            <text:p>2607441</text:p>
          </table:table-cell>
          <table:table-cell table:formula="of:=[$'V-Shape (time)'.D9]" office:value-type="float" office:value="2460443" calcext:value-type="float">
            <text:p>2460443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D10]" office:value-type="float" office:value="3048229" calcext:value-type="float">
            <text:p>3048229</text:p>
          </table:table-cell>
          <table:table-cell table:formula="of:=[$'Increasing (time)'.D10]" office:value-type="float" office:value="4733636" calcext:value-type="float">
            <text:p>4733636</text:p>
          </table:table-cell>
          <table:table-cell table:formula="of:=[$'Decreasing (time)'.D10]" office:value-type="float" office:value="3092295" calcext:value-type="float">
            <text:p>3092295</text:p>
          </table:table-cell>
          <table:table-cell table:formula="of:=[$'A-Shape (time)'.D10]" office:value-type="float" office:value="5436482" calcext:value-type="float">
            <text:p>5436482</text:p>
          </table:table-cell>
          <table:table-cell table:formula="of:=[$'V-Shape (time)'.D10]" office:value-type="float" office:value="6244203" calcext:value-type="float">
            <text:p>6244203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D11]" office:value-type="float" office:value="10418140" calcext:value-type="float">
            <text:p>10418140</text:p>
          </table:table-cell>
          <table:table-cell table:formula="of:=[$'Increasing (time)'.D11]" office:value-type="float" office:value="8021801" calcext:value-type="float">
            <text:p>8021801</text:p>
          </table:table-cell>
          <table:table-cell table:formula="of:=[$'Decreasing (time)'.D11]" office:value-type="float" office:value="8145845" calcext:value-type="float">
            <text:p>8145845</text:p>
          </table:table-cell>
          <table:table-cell table:formula="of:=[$'A-Shape (time)'.D11]" office:value-type="float" office:value="5291555" calcext:value-type="float">
            <text:p>5291555</text:p>
          </table:table-cell>
          <table:table-cell table:formula="of:=[$'V-Shape (time)'.D11]" office:value-type="float" office:value="4063636" calcext:value-type="float">
            <text:p>4063636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D13]" office:value-type="float" office:value="37823" calcext:value-type="float">
            <text:p>37823</text:p>
          </table:table-cell>
          <table:table-cell table:formula="of:=[$'Increasing (time)'.D13]" office:value-type="float" office:value="34767" calcext:value-type="float">
            <text:p>34767</text:p>
          </table:table-cell>
          <table:table-cell table:formula="of:=[$'Decreasing (time)'.D13]" office:value-type="float" office:value="40335" calcext:value-type="float">
            <text:p>40335</text:p>
          </table:table-cell>
          <table:table-cell table:formula="of:=[$'A-Shape (time)'.D13]" office:value-type="float" office:value="34879" calcext:value-type="float">
            <text:p>34879</text:p>
          </table:table-cell>
          <table:table-cell table:formula="of:=[$'V-Shape (time)'.D13]" office:value-type="float" office:value="38511" calcext:value-type="float">
            <text:p>38511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D14]" office:value-type="float" office:value="83635" calcext:value-type="float">
            <text:p>83635</text:p>
          </table:table-cell>
          <table:table-cell table:formula="of:=[$'Increasing (time)'.D14]" office:value-type="float" office:value="77835" calcext:value-type="float">
            <text:p>77835</text:p>
          </table:table-cell>
          <table:table-cell table:formula="of:=[$'Decreasing (time)'.D14]" office:value-type="float" office:value="88203" calcext:value-type="float">
            <text:p>88203</text:p>
          </table:table-cell>
          <table:table-cell table:formula="of:=[$'A-Shape (time)'.D14]" office:value-type="float" office:value="77479" calcext:value-type="float">
            <text:p>77479</text:p>
          </table:table-cell>
          <table:table-cell table:formula="of:=[$'V-Shape (time)'.D14]" office:value-type="float" office:value="85007" calcext:value-type="float">
            <text:p>85007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D15]" office:value-type="float" office:value="132782" calcext:value-type="float">
            <text:p>132782</text:p>
          </table:table-cell>
          <table:table-cell table:formula="of:=[$'Increasing (time)'.D15]" office:value-type="float" office:value="123503" calcext:value-type="float">
            <text:p>123503</text:p>
          </table:table-cell>
          <table:table-cell table:formula="of:=[$'Decreasing (time)'.D15]" office:value-type="float" office:value="141511" calcext:value-type="float">
            <text:p>141511</text:p>
          </table:table-cell>
          <table:table-cell table:formula="of:=[$'A-Shape (time)'.D15]" office:value-type="float" office:value="126563" calcext:value-type="float">
            <text:p>126563</text:p>
          </table:table-cell>
          <table:table-cell table:formula="of:=[$'V-Shape (time)'.D15]" office:value-type="float" office:value="134279" calcext:value-type="float">
            <text:p>134279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D16]" office:value-type="float" office:value="235919" calcext:value-type="float">
            <text:p>235919</text:p>
          </table:table-cell>
          <table:table-cell table:formula="of:=[$'Increasing (time)'.D16]" office:value-type="float" office:value="221247" calcext:value-type="float">
            <text:p>221247</text:p>
          </table:table-cell>
          <table:table-cell table:formula="of:=[$'Decreasing (time)'.D16]" office:value-type="float" office:value="251231" calcext:value-type="float">
            <text:p>251231</text:p>
          </table:table-cell>
          <table:table-cell table:formula="of:=[$'A-Shape (time)'.D16]" office:value-type="float" office:value="223371" calcext:value-type="float">
            <text:p>223371</text:p>
          </table:table-cell>
          <table:table-cell table:formula="of:=[$'V-Shape (time)'.D16]" office:value-type="float" office:value="237883" calcext:value-type="float">
            <text:p>237883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D17]" office:value-type="float" office:value="398509" calcext:value-type="float">
            <text:p>398509</text:p>
          </table:table-cell>
          <table:table-cell table:formula="of:=[$'Increasing (time)'.D17]" office:value-type="float" office:value="375107" calcext:value-type="float">
            <text:p>375107</text:p>
          </table:table-cell>
          <table:table-cell table:formula="of:=[$'Decreasing (time)'.D17]" office:value-type="float" office:value="422555" calcext:value-type="float">
            <text:p>422555</text:p>
          </table:table-cell>
          <table:table-cell table:formula="of:=[$'A-Shape (time)'.D17]" office:value-type="float" office:value="372539" calcext:value-type="float">
            <text:p>372539</text:p>
          </table:table-cell>
          <table:table-cell table:formula="of:=[$'V-Shape (time)'.D17]" office:value-type="float" office:value="404051" calcext:value-type="float">
            <text:p>404051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D18]" office:value-type="float" office:value="511594" calcext:value-type="float">
            <text:p>511594</text:p>
          </table:table-cell>
          <table:table-cell table:formula="of:=[$'Increasing (time)'.D18]" office:value-type="float" office:value="481787" calcext:value-type="float">
            <text:p>481787</text:p>
          </table:table-cell>
          <table:table-cell table:formula="of:=[$'Decreasing (time)'.D18]" office:value-type="float" office:value="542827" calcext:value-type="float">
            <text:p>542827</text:p>
          </table:table-cell>
          <table:table-cell table:formula="of:=[$'A-Shape (time)'.D18]" office:value-type="float" office:value="486315" calcext:value-type="float">
            <text:p>486315</text:p>
          </table:table-cell>
          <table:table-cell table:formula="of:=[$'V-Shape (time)'.D18]" office:value-type="float" office:value="515927" calcext:value-type="float">
            <text:p>515927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D19]" office:value-type="float" office:value="802422" calcext:value-type="float">
            <text:p>802422</text:p>
          </table:table-cell>
          <table:table-cell table:formula="of:=[$'Increasing (time)'.D19]" office:value-type="float" office:value="759231" calcext:value-type="float">
            <text:p>759231</text:p>
          </table:table-cell>
          <table:table-cell table:formula="of:=[$'Decreasing (time)'.D19]" office:value-type="float" office:value="845079" calcext:value-type="float">
            <text:p>845079</text:p>
          </table:table-cell>
          <table:table-cell table:formula="of:=[$'A-Shape (time)'.D19]" office:value-type="float" office:value="751831" calcext:value-type="float">
            <text:p>751831</text:p>
          </table:table-cell>
          <table:table-cell table:formula="of:=[$'V-Shape (time)'.D19]" office:value-type="float" office:value="811987" calcext:value-type="float">
            <text:p>811987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D20]" office:value-type="float" office:value="1103458" calcext:value-type="float">
            <text:p>1103458</text:p>
          </table:table-cell>
          <table:table-cell table:formula="of:=[$'Increasing (time)'.D20]" office:value-type="float" office:value="1047339" calcext:value-type="float">
            <text:p>1047339</text:p>
          </table:table-cell>
          <table:table-cell table:formula="of:=[$'Decreasing (time)'.D20]" office:value-type="float" office:value="1161515" calcext:value-type="float">
            <text:p>1161515</text:p>
          </table:table-cell>
          <table:table-cell table:formula="of:=[$'A-Shape (time)'.D20]" office:value-type="float" office:value="1051395" calcext:value-type="float">
            <text:p>1051395</text:p>
          </table:table-cell>
          <table:table-cell table:formula="of:=[$'V-Shape (time)'.D20]" office:value-type="float" office:value="1111255" calcext:value-type="float">
            <text:p>1111255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D21]" office:value-type="float" office:value="1724332" calcext:value-type="float">
            <text:p>1724332</text:p>
          </table:table-cell>
          <table:table-cell table:formula="of:=[$'Increasing (time)'.D21]" office:value-type="float" office:value="1641851" calcext:value-type="float">
            <text:p>1641851</text:p>
          </table:table-cell>
          <table:table-cell table:formula="of:=[$'Decreasing (time)'.D21]" office:value-type="float" office:value="1805403" calcext:value-type="float">
            <text:p>1805403</text:p>
          </table:table-cell>
          <table:table-cell table:formula="of:=[$'A-Shape (time)'.D21]" office:value-type="float" office:value="1623267" calcext:value-type="float">
            <text:p>1623267</text:p>
          </table:table-cell>
          <table:table-cell table:formula="of:=[$'V-Shape (time)'.D21]" office:value-type="float" office:value="1743847" calcext:value-type="float">
            <text:p>1743847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D22]" office:value-type="float" office:value="3024749" calcext:value-type="float">
            <text:p>3024749</text:p>
          </table:table-cell>
          <table:table-cell table:formula="of:=[$'Increasing (time)'.D22]" office:value-type="float" office:value="2870571" calcext:value-type="float">
            <text:p>2870571</text:p>
          </table:table-cell>
          <table:table-cell table:formula="of:=[$'Decreasing (time)'.D22]" office:value-type="float" office:value="3168219" calcext:value-type="float">
            <text:p>3168219</text:p>
          </table:table-cell>
          <table:table-cell table:formula="of:=[$'A-Shape (time)'.D22]" office:value-type="float" office:value="2908595" calcext:value-type="float">
            <text:p>2908595</text:p>
          </table:table-cell>
          <table:table-cell table:formula="of:=[$'V-Shape (time)'.D22]" office:value-type="float" office:value="3045939" calcext:value-type="float">
            <text:p>3045939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n log(n)</text:p>
          </table:table-cell>
          <table:table-cell table:number-columns-repeated="3"/>
        </table:table-row>
      </table:table>
      <table:table table:name="Bubble sort" table:style-name="ta1">
        <table:shapes>
          <draw:frame draw:z-index="0" draw:style-name="gr1" draw:text-style-name="P1" svg:width="6.2988in" svg:height="3.5429in" svg:x="0in" svg:y="4.85in">
            <draw:object draw:notify-on-update-of-ranges="'Bubble sort'.A1:'Bubble sort'.A1 'Bubble sort'.A2:'Bubble sort'.A11 'Bubble sort'.B1:'Bubble sort'.B1 'Bubble sort'.B2:'Bubble sort'.B11 'Bubble sort'.C1:'Bubble sort'.C1 'Bubble sort'.C2:'Bubble sort'.C11 'Bubble sort'.D1:'Bubble sort'.D1 'Bubble sort'.D2:'Bubble sort'.D11 'Bubble sort'.E1:'Bubble sort'.E1 'Bubble sort'.E2:'Bubble sort'.E11 'Bubble sort'.F1:'Bubble sort'.F1 'Bubble sort'.F2:'Bubble sort'.F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0in" svg:y="8.6559in">
            <draw:object draw:notify-on-update-of-ranges="'Bubble sort'.A12:'Bubble sort'.A12 'Bubble sort'.A13:'Bubble sort'.A22 'Bubble sort'.B12:'Bubble sort'.B12 'Bubble sort'.B13:'Bubble sort'.B22 'Bubble sort'.C12:'Bubble sort'.C12 'Bubble sort'.C13:'Bubble sort'.C22 'Bubble sort'.D12:'Bubble sort'.D12 'Bubble sort'.D13:'Bubble sort'.D22 'Bubble sort'.E12:'Bubble sort'.E12 'Bubble sort'.E13:'Bubble sort'.E22 'Bubble sort'.F12:'Bubble sort'.F12 'Bubble sort'.F13:'Bubble sort'.F2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E2]" office:value-type="float" office:value="2051822" calcext:value-type="float">
            <text:p>2051822</text:p>
          </table:table-cell>
          <table:table-cell table:formula="of:=[$'Increasing (time)'.E2]" office:value-type="float" office:value="921851" calcext:value-type="float">
            <text:p>921851</text:p>
          </table:table-cell>
          <table:table-cell table:formula="of:=[$'Decreasing (time)'.E2]" office:value-type="float" office:value="332319" calcext:value-type="float">
            <text:p>332319</text:p>
          </table:table-cell>
          <table:table-cell table:formula="of:=[$'A-Shape (time)'.E2]" office:value-type="float" office:value="632798" calcext:value-type="float">
            <text:p>632798</text:p>
          </table:table-cell>
          <table:table-cell table:formula="of:=[$'V-Shape (time)'.E2]" office:value-type="float" office:value="1728873" calcext:value-type="float">
            <text:p>1728873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E3]" office:value-type="float" office:value="3911460" calcext:value-type="float">
            <text:p>3911460</text:p>
          </table:table-cell>
          <table:table-cell table:formula="of:=[$'Increasing (time)'.E3]" office:value-type="float" office:value="7651574" calcext:value-type="float">
            <text:p>7651574</text:p>
          </table:table-cell>
          <table:table-cell table:formula="of:=[$'Decreasing (time)'.E3]" office:value-type="float" office:value="1640797" calcext:value-type="float">
            <text:p>1640797</text:p>
          </table:table-cell>
          <table:table-cell table:formula="of:=[$'A-Shape (time)'.E3]" office:value-type="float" office:value="2563677" calcext:value-type="float">
            <text:p>2563677</text:p>
          </table:table-cell>
          <table:table-cell table:formula="of:=[$'V-Shape (time)'.E3]" office:value-type="float" office:value="6046143" calcext:value-type="float">
            <text:p>6046143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E4]" office:value-type="float" office:value="11057783" calcext:value-type="float">
            <text:p>11057783</text:p>
          </table:table-cell>
          <table:table-cell table:formula="of:=[$'Increasing (time)'.E4]" office:value-type="float" office:value="12819850" calcext:value-type="float">
            <text:p>12819850</text:p>
          </table:table-cell>
          <table:table-cell table:formula="of:=[$'Decreasing (time)'.E4]" office:value-type="float" office:value="6315885" calcext:value-type="float">
            <text:p>6315885</text:p>
          </table:table-cell>
          <table:table-cell table:formula="of:=[$'A-Shape (time)'.E4]" office:value-type="float" office:value="9677845" calcext:value-type="float">
            <text:p>9677845</text:p>
          </table:table-cell>
          <table:table-cell table:formula="of:=[$'V-Shape (time)'.E4]" office:value-type="float" office:value="7343453" calcext:value-type="float">
            <text:p>7343453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E5]" office:value-type="float" office:value="24845810" calcext:value-type="float">
            <text:p>24845810</text:p>
          </table:table-cell>
          <table:table-cell table:formula="of:=[$'Increasing (time)'.E5]" office:value-type="float" office:value="23161632" calcext:value-type="float">
            <text:p>23161632</text:p>
          </table:table-cell>
          <table:table-cell table:formula="of:=[$'Decreasing (time)'.E5]" office:value-type="float" office:value="9628326" calcext:value-type="float">
            <text:p>9628326</text:p>
          </table:table-cell>
          <table:table-cell table:formula="of:=[$'A-Shape (time)'.E5]" office:value-type="float" office:value="16109232" calcext:value-type="float">
            <text:p>16109232</text:p>
          </table:table-cell>
          <table:table-cell table:formula="of:=[$'V-Shape (time)'.E5]" office:value-type="float" office:value="18068553" calcext:value-type="float">
            <text:p>18068553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E6]" office:value-type="float" office:value="60579174" calcext:value-type="float">
            <text:p>60579174</text:p>
          </table:table-cell>
          <table:table-cell table:formula="of:=[$'Increasing (time)'.E6]" office:value-type="float" office:value="59886063" calcext:value-type="float">
            <text:p>59886063</text:p>
          </table:table-cell>
          <table:table-cell table:formula="of:=[$'Decreasing (time)'.E6]" office:value-type="float" office:value="20146867" calcext:value-type="float">
            <text:p>20146867</text:p>
          </table:table-cell>
          <table:table-cell table:formula="of:=[$'A-Shape (time)'.E6]" office:value-type="float" office:value="45234645" calcext:value-type="float">
            <text:p>45234645</text:p>
          </table:table-cell>
          <table:table-cell table:formula="of:=[$'V-Shape (time)'.E6]" office:value-type="float" office:value="41863093" calcext:value-type="float">
            <text:p>41863093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E7]" office:value-type="float" office:value="97209923" calcext:value-type="float">
            <text:p>97209923</text:p>
          </table:table-cell>
          <table:table-cell table:formula="of:=[$'Increasing (time)'.E7]" office:value-type="float" office:value="94943232" calcext:value-type="float">
            <text:p>94943232</text:p>
          </table:table-cell>
          <table:table-cell table:formula="of:=[$'Decreasing (time)'.E7]" office:value-type="float" office:value="29403933" calcext:value-type="float">
            <text:p>29403933</text:p>
          </table:table-cell>
          <table:table-cell table:formula="of:=[$'A-Shape (time)'.E7]" office:value-type="float" office:value="61639821" calcext:value-type="float">
            <text:p>61639821</text:p>
          </table:table-cell>
          <table:table-cell table:formula="of:=[$'V-Shape (time)'.E7]" office:value-type="float" office:value="60747725" calcext:value-type="float">
            <text:p>60747725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E8]" office:value-type="float" office:value="235567641" calcext:value-type="float">
            <text:p>235567641</text:p>
          </table:table-cell>
          <table:table-cell table:formula="of:=[$'Increasing (time)'.E8]" office:value-type="float" office:value="216960612" calcext:value-type="float">
            <text:p>216960612</text:p>
          </table:table-cell>
          <table:table-cell table:formula="of:=[$'Decreasing (time)'.E8]" office:value-type="float" office:value="64569782" calcext:value-type="float">
            <text:p>64569782</text:p>
          </table:table-cell>
          <table:table-cell table:formula="of:=[$'A-Shape (time)'.E8]" office:value-type="float" office:value="144438669" calcext:value-type="float">
            <text:p>144438669</text:p>
          </table:table-cell>
          <table:table-cell table:formula="of:=[$'V-Shape (time)'.E8]" office:value-type="float" office:value="137396930" calcext:value-type="float">
            <text:p>137396930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E9]" office:value-type="float" office:value="437017311" calcext:value-type="float">
            <text:p>437017311</text:p>
          </table:table-cell>
          <table:table-cell table:formula="of:=[$'Increasing (time)'.E9]" office:value-type="float" office:value="376214706" calcext:value-type="float">
            <text:p>376214706</text:p>
          </table:table-cell>
          <table:table-cell table:formula="of:=[$'Decreasing (time)'.E9]" office:value-type="float" office:value="109281740" calcext:value-type="float">
            <text:p>109281740</text:p>
          </table:table-cell>
          <table:table-cell table:formula="of:=[$'A-Shape (time)'.E9]" office:value-type="float" office:value="247944188" calcext:value-type="float">
            <text:p>247944188</text:p>
          </table:table-cell>
          <table:table-cell table:formula="of:=[$'V-Shape (time)'.E9]" office:value-type="float" office:value="247465865" calcext:value-type="float">
            <text:p>247465865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E10]" office:value-type="float" office:value="1061280897" calcext:value-type="float">
            <text:p>1061280897</text:p>
          </table:table-cell>
          <table:table-cell table:formula="of:=[$'Increasing (time)'.E10]" office:value-type="float" office:value="850443217" calcext:value-type="float">
            <text:p>850443217</text:p>
          </table:table-cell>
          <table:table-cell table:formula="of:=[$'Decreasing (time)'.E10]" office:value-type="float" office:value="248021418" calcext:value-type="float">
            <text:p>248021418</text:p>
          </table:table-cell>
          <table:table-cell table:formula="of:=[$'A-Shape (time)'.E10]" office:value-type="float" office:value="550848087" calcext:value-type="float">
            <text:p>550848087</text:p>
          </table:table-cell>
          <table:table-cell table:formula="of:=[$'V-Shape (time)'.E10]" office:value-type="float" office:value="543788601" calcext:value-type="float">
            <text:p>543788601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E11]" office:value-type="float" office:value="3236537002" calcext:value-type="float">
            <text:p>3236537002</text:p>
          </table:table-cell>
          <table:table-cell table:formula="of:=[$'Increasing (time)'.E11]" office:value-type="float" office:value="2334335595" calcext:value-type="float">
            <text:p>2334335595</text:p>
          </table:table-cell>
          <table:table-cell table:formula="of:=[$'Decreasing (time)'.E11]" office:value-type="float" office:value="681508857" calcext:value-type="float">
            <text:p>681508857</text:p>
          </table:table-cell>
          <table:table-cell table:formula="of:=[$'A-Shape (time)'.E11]" office:value-type="float" office:value="1520423702" calcext:value-type="float">
            <text:p>1520423702</text:p>
          </table:table-cell>
          <table:table-cell table:formula="of:=[$'V-Shape (time)'.E11]" office:value-type="float" office:value="1513435149" calcext:value-type="float">
            <text:p>1513435149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E13]" office:value-type="float" office:value="751455" calcext:value-type="float">
            <text:p>751455</text:p>
          </table:table-cell>
          <table:table-cell table:formula="of:=[$'Increasing (time)'.E13]" office:value-type="float" office:value="999000" calcext:value-type="float">
            <text:p>999000</text:p>
          </table:table-cell>
          <table:table-cell table:formula="of:=[$'Decreasing (time)'.E13]" office:value-type="float" office:value="499500" calcext:value-type="float">
            <text:p>499500</text:p>
          </table:table-cell>
          <table:table-cell table:formula="of:=[$'A-Shape (time)'.E13]" office:value-type="float" office:value="748501" calcext:value-type="float">
            <text:p>748501</text:p>
          </table:table-cell>
          <table:table-cell table:formula="of:=[$'V-Shape (time)'.E13]" office:value-type="float" office:value="749500" calcext:value-type="float">
            <text:p>749500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E14]" office:value-type="float" office:value="2999303" calcext:value-type="float">
            <text:p>2999303</text:p>
          </table:table-cell>
          <table:table-cell table:formula="of:=[$'Increasing (time)'.E14]" office:value-type="float" office:value="3998000" calcext:value-type="float">
            <text:p>3998000</text:p>
          </table:table-cell>
          <table:table-cell table:formula="of:=[$'Decreasing (time)'.E14]" office:value-type="float" office:value="1999000" calcext:value-type="float">
            <text:p>1999000</text:p>
          </table:table-cell>
          <table:table-cell table:formula="of:=[$'A-Shape (time)'.E14]" office:value-type="float" office:value="2997001" calcext:value-type="float">
            <text:p>2997001</text:p>
          </table:table-cell>
          <table:table-cell table:formula="of:=[$'V-Shape (time)'.E14]" office:value-type="float" office:value="2999000" calcext:value-type="float">
            <text:p>2999000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E15]" office:value-type="float" office:value="6737227" calcext:value-type="float">
            <text:p>6737227</text:p>
          </table:table-cell>
          <table:table-cell table:formula="of:=[$'Increasing (time)'.E15]" office:value-type="float" office:value="8997000" calcext:value-type="float">
            <text:p>8997000</text:p>
          </table:table-cell>
          <table:table-cell table:formula="of:=[$'Decreasing (time)'.E15]" office:value-type="float" office:value="4498500" calcext:value-type="float">
            <text:p>4498500</text:p>
          </table:table-cell>
          <table:table-cell table:formula="of:=[$'A-Shape (time)'.E15]" office:value-type="float" office:value="6745501" calcext:value-type="float">
            <text:p>6745501</text:p>
          </table:table-cell>
          <table:table-cell table:formula="of:=[$'V-Shape (time)'.E15]" office:value-type="float" office:value="6748500" calcext:value-type="float">
            <text:p>6748500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E16]" office:value-type="float" office:value="18759518" calcext:value-type="float">
            <text:p>18759518</text:p>
          </table:table-cell>
          <table:table-cell table:formula="of:=[$'Increasing (time)'.E16]" office:value-type="float" office:value="24995000" calcext:value-type="float">
            <text:p>24995000</text:p>
          </table:table-cell>
          <table:table-cell table:formula="of:=[$'Decreasing (time)'.E16]" office:value-type="float" office:value="12497500" calcext:value-type="float">
            <text:p>12497500</text:p>
          </table:table-cell>
          <table:table-cell table:formula="of:=[$'A-Shape (time)'.E16]" office:value-type="float" office:value="18742501" calcext:value-type="float">
            <text:p>18742501</text:p>
          </table:table-cell>
          <table:table-cell table:formula="of:=[$'V-Shape (time)'.E16]" office:value-type="float" office:value="18747500" calcext:value-type="float">
            <text:p>18747500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E17]" office:value-type="float" office:value="48036962" calcext:value-type="float">
            <text:p>48036962</text:p>
          </table:table-cell>
          <table:table-cell table:formula="of:=[$'Increasing (time)'.E17]" office:value-type="float" office:value="63992000" calcext:value-type="float">
            <text:p>63992000</text:p>
          </table:table-cell>
          <table:table-cell table:formula="of:=[$'Decreasing (time)'.E17]" office:value-type="float" office:value="31996000" calcext:value-type="float">
            <text:p>31996000</text:p>
          </table:table-cell>
          <table:table-cell table:formula="of:=[$'A-Shape (time)'.E17]" office:value-type="float" office:value="47988001" calcext:value-type="float">
            <text:p>47988001</text:p>
          </table:table-cell>
          <table:table-cell table:formula="of:=[$'V-Shape (time)'.E17]" office:value-type="float" office:value="47996000" calcext:value-type="float">
            <text:p>47996000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E18]" office:value-type="float" office:value="75024587" calcext:value-type="float">
            <text:p>75024587</text:p>
          </table:table-cell>
          <table:table-cell table:formula="of:=[$'Increasing (time)'.E18]" office:value-type="float" office:value="99990000" calcext:value-type="float">
            <text:p>99990000</text:p>
          </table:table-cell>
          <table:table-cell table:formula="of:=[$'Decreasing (time)'.E18]" office:value-type="float" office:value="49995000" calcext:value-type="float">
            <text:p>49995000</text:p>
          </table:table-cell>
          <table:table-cell table:formula="of:=[$'A-Shape (time)'.E18]" office:value-type="float" office:value="74985001" calcext:value-type="float">
            <text:p>74985001</text:p>
          </table:table-cell>
          <table:table-cell table:formula="of:=[$'V-Shape (time)'.E18]" office:value-type="float" office:value="74995000" calcext:value-type="float">
            <text:p>74995000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E19]" office:value-type="float" office:value="168662143" calcext:value-type="float">
            <text:p>168662143</text:p>
          </table:table-cell>
          <table:table-cell table:formula="of:=[$'Increasing (time)'.E19]" office:value-type="float" office:value="224985000" calcext:value-type="float">
            <text:p>224985000</text:p>
          </table:table-cell>
          <table:table-cell table:formula="of:=[$'Decreasing (time)'.E19]" office:value-type="float" office:value="112492500" calcext:value-type="float">
            <text:p>112492500</text:p>
          </table:table-cell>
          <table:table-cell table:formula="of:=[$'A-Shape (time)'.E19]" office:value-type="float" office:value="168727501" calcext:value-type="float">
            <text:p>168727501</text:p>
          </table:table-cell>
          <table:table-cell table:formula="of:=[$'V-Shape (time)'.E19]" office:value-type="float" office:value="168742500" calcext:value-type="float">
            <text:p>168742500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E20]" office:value-type="float" office:value="299875593" calcext:value-type="float">
            <text:p>299875593</text:p>
          </table:table-cell>
          <table:table-cell table:formula="of:=[$'Increasing (time)'.E20]" office:value-type="float" office:value="399980000" calcext:value-type="float">
            <text:p>399980000</text:p>
          </table:table-cell>
          <table:table-cell table:formula="of:=[$'Decreasing (time)'.E20]" office:value-type="float" office:value="199990000" calcext:value-type="float">
            <text:p>199990000</text:p>
          </table:table-cell>
          <table:table-cell table:formula="of:=[$'A-Shape (time)'.E20]" office:value-type="float" office:value="299970001" calcext:value-type="float">
            <text:p>299970001</text:p>
          </table:table-cell>
          <table:table-cell table:formula="of:=[$'V-Shape (time)'.E20]" office:value-type="float" office:value="299990000" calcext:value-type="float">
            <text:p>299990000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E21]" office:value-type="float" office:value="674782313" calcext:value-type="float">
            <text:p>674782313</text:p>
          </table:table-cell>
          <table:table-cell table:formula="of:=[$'Increasing (time)'.E21]" office:value-type="float" office:value="899970000" calcext:value-type="float">
            <text:p>899970000</text:p>
          </table:table-cell>
          <table:table-cell table:formula="of:=[$'Decreasing (time)'.E21]" office:value-type="float" office:value="449985000" calcext:value-type="float">
            <text:p>449985000</text:p>
          </table:table-cell>
          <table:table-cell table:formula="of:=[$'A-Shape (time)'.E21]" office:value-type="float" office:value="674955001" calcext:value-type="float">
            <text:p>674955001</text:p>
          </table:table-cell>
          <table:table-cell table:formula="of:=[$'V-Shape (time)'.E21]" office:value-type="float" office:value="674985000" calcext:value-type="float">
            <text:p>674985000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E22]" office:value-type="float" office:value="1875720944" calcext:value-type="float">
            <text:p>1875720944</text:p>
          </table:table-cell>
          <table:table-cell table:formula="of:=[$'Increasing (time)'.E22]" office:value-type="float" office:value="2499950000" calcext:value-type="float">
            <text:p>2499950000</text:p>
          </table:table-cell>
          <table:table-cell table:formula="of:=[$'Decreasing (time)'.E22]" office:value-type="float" office:value="1249975000" calcext:value-type="float">
            <text:p>1249975000</text:p>
          </table:table-cell>
          <table:table-cell table:formula="of:=[$'A-Shape (time)'.E22]" office:value-type="float" office:value="1874925001" calcext:value-type="float">
            <text:p>1874925001</text:p>
          </table:table-cell>
          <table:table-cell table:formula="of:=[$'V-Shape (time)'.E22]" office:value-type="float" office:value="1874975000" calcext:value-type="float">
            <text:p>18749750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^2</text:p>
          </table:table-cell>
          <table:table-cell table:number-columns-repeated="3"/>
        </table:table-row>
      </table:table>
      <table:table table:name="Insertion sort" table:style-name="ta1">
        <table:shapes>
          <draw:frame draw:z-index="0" draw:style-name="gr1" draw:text-style-name="P1" svg:width="6.2988in" svg:height="3.5429in" svg:x="0in" svg:y="4.9126in">
            <draw:object draw:notify-on-update-of-ranges="'Insertion sort'.A1:'Insertion sort'.A1 'Insertion sort'.A2:'Insertion sort'.A11 'Insertion sort'.B1:'Insertion sort'.B1 'Insertion sort'.B2:'Insertion sort'.B11 'Insertion sort'.C1:'Insertion sort'.C1 'Insertion sort'.C2:'Insertion sort'.C11 'Insertion sort'.D1:'Insertion sort'.D1 'Insertion sort'.D2:'Insertion sort'.D11 'Insertion sort'.E1:'Insertion sort'.E1 'Insertion sort'.E2:'Insertion sort'.E11 'Insertion sort'.F1:'Insertion sort'.F1 'Insertion sort'.F2:'Insertion sort'.F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in" svg:y="8.6878in">
            <draw:object draw:notify-on-update-of-ranges="'Insertion sort'.A12:'Insertion sort'.A12 'Insertion sort'.A13:'Insertion sort'.A22 'Insertion sort'.B12:'Insertion sort'.B12 'Insertion sort'.B13:'Insertion sort'.B22 'Insertion sort'.C12:'Insertion sort'.C12 'Insertion sort'.C13:'Insertion sort'.C22 'Insertion sort'.D12:'Insertion sort'.D12 'Insertion sort'.D13:'Insertion sort'.D22 'Insertion sort'.E12:'Insertion sort'.E12 'Insertion sort'.E13:'Insertion sort'.E22 'Insertion sort'.F12:'Insertion sort'.F12 'Insertion sort'.F13:'Insertion sort'.F2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F2]" office:value-type="float" office:value="290856" calcext:value-type="float">
            <text:p>290856</text:p>
          </table:table-cell>
          <table:table-cell table:formula="of:=[$'Increasing (time)'.F2]" office:value-type="float" office:value="369059" calcext:value-type="float">
            <text:p>369059</text:p>
          </table:table-cell>
          <table:table-cell table:formula="of:=[$'Decreasing (time)'.F2]" office:value-type="float" office:value="1795" calcext:value-type="float">
            <text:p>1795</text:p>
          </table:table-cell>
          <table:table-cell table:formula="of:=[$'A-Shape (time)'.F2]" office:value-type="float" office:value="264753" calcext:value-type="float">
            <text:p>264753</text:p>
          </table:table-cell>
          <table:table-cell table:formula="of:=[$'V-Shape (time)'.F2]" office:value-type="float" office:value="752272" calcext:value-type="float">
            <text:p>752272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F3]" office:value-type="float" office:value="1218630" calcext:value-type="float">
            <text:p>1218630</text:p>
          </table:table-cell>
          <table:table-cell table:formula="of:=[$'Increasing (time)'.F3]" office:value-type="float" office:value="1425114" calcext:value-type="float">
            <text:p>1425114</text:p>
          </table:table-cell>
          <table:table-cell table:formula="of:=[$'Decreasing (time)'.F3]" office:value-type="float" office:value="3238" calcext:value-type="float">
            <text:p>3238</text:p>
          </table:table-cell>
          <table:table-cell table:formula="of:=[$'A-Shape (time)'.F3]" office:value-type="float" office:value="1100328" calcext:value-type="float">
            <text:p>1100328</text:p>
          </table:table-cell>
          <table:table-cell table:formula="of:=[$'V-Shape (time)'.F3]" office:value-type="float" office:value="1056492" calcext:value-type="float">
            <text:p>1056492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F4]" office:value-type="float" office:value="2367856" calcext:value-type="float">
            <text:p>2367856</text:p>
          </table:table-cell>
          <table:table-cell table:formula="of:=[$'Increasing (time)'.F4]" office:value-type="float" office:value="2983022" calcext:value-type="float">
            <text:p>2983022</text:p>
          </table:table-cell>
          <table:table-cell table:formula="of:=[$'Decreasing (time)'.F4]" office:value-type="float" office:value="19217" calcext:value-type="float">
            <text:p>19217</text:p>
          </table:table-cell>
          <table:table-cell table:formula="of:=[$'A-Shape (time)'.F4]" office:value-type="float" office:value="2244599" calcext:value-type="float">
            <text:p>2244599</text:p>
          </table:table-cell>
          <table:table-cell table:formula="of:=[$'V-Shape (time)'.F4]" office:value-type="float" office:value="4026268" calcext:value-type="float">
            <text:p>4026268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F5]" office:value-type="float" office:value="6639912" calcext:value-type="float">
            <text:p>6639912</text:p>
          </table:table-cell>
          <table:table-cell table:formula="of:=[$'Increasing (time)'.F5]" office:value-type="float" office:value="8286772" calcext:value-type="float">
            <text:p>8286772</text:p>
          </table:table-cell>
          <table:table-cell table:formula="of:=[$'Decreasing (time)'.F5]" office:value-type="float" office:value="5327" calcext:value-type="float">
            <text:p>5327</text:p>
          </table:table-cell>
          <table:table-cell table:formula="of:=[$'A-Shape (time)'.F5]" office:value-type="float" office:value="6524979" calcext:value-type="float">
            <text:p>6524979</text:p>
          </table:table-cell>
          <table:table-cell table:formula="of:=[$'V-Shape (time)'.F5]" office:value-type="float" office:value="5422150" calcext:value-type="float">
            <text:p>5422150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F6]" office:value-type="float" office:value="14699287" calcext:value-type="float">
            <text:p>14699287</text:p>
          </table:table-cell>
          <table:table-cell table:formula="of:=[$'Increasing (time)'.F6]" office:value-type="float" office:value="20887012" calcext:value-type="float">
            <text:p>20887012</text:p>
          </table:table-cell>
          <table:table-cell table:formula="of:=[$'Decreasing (time)'.F6]" office:value-type="float" office:value="8476" calcext:value-type="float">
            <text:p>8476</text:p>
          </table:table-cell>
          <table:table-cell table:formula="of:=[$'A-Shape (time)'.F6]" office:value-type="float" office:value="12612216" calcext:value-type="float">
            <text:p>12612216</text:p>
          </table:table-cell>
          <table:table-cell table:formula="of:=[$'V-Shape (time)'.F6]" office:value-type="float" office:value="12512764" calcext:value-type="float">
            <text:p>12512764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F7]" office:value-type="float" office:value="21028297" calcext:value-type="float">
            <text:p>21028297</text:p>
          </table:table-cell>
          <table:table-cell table:formula="of:=[$'Increasing (time)'.F7]" office:value-type="float" office:value="32788507" calcext:value-type="float">
            <text:p>32788507</text:p>
          </table:table-cell>
          <table:table-cell table:formula="of:=[$'Decreasing (time)'.F7]" office:value-type="float" office:value="10591" calcext:value-type="float">
            <text:p>10591</text:p>
          </table:table-cell>
          <table:table-cell table:formula="of:=[$'A-Shape (time)'.F7]" office:value-type="float" office:value="25101686" calcext:value-type="float">
            <text:p>25101686</text:p>
          </table:table-cell>
          <table:table-cell table:formula="of:=[$'V-Shape (time)'.F7]" office:value-type="float" office:value="19148562" calcext:value-type="float">
            <text:p>19148562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F8]" office:value-type="float" office:value="46026125" calcext:value-type="float">
            <text:p>46026125</text:p>
          </table:table-cell>
          <table:table-cell table:formula="of:=[$'Increasing (time)'.F8]" office:value-type="float" office:value="74406542" calcext:value-type="float">
            <text:p>74406542</text:p>
          </table:table-cell>
          <table:table-cell table:formula="of:=[$'Decreasing (time)'.F8]" office:value-type="float" office:value="48643" calcext:value-type="float">
            <text:p>48643</text:p>
          </table:table-cell>
          <table:table-cell table:formula="of:=[$'A-Shape (time)'.F8]" office:value-type="float" office:value="38320014" calcext:value-type="float">
            <text:p>38320014</text:p>
          </table:table-cell>
          <table:table-cell table:formula="of:=[$'V-Shape (time)'.F8]" office:value-type="float" office:value="46008160" calcext:value-type="float">
            <text:p>46008160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F9]" office:value-type="float" office:value="78041518" calcext:value-type="float">
            <text:p>78041518</text:p>
          </table:table-cell>
          <table:table-cell table:formula="of:=[$'Increasing (time)'.F9]" office:value-type="float" office:value="137403889" calcext:value-type="float">
            <text:p>137403889</text:p>
          </table:table-cell>
          <table:table-cell table:formula="of:=[$'Decreasing (time)'.F9]" office:value-type="float" office:value="76613" calcext:value-type="float">
            <text:p>76613</text:p>
          </table:table-cell>
          <table:table-cell table:formula="of:=[$'A-Shape (time)'.F9]" office:value-type="float" office:value="71292218" calcext:value-type="float">
            <text:p>71292218</text:p>
          </table:table-cell>
          <table:table-cell table:formula="of:=[$'V-Shape (time)'.F9]" office:value-type="float" office:value="74213465" calcext:value-type="float">
            <text:p>74213465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F10]" office:value-type="float" office:value="153803756" calcext:value-type="float">
            <text:p>153803756</text:p>
          </table:table-cell>
          <table:table-cell table:formula="of:=[$'Increasing (time)'.F10]" office:value-type="float" office:value="301054326" calcext:value-type="float">
            <text:p>301054326</text:p>
          </table:table-cell>
          <table:table-cell table:formula="of:=[$'Decreasing (time)'.F10]" office:value-type="float" office:value="41359" calcext:value-type="float">
            <text:p>41359</text:p>
          </table:table-cell>
          <table:table-cell table:formula="of:=[$'A-Shape (time)'.F10]" office:value-type="float" office:value="149144909" calcext:value-type="float">
            <text:p>149144909</text:p>
          </table:table-cell>
          <table:table-cell table:formula="of:=[$'V-Shape (time)'.F10]" office:value-type="float" office:value="156882314" calcext:value-type="float">
            <text:p>156882314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F11]" office:value-type="float" office:value="428297672" calcext:value-type="float">
            <text:p>428297672</text:p>
          </table:table-cell>
          <table:table-cell table:formula="of:=[$'Increasing (time)'.F11]" office:value-type="float" office:value="835296700" calcext:value-type="float">
            <text:p>835296700</text:p>
          </table:table-cell>
          <table:table-cell table:formula="of:=[$'Decreasing (time)'.F11]" office:value-type="float" office:value="106508" calcext:value-type="float">
            <text:p>106508</text:p>
          </table:table-cell>
          <table:table-cell table:formula="of:=[$'A-Shape (time)'.F11]" office:value-type="float" office:value="426269150" calcext:value-type="float">
            <text:p>426269150</text:p>
          </table:table-cell>
          <table:table-cell table:formula="of:=[$'V-Shape (time)'.F11]" office:value-type="float" office:value="422995112" calcext:value-type="float">
            <text:p>422995112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F13]" office:value-type="float" office:value="504909" calcext:value-type="float">
            <text:p>504909</text:p>
          </table:table-cell>
          <table:table-cell table:formula="of:=[$'Increasing (time)'.F13]" office:value-type="float" office:value="999999" calcext:value-type="float">
            <text:p>999999</text:p>
          </table:table-cell>
          <table:table-cell table:formula="of:=[$'Decreasing (time)'.F13]" office:value-type="float" office:value="999" calcext:value-type="float">
            <text:p>999</text:p>
          </table:table-cell>
          <table:table-cell table:formula="of:=[$'A-Shape (time)'.F13]" office:value-type="float" office:value="499001" calcext:value-type="float">
            <text:p>499001</text:p>
          </table:table-cell>
          <table:table-cell table:formula="of:=[$'V-Shape (time)'.F13]" office:value-type="float" office:value="500999" calcext:value-type="float">
            <text:p>500999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F14]" office:value-type="float" office:value="2002606" calcext:value-type="float">
            <text:p>2002606</text:p>
          </table:table-cell>
          <table:table-cell table:formula="of:=[$'Increasing (time)'.F14]" office:value-type="float" office:value="3999999" calcext:value-type="float">
            <text:p>3999999</text:p>
          </table:table-cell>
          <table:table-cell table:formula="of:=[$'Decreasing (time)'.F14]" office:value-type="float" office:value="1999" calcext:value-type="float">
            <text:p>1999</text:p>
          </table:table-cell>
          <table:table-cell table:formula="of:=[$'A-Shape (time)'.F14]" office:value-type="float" office:value="1998001" calcext:value-type="float">
            <text:p>1998001</text:p>
          </table:table-cell>
          <table:table-cell table:formula="of:=[$'V-Shape (time)'.F14]" office:value-type="float" office:value="2001999" calcext:value-type="float">
            <text:p>2001999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F15]" office:value-type="float" office:value="4480454" calcext:value-type="float">
            <text:p>4480454</text:p>
          </table:table-cell>
          <table:table-cell table:formula="of:=[$'Increasing (time)'.F15]" office:value-type="float" office:value="8999999" calcext:value-type="float">
            <text:p>8999999</text:p>
          </table:table-cell>
          <table:table-cell table:formula="of:=[$'Decreasing (time)'.F15]" office:value-type="float" office:value="2999" calcext:value-type="float">
            <text:p>2999</text:p>
          </table:table-cell>
          <table:table-cell table:formula="of:=[$'A-Shape (time)'.F15]" office:value-type="float" office:value="4497001" calcext:value-type="float">
            <text:p>4497001</text:p>
          </table:table-cell>
          <table:table-cell table:formula="of:=[$'V-Shape (time)'.F15]" office:value-type="float" office:value="4502999" calcext:value-type="float">
            <text:p>4502999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F16]" office:value-type="float" office:value="12529035" calcext:value-type="float">
            <text:p>12529035</text:p>
          </table:table-cell>
          <table:table-cell table:formula="of:=[$'Increasing (time)'.F16]" office:value-type="float" office:value="24999999" calcext:value-type="float">
            <text:p>24999999</text:p>
          </table:table-cell>
          <table:table-cell table:formula="of:=[$'Decreasing (time)'.F16]" office:value-type="float" office:value="4999" calcext:value-type="float">
            <text:p>4999</text:p>
          </table:table-cell>
          <table:table-cell table:formula="of:=[$'A-Shape (time)'.F16]" office:value-type="float" office:value="12495001" calcext:value-type="float">
            <text:p>12495001</text:p>
          </table:table-cell>
          <table:table-cell table:formula="of:=[$'V-Shape (time)'.F16]" office:value-type="float" office:value="12504999" calcext:value-type="float">
            <text:p>12504999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F17]" office:value-type="float" office:value="32089923" calcext:value-type="float">
            <text:p>32089923</text:p>
          </table:table-cell>
          <table:table-cell table:formula="of:=[$'Increasing (time)'.F17]" office:value-type="float" office:value="63999999" calcext:value-type="float">
            <text:p>63999999</text:p>
          </table:table-cell>
          <table:table-cell table:formula="of:=[$'Decreasing (time)'.F17]" office:value-type="float" office:value="7999" calcext:value-type="float">
            <text:p>7999</text:p>
          </table:table-cell>
          <table:table-cell table:formula="of:=[$'A-Shape (time)'.F17]" office:value-type="float" office:value="31992001" calcext:value-type="float">
            <text:p>31992001</text:p>
          </table:table-cell>
          <table:table-cell table:formula="of:=[$'V-Shape (time)'.F17]" office:value-type="float" office:value="32007999" calcext:value-type="float">
            <text:p>32007999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F18]" office:value-type="float" office:value="50069174" calcext:value-type="float">
            <text:p>50069174</text:p>
          </table:table-cell>
          <table:table-cell table:formula="of:=[$'Increasing (time)'.F18]" office:value-type="float" office:value="99999999" calcext:value-type="float">
            <text:p>99999999</text:p>
          </table:table-cell>
          <table:table-cell table:formula="of:=[$'Decreasing (time)'.F18]" office:value-type="float" office:value="9999" calcext:value-type="float">
            <text:p>9999</text:p>
          </table:table-cell>
          <table:table-cell table:formula="of:=[$'A-Shape (time)'.F18]" office:value-type="float" office:value="49990001" calcext:value-type="float">
            <text:p>49990001</text:p>
          </table:table-cell>
          <table:table-cell table:formula="of:=[$'V-Shape (time)'.F18]" office:value-type="float" office:value="50009999" calcext:value-type="float">
            <text:p>50009999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F19]" office:value-type="float" office:value="112354285" calcext:value-type="float">
            <text:p>112354285</text:p>
          </table:table-cell>
          <table:table-cell table:formula="of:=[$'Increasing (time)'.F19]" office:value-type="float" office:value="224999999" calcext:value-type="float">
            <text:p>224999999</text:p>
          </table:table-cell>
          <table:table-cell table:formula="of:=[$'Decreasing (time)'.F19]" office:value-type="float" office:value="14999" calcext:value-type="float">
            <text:p>14999</text:p>
          </table:table-cell>
          <table:table-cell table:formula="of:=[$'A-Shape (time)'.F19]" office:value-type="float" office:value="112485001" calcext:value-type="float">
            <text:p>112485001</text:p>
          </table:table-cell>
          <table:table-cell table:formula="of:=[$'V-Shape (time)'.F19]" office:value-type="float" office:value="112514999" calcext:value-type="float">
            <text:p>112514999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F20]" office:value-type="float" office:value="199791186" calcext:value-type="float">
            <text:p>199791186</text:p>
          </table:table-cell>
          <table:table-cell table:formula="of:=[$'Increasing (time)'.F20]" office:value-type="float" office:value="399999999" calcext:value-type="float">
            <text:p>399999999</text:p>
          </table:table-cell>
          <table:table-cell table:formula="of:=[$'Decreasing (time)'.F20]" office:value-type="float" office:value="19999" calcext:value-type="float">
            <text:p>19999</text:p>
          </table:table-cell>
          <table:table-cell table:formula="of:=[$'A-Shape (time)'.F20]" office:value-type="float" office:value="199980001" calcext:value-type="float">
            <text:p>199980001</text:p>
          </table:table-cell>
          <table:table-cell table:formula="of:=[$'V-Shape (time)'.F20]" office:value-type="float" office:value="200019999" calcext:value-type="float">
            <text:p>200019999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F21]" office:value-type="float" office:value="449624625" calcext:value-type="float">
            <text:p>449624625</text:p>
          </table:table-cell>
          <table:table-cell table:formula="of:=[$'Increasing (time)'.F21]" office:value-type="float" office:value="899999999" calcext:value-type="float">
            <text:p>899999999</text:p>
          </table:table-cell>
          <table:table-cell table:formula="of:=[$'Decreasing (time)'.F21]" office:value-type="float" office:value="29999" calcext:value-type="float">
            <text:p>29999</text:p>
          </table:table-cell>
          <table:table-cell table:formula="of:=[$'A-Shape (time)'.F21]" office:value-type="float" office:value="449970001" calcext:value-type="float">
            <text:p>449970001</text:p>
          </table:table-cell>
          <table:table-cell table:formula="of:=[$'V-Shape (time)'.F21]" office:value-type="float" office:value="450029999" calcext:value-type="float">
            <text:p>450029999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F22]" office:value-type="float" office:value="1251541887" calcext:value-type="float">
            <text:p>1251541887</text:p>
          </table:table-cell>
          <table:table-cell table:formula="of:=[$'Increasing (time)'.F22]" office:value-type="float" office:value="2499999999" calcext:value-type="float">
            <text:p>2499999999</text:p>
          </table:table-cell>
          <table:table-cell table:formula="of:=[$'Decreasing (time)'.F22]" office:value-type="float" office:value="49999" calcext:value-type="float">
            <text:p>49999</text:p>
          </table:table-cell>
          <table:table-cell table:formula="of:=[$'A-Shape (time)'.F22]" office:value-type="float" office:value="1249950001" calcext:value-type="float">
            <text:p>1249950001</text:p>
          </table:table-cell>
          <table:table-cell table:formula="of:=[$'V-Shape (time)'.F22]" office:value-type="float" office:value="1250049999" calcext:value-type="float">
            <text:p>125004999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^2</text:p>
          </table:table-cell>
          <table:table-cell table:number-columns-repeated="3"/>
        </table:table-row>
      </table:table>
      <table:table table:name="Selection sort" table:style-name="ta1">
        <table:shapes>
          <draw:frame draw:z-index="0" draw:style-name="gr1" draw:text-style-name="P1" svg:width="6.2988in" svg:height="3.5429in" svg:x="0in" svg:y="4.7031in">
            <draw:object draw:notify-on-update-of-ranges="'Selection sort'.A1:'Selection sort'.A1 'Selection sort'.A2:'Selection sort'.A11 'Selection sort'.B1:'Selection sort'.B1 'Selection sort'.B2:'Selection sort'.B11 'Selection sort'.C1:'Selection sort'.C1 'Selection sort'.C2:'Selection sort'.C11 'Selection sort'.D1:'Selection sort'.D1 'Selection sort'.D2:'Selection sort'.D11 'Selection sort'.E1:'Selection sort'.E1 'Selection sort'.E2:'Selection sort'.E11 'Selection sort'.F1:'Selection sort'.F1 'Selection sort'.F2:'Selection sort'.F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0in" svg:y="8.4157in">
            <draw:object draw:notify-on-update-of-ranges="'Selection sort'.A12:'Selection sort'.A12 'Selection sort'.A13:'Selection sort'.A22 'Selection sort'.B12:'Selection sort'.B12 'Selection sort'.B13:'Selection sort'.B22 'Selection sort'.C12:'Selection sort'.C12 'Selection sort'.C13:'Selection sort'.C22 'Selection sort'.D12:'Selection sort'.D12 'Selection sort'.D13:'Selection sort'.D22 'Selection sort'.E12:'Selection sort'.E12 'Selection sort'.E13:'Selection sort'.E22 'Selection sort'.F12:'Selection sort'.F12 'Selection sort'.F13:'Selection sort'.F2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2]" office:value-type="float" office:value="1000" calcext:value-type="float">
            <text:p>1000</text:p>
          </table:table-cell>
          <table:table-cell table:formula="of:=[$'Random (time)'.G2]" office:value-type="float" office:value="584850" calcext:value-type="float">
            <text:p>584850</text:p>
          </table:table-cell>
          <table:table-cell table:formula="of:=[$'Increasing (time)'.G2]" office:value-type="float" office:value="444155" calcext:value-type="float">
            <text:p>444155</text:p>
          </table:table-cell>
          <table:table-cell table:formula="of:=[$'Decreasing (time)'.G2]" office:value-type="float" office:value="404175" calcext:value-type="float">
            <text:p>404175</text:p>
          </table:table-cell>
          <table:table-cell table:formula="of:=[$'A-Shape (time)'.G2]" office:value-type="float" office:value="444854" calcext:value-type="float">
            <text:p>444854</text:p>
          </table:table-cell>
          <table:table-cell table:formula="of:=[$'V-Shape (time)'.G2]" office:value-type="float" office:value="1213441" calcext:value-type="float">
            <text:p>1213441</text:p>
          </table:table-cell>
        </table:table-row>
        <table:table-row table:style-name="ro1">
          <table:table-cell table:formula="of:=[$'Random (time)'.A3]" office:value-type="float" office:value="2000" calcext:value-type="float">
            <text:p>2000</text:p>
          </table:table-cell>
          <table:table-cell table:formula="of:=[$'Random (time)'.G3]" office:value-type="float" office:value="2098154" calcext:value-type="float">
            <text:p>2098154</text:p>
          </table:table-cell>
          <table:table-cell table:formula="of:=[$'Increasing (time)'.G3]" office:value-type="float" office:value="1648835" calcext:value-type="float">
            <text:p>1648835</text:p>
          </table:table-cell>
          <table:table-cell table:formula="of:=[$'Decreasing (time)'.G3]" office:value-type="float" office:value="2269167" calcext:value-type="float">
            <text:p>2269167</text:p>
          </table:table-cell>
          <table:table-cell table:formula="of:=[$'A-Shape (time)'.G3]" office:value-type="float" office:value="2993106" calcext:value-type="float">
            <text:p>2993106</text:p>
          </table:table-cell>
          <table:table-cell table:formula="of:=[$'V-Shape (time)'.G3]" office:value-type="float" office:value="1761156" calcext:value-type="float">
            <text:p>1761156</text:p>
          </table:table-cell>
        </table:table-row>
        <table:table-row table:style-name="ro1">
          <table:table-cell table:formula="of:=[$'Random (time)'.A4]" office:value-type="float" office:value="3000" calcext:value-type="float">
            <text:p>3000</text:p>
          </table:table-cell>
          <table:table-cell table:formula="of:=[$'Random (time)'.G4]" office:value-type="float" office:value="3837519" calcext:value-type="float">
            <text:p>3837519</text:p>
          </table:table-cell>
          <table:table-cell table:formula="of:=[$'Increasing (time)'.G4]" office:value-type="float" office:value="3687961" calcext:value-type="float">
            <text:p>3687961</text:p>
          </table:table-cell>
          <table:table-cell table:formula="of:=[$'Decreasing (time)'.G4]" office:value-type="float" office:value="5844189" calcext:value-type="float">
            <text:p>5844189</text:p>
          </table:table-cell>
          <table:table-cell table:formula="of:=[$'A-Shape (time)'.G4]" office:value-type="float" office:value="3897073" calcext:value-type="float">
            <text:p>3897073</text:p>
          </table:table-cell>
          <table:table-cell table:formula="of:=[$'V-Shape (time)'.G4]" office:value-type="float" office:value="6805663" calcext:value-type="float">
            <text:p>6805663</text:p>
          </table:table-cell>
        </table:table-row>
        <table:table-row table:style-name="ro1">
          <table:table-cell table:formula="of:=[$'Random (time)'.A5]" office:value-type="float" office:value="5000" calcext:value-type="float">
            <text:p>5000</text:p>
          </table:table-cell>
          <table:table-cell table:formula="of:=[$'Random (time)'.G5]" office:value-type="float" office:value="12088346" calcext:value-type="float">
            <text:p>12088346</text:p>
          </table:table-cell>
          <table:table-cell table:formula="of:=[$'Increasing (time)'.G5]" office:value-type="float" office:value="10300892" calcext:value-type="float">
            <text:p>10300892</text:p>
          </table:table-cell>
          <table:table-cell table:formula="of:=[$'Decreasing (time)'.G5]" office:value-type="float" office:value="15123438" calcext:value-type="float">
            <text:p>15123438</text:p>
          </table:table-cell>
          <table:table-cell table:formula="of:=[$'A-Shape (time)'.G5]" office:value-type="float" office:value="15439359" calcext:value-type="float">
            <text:p>15439359</text:p>
          </table:table-cell>
          <table:table-cell table:formula="of:=[$'V-Shape (time)'.G5]" office:value-type="float" office:value="10928950" calcext:value-type="float">
            <text:p>10928950</text:p>
          </table:table-cell>
        </table:table-row>
        <table:table-row table:style-name="ro1">
          <table:table-cell table:formula="of:=[$'Random (time)'.A6]" office:value-type="float" office:value="8000" calcext:value-type="float">
            <text:p>8000</text:p>
          </table:table-cell>
          <table:table-cell table:formula="of:=[$'Random (time)'.G6]" office:value-type="float" office:value="26372869" calcext:value-type="float">
            <text:p>26372869</text:p>
          </table:table-cell>
          <table:table-cell table:formula="of:=[$'Increasing (time)'.G6]" office:value-type="float" office:value="31478922" calcext:value-type="float">
            <text:p>31478922</text:p>
          </table:table-cell>
          <table:table-cell table:formula="of:=[$'Decreasing (time)'.G6]" office:value-type="float" office:value="25808641" calcext:value-type="float">
            <text:p>25808641</text:p>
          </table:table-cell>
          <table:table-cell table:formula="of:=[$'A-Shape (time)'.G6]" office:value-type="float" office:value="27034252" calcext:value-type="float">
            <text:p>27034252</text:p>
          </table:table-cell>
          <table:table-cell table:formula="of:=[$'V-Shape (time)'.G6]" office:value-type="float" office:value="28364266" calcext:value-type="float">
            <text:p>28364266</text:p>
          </table:table-cell>
        </table:table-row>
        <table:table-row table:style-name="ro1">
          <table:table-cell table:formula="of:=[$'Random (time)'.A7]" office:value-type="float" office:value="10000" calcext:value-type="float">
            <text:p>10000</text:p>
          </table:table-cell>
          <table:table-cell table:formula="of:=[$'Random (time)'.G7]" office:value-type="float" office:value="41027818" calcext:value-type="float">
            <text:p>41027818</text:p>
          </table:table-cell>
          <table:table-cell table:formula="of:=[$'Increasing (time)'.G7]" office:value-type="float" office:value="41351905" calcext:value-type="float">
            <text:p>41351905</text:p>
          </table:table-cell>
          <table:table-cell table:formula="of:=[$'Decreasing (time)'.G7]" office:value-type="float" office:value="45308445" calcext:value-type="float">
            <text:p>45308445</text:p>
          </table:table-cell>
          <table:table-cell table:formula="of:=[$'A-Shape (time)'.G7]" office:value-type="float" office:value="41846402" calcext:value-type="float">
            <text:p>41846402</text:p>
          </table:table-cell>
          <table:table-cell table:formula="of:=[$'V-Shape (time)'.G7]" office:value-type="float" office:value="42888199" calcext:value-type="float">
            <text:p>42888199</text:p>
          </table:table-cell>
        </table:table-row>
        <table:table-row table:style-name="ro1">
          <table:table-cell table:formula="of:=[$'Random (time)'.A8]" office:value-type="float" office:value="15000" calcext:value-type="float">
            <text:p>15000</text:p>
          </table:table-cell>
          <table:table-cell table:formula="of:=[$'Random (time)'.G8]" office:value-type="float" office:value="97410570" calcext:value-type="float">
            <text:p>97410570</text:p>
          </table:table-cell>
          <table:table-cell table:formula="of:=[$'Increasing (time)'.G8]" office:value-type="float" office:value="93647686" calcext:value-type="float">
            <text:p>93647686</text:p>
          </table:table-cell>
          <table:table-cell table:formula="of:=[$'Decreasing (time)'.G8]" office:value-type="float" office:value="96611647" calcext:value-type="float">
            <text:p>96611647</text:p>
          </table:table-cell>
          <table:table-cell table:formula="of:=[$'A-Shape (time)'.G8]" office:value-type="float" office:value="95800421" calcext:value-type="float">
            <text:p>95800421</text:p>
          </table:table-cell>
          <table:table-cell table:formula="of:=[$'V-Shape (time)'.G8]" office:value-type="float" office:value="100298275" calcext:value-type="float">
            <text:p>100298275</text:p>
          </table:table-cell>
        </table:table-row>
        <table:table-row table:style-name="ro1">
          <table:table-cell table:formula="of:=[$'Random (time)'.A9]" office:value-type="float" office:value="20000" calcext:value-type="float">
            <text:p>20000</text:p>
          </table:table-cell>
          <table:table-cell table:formula="of:=[$'Random (time)'.G9]" office:value-type="float" office:value="162932063" calcext:value-type="float">
            <text:p>162932063</text:p>
          </table:table-cell>
          <table:table-cell table:formula="of:=[$'Increasing (time)'.G9]" office:value-type="float" office:value="164748546" calcext:value-type="float">
            <text:p>164748546</text:p>
          </table:table-cell>
          <table:table-cell table:formula="of:=[$'Decreasing (time)'.G9]" office:value-type="float" office:value="172237342" calcext:value-type="float">
            <text:p>172237342</text:p>
          </table:table-cell>
          <table:table-cell table:formula="of:=[$'A-Shape (time)'.G9]" office:value-type="float" office:value="171156494" calcext:value-type="float">
            <text:p>171156494</text:p>
          </table:table-cell>
          <table:table-cell table:formula="of:=[$'V-Shape (time)'.G9]" office:value-type="float" office:value="174162170" calcext:value-type="float">
            <text:p>174162170</text:p>
          </table:table-cell>
        </table:table-row>
        <table:table-row table:style-name="ro1">
          <table:table-cell table:formula="of:=[$'Random (time)'.A10]" office:value-type="float" office:value="30000" calcext:value-type="float">
            <text:p>30000</text:p>
          </table:table-cell>
          <table:table-cell table:formula="of:=[$'Random (time)'.G10]" office:value-type="float" office:value="373091387" calcext:value-type="float">
            <text:p>373091387</text:p>
          </table:table-cell>
          <table:table-cell table:formula="of:=[$'Increasing (time)'.G10]" office:value-type="float" office:value="372729351" calcext:value-type="float">
            <text:p>372729351</text:p>
          </table:table-cell>
          <table:table-cell table:formula="of:=[$'Decreasing (time)'.G10]" office:value-type="float" office:value="366435374" calcext:value-type="float">
            <text:p>366435374</text:p>
          </table:table-cell>
          <table:table-cell table:formula="of:=[$'A-Shape (time)'.G10]" office:value-type="float" office:value="374863898" calcext:value-type="float">
            <text:p>374863898</text:p>
          </table:table-cell>
          <table:table-cell table:formula="of:=[$'V-Shape (time)'.G10]" office:value-type="float" office:value="377276829" calcext:value-type="float">
            <text:p>377276829</text:p>
          </table:table-cell>
        </table:table-row>
        <table:table-row table:style-name="ro1">
          <table:table-cell table:formula="of:=[$'Random (time)'.A11]" office:value-type="float" office:value="50000" calcext:value-type="float">
            <text:p>50000</text:p>
          </table:table-cell>
          <table:table-cell table:formula="of:=[$'Random (time)'.G11]" office:value-type="float" office:value="1020439470" calcext:value-type="float">
            <text:p>1020439470</text:p>
          </table:table-cell>
          <table:table-cell table:formula="of:=[$'Increasing (time)'.G11]" office:value-type="float" office:value="1028649180" calcext:value-type="float">
            <text:p>1028649180</text:p>
          </table:table-cell>
          <table:table-cell table:formula="of:=[$'Decreasing (time)'.G11]" office:value-type="float" office:value="1024340005" calcext:value-type="float">
            <text:p>1024340005</text:p>
          </table:table-cell>
          <table:table-cell table:formula="of:=[$'A-Shape (time)'.G11]" office:value-type="float" office:value="1048370314" calcext:value-type="float">
            <text:p>1048370314</text:p>
          </table:table-cell>
          <table:table-cell table:formula="of:=[$'V-Shape (time)'.G11]" office:value-type="float" office:value="1069557233" calcext:value-type="float">
            <text:p>1069557233</text:p>
          </table:table-cell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Increasing</text:p>
          </table:table-cell>
          <table:table-cell office:value-type="string" calcext:value-type="string">
            <text:p>Decreasing</text:p>
          </table:table-cell>
          <table:table-cell office:value-type="string" calcext:value-type="string">
            <text:p>A-Shape</text:p>
          </table:table-cell>
          <table:table-cell office:value-type="string" calcext:value-type="string">
            <text:p>V-Shape</text:p>
          </table:table-cell>
        </table:table-row>
        <table:table-row table:style-name="ro1">
          <table:table-cell table:formula="of:=[$'Random (time)'.A13]" office:value-type="float" office:value="1000" calcext:value-type="float">
            <text:p>1000</text:p>
          </table:table-cell>
          <table:table-cell table:formula="of:=[$'Random (time)'.G13]" office:value-type="float" office:value="500500" calcext:value-type="float">
            <text:p>500500</text:p>
          </table:table-cell>
          <table:table-cell table:formula="of:=[$'Increasing (time)'.G13]" office:value-type="float" office:value="500500" calcext:value-type="float">
            <text:p>500500</text:p>
          </table:table-cell>
          <table:table-cell table:formula="of:=[$'Decreasing (time)'.G13]" office:value-type="float" office:value="500500" calcext:value-type="float">
            <text:p>500500</text:p>
          </table:table-cell>
          <table:table-cell table:formula="of:=[$'A-Shape (time)'.G13]" office:value-type="float" office:value="500500" calcext:value-type="float">
            <text:p>500500</text:p>
          </table:table-cell>
          <table:table-cell table:formula="of:=[$'V-Shape (time)'.G13]" office:value-type="float" office:value="500500" calcext:value-type="float">
            <text:p>500500</text:p>
          </table:table-cell>
        </table:table-row>
        <table:table-row table:style-name="ro1">
          <table:table-cell table:formula="of:=[$'Random (time)'.A14]" office:value-type="float" office:value="2000" calcext:value-type="float">
            <text:p>2000</text:p>
          </table:table-cell>
          <table:table-cell table:formula="of:=[$'Random (time)'.G14]" office:value-type="float" office:value="2001000" calcext:value-type="float">
            <text:p>2001000</text:p>
          </table:table-cell>
          <table:table-cell table:formula="of:=[$'Increasing (time)'.G14]" office:value-type="float" office:value="2001000" calcext:value-type="float">
            <text:p>2001000</text:p>
          </table:table-cell>
          <table:table-cell table:formula="of:=[$'Decreasing (time)'.G14]" office:value-type="float" office:value="2001000" calcext:value-type="float">
            <text:p>2001000</text:p>
          </table:table-cell>
          <table:table-cell table:formula="of:=[$'A-Shape (time)'.G14]" office:value-type="float" office:value="2001000" calcext:value-type="float">
            <text:p>2001000</text:p>
          </table:table-cell>
          <table:table-cell table:formula="of:=[$'V-Shape (time)'.G14]" office:value-type="float" office:value="2001000" calcext:value-type="float">
            <text:p>2001000</text:p>
          </table:table-cell>
        </table:table-row>
        <table:table-row table:style-name="ro1">
          <table:table-cell table:formula="of:=[$'Random (time)'.A15]" office:value-type="float" office:value="3000" calcext:value-type="float">
            <text:p>3000</text:p>
          </table:table-cell>
          <table:table-cell table:formula="of:=[$'Random (time)'.G15]" office:value-type="float" office:value="4501500" calcext:value-type="float">
            <text:p>4501500</text:p>
          </table:table-cell>
          <table:table-cell table:formula="of:=[$'Increasing (time)'.G15]" office:value-type="float" office:value="4501500" calcext:value-type="float">
            <text:p>4501500</text:p>
          </table:table-cell>
          <table:table-cell table:formula="of:=[$'Decreasing (time)'.G15]" office:value-type="float" office:value="4501500" calcext:value-type="float">
            <text:p>4501500</text:p>
          </table:table-cell>
          <table:table-cell table:formula="of:=[$'A-Shape (time)'.G15]" office:value-type="float" office:value="4501500" calcext:value-type="float">
            <text:p>4501500</text:p>
          </table:table-cell>
          <table:table-cell table:formula="of:=[$'V-Shape (time)'.G15]" office:value-type="float" office:value="4501500" calcext:value-type="float">
            <text:p>4501500</text:p>
          </table:table-cell>
        </table:table-row>
        <table:table-row table:style-name="ro1">
          <table:table-cell table:formula="of:=[$'Random (time)'.A16]" office:value-type="float" office:value="5000" calcext:value-type="float">
            <text:p>5000</text:p>
          </table:table-cell>
          <table:table-cell table:formula="of:=[$'Random (time)'.G16]" office:value-type="float" office:value="12502500" calcext:value-type="float">
            <text:p>12502500</text:p>
          </table:table-cell>
          <table:table-cell table:formula="of:=[$'Increasing (time)'.G16]" office:value-type="float" office:value="12502500" calcext:value-type="float">
            <text:p>12502500</text:p>
          </table:table-cell>
          <table:table-cell table:formula="of:=[$'Decreasing (time)'.G16]" office:value-type="float" office:value="12502500" calcext:value-type="float">
            <text:p>12502500</text:p>
          </table:table-cell>
          <table:table-cell table:formula="of:=[$'A-Shape (time)'.G16]" office:value-type="float" office:value="12502500" calcext:value-type="float">
            <text:p>12502500</text:p>
          </table:table-cell>
          <table:table-cell table:formula="of:=[$'V-Shape (time)'.G16]" office:value-type="float" office:value="12502500" calcext:value-type="float">
            <text:p>12502500</text:p>
          </table:table-cell>
        </table:table-row>
        <table:table-row table:style-name="ro1">
          <table:table-cell table:formula="of:=[$'Random (time)'.A17]" office:value-type="float" office:value="8000" calcext:value-type="float">
            <text:p>8000</text:p>
          </table:table-cell>
          <table:table-cell table:formula="of:=[$'Random (time)'.G17]" office:value-type="float" office:value="32004000" calcext:value-type="float">
            <text:p>32004000</text:p>
          </table:table-cell>
          <table:table-cell table:formula="of:=[$'Increasing (time)'.G17]" office:value-type="float" office:value="32004000" calcext:value-type="float">
            <text:p>32004000</text:p>
          </table:table-cell>
          <table:table-cell table:formula="of:=[$'Decreasing (time)'.G17]" office:value-type="float" office:value="32004000" calcext:value-type="float">
            <text:p>32004000</text:p>
          </table:table-cell>
          <table:table-cell table:formula="of:=[$'A-Shape (time)'.G17]" office:value-type="float" office:value="32004000" calcext:value-type="float">
            <text:p>32004000</text:p>
          </table:table-cell>
          <table:table-cell table:formula="of:=[$'V-Shape (time)'.G17]" office:value-type="float" office:value="32004000" calcext:value-type="float">
            <text:p>32004000</text:p>
          </table:table-cell>
        </table:table-row>
        <table:table-row table:style-name="ro1">
          <table:table-cell table:formula="of:=[$'Random (time)'.A18]" office:value-type="float" office:value="10000" calcext:value-type="float">
            <text:p>10000</text:p>
          </table:table-cell>
          <table:table-cell table:formula="of:=[$'Random (time)'.G18]" office:value-type="float" office:value="50005000" calcext:value-type="float">
            <text:p>50005000</text:p>
          </table:table-cell>
          <table:table-cell table:formula="of:=[$'Increasing (time)'.G18]" office:value-type="float" office:value="50005000" calcext:value-type="float">
            <text:p>50005000</text:p>
          </table:table-cell>
          <table:table-cell table:formula="of:=[$'Decreasing (time)'.G18]" office:value-type="float" office:value="50005000" calcext:value-type="float">
            <text:p>50005000</text:p>
          </table:table-cell>
          <table:table-cell table:formula="of:=[$'A-Shape (time)'.G18]" office:value-type="float" office:value="50005000" calcext:value-type="float">
            <text:p>50005000</text:p>
          </table:table-cell>
          <table:table-cell table:formula="of:=[$'V-Shape (time)'.G18]" office:value-type="float" office:value="50005000" calcext:value-type="float">
            <text:p>50005000</text:p>
          </table:table-cell>
        </table:table-row>
        <table:table-row table:style-name="ro1">
          <table:table-cell table:formula="of:=[$'Random (time)'.A19]" office:value-type="float" office:value="15000" calcext:value-type="float">
            <text:p>15000</text:p>
          </table:table-cell>
          <table:table-cell table:formula="of:=[$'Random (time)'.G19]" office:value-type="float" office:value="112507500" calcext:value-type="float">
            <text:p>112507500</text:p>
          </table:table-cell>
          <table:table-cell table:formula="of:=[$'Increasing (time)'.G19]" office:value-type="float" office:value="112507500" calcext:value-type="float">
            <text:p>112507500</text:p>
          </table:table-cell>
          <table:table-cell table:formula="of:=[$'Decreasing (time)'.G19]" office:value-type="float" office:value="112507500" calcext:value-type="float">
            <text:p>112507500</text:p>
          </table:table-cell>
          <table:table-cell table:formula="of:=[$'A-Shape (time)'.G19]" office:value-type="float" office:value="112507500" calcext:value-type="float">
            <text:p>112507500</text:p>
          </table:table-cell>
          <table:table-cell table:formula="of:=[$'V-Shape (time)'.G19]" office:value-type="float" office:value="112507500" calcext:value-type="float">
            <text:p>112507500</text:p>
          </table:table-cell>
        </table:table-row>
        <table:table-row table:style-name="ro1">
          <table:table-cell table:formula="of:=[$'Random (time)'.A20]" office:value-type="float" office:value="20000" calcext:value-type="float">
            <text:p>20000</text:p>
          </table:table-cell>
          <table:table-cell table:formula="of:=[$'Random (time)'.G20]" office:value-type="float" office:value="200010000" calcext:value-type="float">
            <text:p>200010000</text:p>
          </table:table-cell>
          <table:table-cell table:formula="of:=[$'Increasing (time)'.G20]" office:value-type="float" office:value="200010000" calcext:value-type="float">
            <text:p>200010000</text:p>
          </table:table-cell>
          <table:table-cell table:formula="of:=[$'Decreasing (time)'.G20]" office:value-type="float" office:value="200010000" calcext:value-type="float">
            <text:p>200010000</text:p>
          </table:table-cell>
          <table:table-cell table:formula="of:=[$'A-Shape (time)'.G20]" office:value-type="float" office:value="200010000" calcext:value-type="float">
            <text:p>200010000</text:p>
          </table:table-cell>
          <table:table-cell table:formula="of:=[$'V-Shape (time)'.G20]" office:value-type="float" office:value="200010000" calcext:value-type="float">
            <text:p>200010000</text:p>
          </table:table-cell>
        </table:table-row>
        <table:table-row table:style-name="ro1">
          <table:table-cell table:formula="of:=[$'Random (time)'.A21]" office:value-type="float" office:value="30000" calcext:value-type="float">
            <text:p>30000</text:p>
          </table:table-cell>
          <table:table-cell table:formula="of:=[$'Random (time)'.G21]" office:value-type="float" office:value="450015000" calcext:value-type="float">
            <text:p>450015000</text:p>
          </table:table-cell>
          <table:table-cell table:formula="of:=[$'Increasing (time)'.G21]" office:value-type="float" office:value="450015000" calcext:value-type="float">
            <text:p>450015000</text:p>
          </table:table-cell>
          <table:table-cell table:formula="of:=[$'Decreasing (time)'.G21]" office:value-type="float" office:value="450015000" calcext:value-type="float">
            <text:p>450015000</text:p>
          </table:table-cell>
          <table:table-cell table:formula="of:=[$'A-Shape (time)'.G21]" office:value-type="float" office:value="450015000" calcext:value-type="float">
            <text:p>450015000</text:p>
          </table:table-cell>
          <table:table-cell table:formula="of:=[$'V-Shape (time)'.G21]" office:value-type="float" office:value="450015000" calcext:value-type="float">
            <text:p>450015000</text:p>
          </table:table-cell>
        </table:table-row>
        <table:table-row table:style-name="ro1">
          <table:table-cell table:formula="of:=[$'Random (time)'.A22]" office:value-type="float" office:value="50000" calcext:value-type="float">
            <text:p>50000</text:p>
          </table:table-cell>
          <table:table-cell table:formula="of:=[$'Random (time)'.G22]" office:value-type="float" office:value="1250025000" calcext:value-type="float">
            <text:p>1250025000</text:p>
          </table:table-cell>
          <table:table-cell table:formula="of:=[$'Increasing (time)'.G22]" office:value-type="float" office:value="1250025000" calcext:value-type="float">
            <text:p>1250025000</text:p>
          </table:table-cell>
          <table:table-cell table:formula="of:=[$'Decreasing (time)'.G22]" office:value-type="float" office:value="1250025000" calcext:value-type="float">
            <text:p>1250025000</text:p>
          </table:table-cell>
          <table:table-cell table:formula="of:=[$'A-Shape (time)'.G22]" office:value-type="float" office:value="1250025000" calcext:value-type="float">
            <text:p>1250025000</text:p>
          </table:table-cell>
          <table:table-cell table:formula="of:=[$'V-Shape (time)'.G22]" office:value-type="float" office:value="1250025000" calcext:value-type="float">
            <text:p>1250025000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Worst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n^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3:36:25.866301892</meta:creation-date>
    <dc:date>2024-03-22T01:31:56.343503630</dc:date>
    <meta:editing-duration>PT1H52M48S</meta:editing-duration>
    <meta:editing-cycles>15</meta:editing-cycles>
    <meta:generator>LibreOffice/7.6.5.2$Linux_X86_64 LibreOffice_project/60$Build-2</meta:generator>
    <meta:print-date>2024-03-22T01:36:41.550847172</meta:print-date>
    <meta:printed-by>PDF files</meta:printed-by>
    <meta:document-statistic meta:table-count="11" meta:cell-count="1586" meta:object-count="1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Increasing</text:p>
        </chart:title>
        <chart:legend chart:legend-position="end" svg:x="12.539cm" svg:y="2.956cm" style:legend-expansion="high" chart:style-name="ch3"/>
        <chart:plot-area chart:style-name="ch4" table:cell-range-address="'Increasing (time)'.A1:'Increasing (time)'.G11" chart:data-source-has-labels="both" svg:x="1.331cm" svg:y="1.275cm" svg:width="10.888cm" svg:height="6.564cm">
          <chart:coordinate-region svg:x="3.434cm" svg:y="1.474cm" svg:width="8.643cm" svg:height="5.18cm"/>
          <chart:axis chart:dimension="x" chart:name="primary-x" chart:style-name="ch5" chartooo:axis-type="auto">
            <chartooo:date-scale/>
            <chart:title svg:x="6.043cm" svg:y="8.019cm" chart:style-name="ch6">
              <text:p>Elements</text:p>
            </chart:title>
            <chart:categories table:cell-range-address="'Increasing (time)'.A2:'Increasing (time)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Increasing (time)'.B2:'Increasing (time)'.B11" chart:label-cell-address="'Increasing (time)'.B1:'Increasing (time)'.B1" chart:class="chart:line">
            <chart:data-point chart:repeated="10"/>
          </chart:series>
          <chart:series chart:style-name="ch10" chart:values-cell-range-address="'Increasing (time)'.C2:'Increasing (time)'.C11" chart:label-cell-address="'Increasing (time)'.C1:'Increasing (time)'.C1" chart:class="chart:line">
            <chart:data-point chart:repeated="10"/>
          </chart:series>
          <chart:series chart:style-name="ch11" chart:values-cell-range-address="'Increasing (time)'.D2:'Increasing (time)'.D11" chart:label-cell-address="'Increasing (time)'.D1:'Increasing (time)'.D1" chart:class="chart:line">
            <chart:data-point chart:repeated="10"/>
          </chart:series>
          <chart:series chart:style-name="ch12" chart:values-cell-range-address="'Increasing (time)'.E2:'Increasing (time)'.E11" chart:label-cell-address="'Increasing (time)'.E1:'Increasing (time)'.E1" chart:class="chart:line">
            <chart:data-point chart:repeated="10"/>
          </chart:series>
          <chart:series chart:style-name="ch13" chart:values-cell-range-address="'Increasing (time)'.F2:'Increasing (time)'.F11" chart:label-cell-address="'Increasing (time)'.F1:'Increasing (time)'.F1" chart:class="chart:line">
            <chart:data-point chart:repeated="10"/>
          </chart:series>
          <chart:series chart:style-name="ch14" chart:values-cell-range-address="'Increasing (time)'.G2:'Increasing (time)'.G11" chart:label-cell-address="'Increasing (time)'.G1:'Increasing (time)'.G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'Increasing (time)'.B1:'Increasing (time)'.B1</svg:desc>
                </draw:g>
              </table:table-cell>
              <table:table-cell office:value-type="string">
                <text:p>Merge sort</text:p>
                <draw:g>
                  <svg:desc>'Increasing (time)'.C1:'Increasing (time)'.C1</svg:desc>
                </draw:g>
              </table:table-cell>
              <table:table-cell office:value-type="string">
                <text:p>Heap sort</text:p>
                <draw:g>
                  <svg:desc>'Increasing (time)'.D1:'Increasing (time)'.D1</svg:desc>
                </draw:g>
              </table:table-cell>
              <table:table-cell office:value-type="string">
                <text:p>Bubble sort</text:p>
                <draw:g>
                  <svg:desc>'Increasing (time)'.E1:'Increasing (time)'.E1</svg:desc>
                </draw:g>
              </table:table-cell>
              <table:table-cell office:value-type="string">
                <text:p>Insertion sort</text:p>
                <draw:g>
                  <svg:desc>'Increasing (time)'.F1:'Increasing (time)'.F1</svg:desc>
                </draw:g>
              </table:table-cell>
              <table:table-cell office:value-type="string">
                <text:p>Selection sort</text:p>
                <draw:g>
                  <svg:desc>'Increasing (time)'.G1:'Increasing (time)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Increasing (time)'.A2:'Increasing (time)'.A11</svg:desc>
                </draw:g>
              </table:table-cell>
              <table:table-cell office:value-type="float" office:value="966859">
                <text:p>966859</text:p>
                <draw:g>
                  <svg:desc>'Increasing (time)'.B2:'Increasing (time)'.B11</svg:desc>
                </draw:g>
              </table:table-cell>
              <table:table-cell office:value-type="float" office:value="210211">
                <text:p>210211</text:p>
                <draw:g>
                  <svg:desc>'Increasing (time)'.C2:'Increasing (time)'.C11</svg:desc>
                </draw:g>
              </table:table-cell>
              <table:table-cell office:value-type="float" office:value="47100">
                <text:p>47100</text:p>
                <draw:g>
                  <svg:desc>'Increasing (time)'.D2:'Increasing (time)'.D11</svg:desc>
                </draw:g>
              </table:table-cell>
              <table:table-cell office:value-type="float" office:value="921851">
                <text:p>921851</text:p>
                <draw:g>
                  <svg:desc>'Increasing (time)'.E2:'Increasing (time)'.E11</svg:desc>
                </draw:g>
              </table:table-cell>
              <table:table-cell office:value-type="float" office:value="369059">
                <text:p>369059</text:p>
                <draw:g>
                  <svg:desc>'Increasing (time)'.F2:'Increasing (time)'.F11</svg:desc>
                </draw:g>
              </table:table-cell>
              <table:table-cell office:value-type="float" office:value="444155">
                <text:p>444155</text:p>
                <draw:g>
                  <svg:desc>'Increasing (time)'.G2:'Increasing (time)'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98891">
                <text:p>3798891</text:p>
              </table:table-cell>
              <table:table-cell office:value-type="float" office:value="1024128">
                <text:p>1024128</text:p>
              </table:table-cell>
              <table:table-cell office:value-type="float" office:value="266570">
                <text:p>266570</text:p>
              </table:table-cell>
              <table:table-cell office:value-type="float" office:value="7651574">
                <text:p>7651574</text:p>
              </table:table-cell>
              <table:table-cell office:value-type="float" office:value="1425114">
                <text:p>1425114</text:p>
              </table:table-cell>
              <table:table-cell office:value-type="float" office:value="1648835">
                <text:p>164883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8506112">
                <text:p>8506112</text:p>
              </table:table-cell>
              <table:table-cell office:value-type="float" office:value="1633213">
                <text:p>1633213</text:p>
              </table:table-cell>
              <table:table-cell office:value-type="float" office:value="464675">
                <text:p>464675</text:p>
              </table:table-cell>
              <table:table-cell office:value-type="float" office:value="12819850">
                <text:p>12819850</text:p>
              </table:table-cell>
              <table:table-cell office:value-type="float" office:value="2983022">
                <text:p>2983022</text:p>
              </table:table-cell>
              <table:table-cell office:value-type="float" office:value="3687961">
                <text:p>368796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604205">
                <text:p>23604205</text:p>
              </table:table-cell>
              <table:table-cell office:value-type="float" office:value="3895917">
                <text:p>3895917</text:p>
              </table:table-cell>
              <table:table-cell office:value-type="float" office:value="313973">
                <text:p>313973</text:p>
              </table:table-cell>
              <table:table-cell office:value-type="float" office:value="23161632">
                <text:p>23161632</text:p>
              </table:table-cell>
              <table:table-cell office:value-type="float" office:value="8286772">
                <text:p>8286772</text:p>
              </table:table-cell>
              <table:table-cell office:value-type="float" office:value="10300892">
                <text:p>1030089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503205">
                <text:p>60503205</text:p>
              </table:table-cell>
              <table:table-cell office:value-type="float" office:value="8284930">
                <text:p>8284930</text:p>
              </table:table-cell>
              <table:table-cell office:value-type="float" office:value="688561">
                <text:p>688561</text:p>
              </table:table-cell>
              <table:table-cell office:value-type="float" office:value="59886063">
                <text:p>59886063</text:p>
              </table:table-cell>
              <table:table-cell office:value-type="float" office:value="20887012">
                <text:p>20887012</text:p>
              </table:table-cell>
              <table:table-cell office:value-type="float" office:value="31478922">
                <text:p>3147892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4434493">
                <text:p>94434493</text:p>
              </table:table-cell>
              <table:table-cell office:value-type="float" office:value="13251253">
                <text:p>13251253</text:p>
              </table:table-cell>
              <table:table-cell office:value-type="float" office:value="675110">
                <text:p>675110</text:p>
              </table:table-cell>
              <table:table-cell office:value-type="float" office:value="94943232">
                <text:p>94943232</text:p>
              </table:table-cell>
              <table:table-cell office:value-type="float" office:value="32788507">
                <text:p>32788507</text:p>
              </table:table-cell>
              <table:table-cell office:value-type="float" office:value="41351905">
                <text:p>4135190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17273779">
                <text:p>217273779</text:p>
              </table:table-cell>
              <table:table-cell office:value-type="float" office:value="30290382">
                <text:p>30290382</text:p>
              </table:table-cell>
              <table:table-cell office:value-type="float" office:value="2507020">
                <text:p>2507020</text:p>
              </table:table-cell>
              <table:table-cell office:value-type="float" office:value="216960612">
                <text:p>216960612</text:p>
              </table:table-cell>
              <table:table-cell office:value-type="float" office:value="74406542">
                <text:p>74406542</text:p>
              </table:table-cell>
              <table:table-cell office:value-type="float" office:value="93647686">
                <text:p>9364768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79811846">
                <text:p>379811846</text:p>
              </table:table-cell>
              <table:table-cell office:value-type="float" office:value="50465456">
                <text:p>50465456</text:p>
              </table:table-cell>
              <table:table-cell office:value-type="float" office:value="3272318">
                <text:p>3272318</text:p>
              </table:table-cell>
              <table:table-cell office:value-type="float" office:value="376214706">
                <text:p>376214706</text:p>
              </table:table-cell>
              <table:table-cell office:value-type="float" office:value="137403889">
                <text:p>137403889</text:p>
              </table:table-cell>
              <table:table-cell office:value-type="float" office:value="164748546">
                <text:p>16474854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57961346">
                <text:p>857961346</text:p>
              </table:table-cell>
              <table:table-cell office:value-type="float" office:value="93858680">
                <text:p>93858680</text:p>
              </table:table-cell>
              <table:table-cell office:value-type="float" office:value="4733636">
                <text:p>4733636</text:p>
              </table:table-cell>
              <table:table-cell office:value-type="float" office:value="850443217">
                <text:p>850443217</text:p>
              </table:table-cell>
              <table:table-cell office:value-type="float" office:value="301054326">
                <text:p>301054326</text:p>
              </table:table-cell>
              <table:table-cell office:value-type="float" office:value="372729351">
                <text:p>37272935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365035101">
                <text:p>2365035101</text:p>
              </table:table-cell>
              <table:table-cell office:value-type="float" office:value="210555315">
                <text:p>210555315</text:p>
              </table:table-cell>
              <table:table-cell office:value-type="float" office:value="8021801">
                <text:p>8021801</text:p>
              </table:table-cell>
              <table:table-cell office:value-type="float" office:value="2334335595">
                <text:p>2334335595</text:p>
              </table:table-cell>
              <table:table-cell office:value-type="float" office:value="835296700">
                <text:p>835296700</text:p>
              </table:table-cell>
              <table:table-cell office:value-type="float" office:value="1028649180">
                <text:p>10286491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07cm" svg:y="0.316cm" chart:style-name="ch2">
          <text:p>Insertion sort</text:p>
        </chart:title>
        <chart:legend chart:legend-position="end" svg:x="12.936cm" svg:y="3.205cm" style:legend-expansion="high" chart:style-name="ch3"/>
        <chart:plot-area chart:style-name="ch4" table:cell-range-address="'Insertion sort'.A1:'Insertion sort'.F11" chart:data-source-has-labels="both" svg:x="1.331cm" svg:y="1.275cm" svg:width="11.285cm" svg:height="6.564cm">
          <chart:coordinate-region svg:x="3.249cm" svg:y="1.474cm" svg:width="8.902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Insertion sort'.A2:'Insertion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Insertion sort'.B2:'Insertion sort'.B11" chart:label-cell-address="'Insertion sort'.B1:'Insertion sort'.B1" chart:class="chart:line">
            <chart:data-point chart:repeated="10"/>
          </chart:series>
          <chart:series chart:style-name="ch10" chart:values-cell-range-address="'Insertion sort'.C2:'Insertion sort'.C11" chart:label-cell-address="'Insertion sort'.C1:'Insertion sort'.C1" chart:class="chart:line">
            <chart:data-point chart:repeated="10"/>
          </chart:series>
          <chart:series chart:style-name="ch11" chart:values-cell-range-address="'Insertion sort'.D2:'Insertion sort'.D11" chart:label-cell-address="'Insertion sort'.D1:'Insertion sort'.D1" chart:class="chart:line">
            <chart:data-point chart:repeated="10"/>
          </chart:series>
          <chart:series chart:style-name="ch12" chart:values-cell-range-address="'Insertion sort'.E2:'Insertion sort'.E11" chart:label-cell-address="'Insertion sort'.E1:'Insertion sort'.E1" chart:class="chart:line">
            <chart:data-point chart:repeated="10"/>
          </chart:series>
          <chart:series chart:style-name="ch13" chart:values-cell-range-address="'Insertion sort'.F2:'Insertion sort'.F11" chart:label-cell-address="'Insertion sort'.F1:'Insertion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Insertion sort'.B1:'Insertion sort'.B1</svg:desc>
                </draw:g>
              </table:table-cell>
              <table:table-cell office:value-type="string">
                <text:p>Increasing</text:p>
                <draw:g>
                  <svg:desc>'Insertion sort'.C1:'Insertion sort'.C1</svg:desc>
                </draw:g>
              </table:table-cell>
              <table:table-cell office:value-type="string">
                <text:p>Decreasing</text:p>
                <draw:g>
                  <svg:desc>'Insertion sort'.D1:'Insertion sort'.D1</svg:desc>
                </draw:g>
              </table:table-cell>
              <table:table-cell office:value-type="string">
                <text:p>A-Shape</text:p>
                <draw:g>
                  <svg:desc>'Insertion sort'.E1:'Insertion sort'.E1</svg:desc>
                </draw:g>
              </table:table-cell>
              <table:table-cell office:value-type="string">
                <text:p>V-Shape</text:p>
                <draw:g>
                  <svg:desc>'Insertion sort'.F1:'Insertion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Insertion sort'.A2:'Insertion sort'.A11</svg:desc>
                </draw:g>
              </table:table-cell>
              <table:table-cell office:value-type="float" office:value="290856">
                <text:p>290856</text:p>
                <draw:g>
                  <svg:desc>'Insertion sort'.B2:'Insertion sort'.B11</svg:desc>
                </draw:g>
              </table:table-cell>
              <table:table-cell office:value-type="float" office:value="369059">
                <text:p>369059</text:p>
                <draw:g>
                  <svg:desc>'Insertion sort'.C2:'Insertion sort'.C11</svg:desc>
                </draw:g>
              </table:table-cell>
              <table:table-cell office:value-type="float" office:value="1795">
                <text:p>1795</text:p>
                <draw:g>
                  <svg:desc>'Insertion sort'.D2:'Insertion sort'.D11</svg:desc>
                </draw:g>
              </table:table-cell>
              <table:table-cell office:value-type="float" office:value="264753">
                <text:p>264753</text:p>
                <draw:g>
                  <svg:desc>'Insertion sort'.E2:'Insertion sort'.E11</svg:desc>
                </draw:g>
              </table:table-cell>
              <table:table-cell office:value-type="float" office:value="752272">
                <text:p>752272</text:p>
                <draw:g>
                  <svg:desc>'Insertion sort'.F2:'Insertion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18630">
                <text:p>1218630</text:p>
              </table:table-cell>
              <table:table-cell office:value-type="float" office:value="1425114">
                <text:p>1425114</text:p>
              </table:table-cell>
              <table:table-cell office:value-type="float" office:value="3238">
                <text:p>3238</text:p>
              </table:table-cell>
              <table:table-cell office:value-type="float" office:value="1100328">
                <text:p>1100328</text:p>
              </table:table-cell>
              <table:table-cell office:value-type="float" office:value="1056492">
                <text:p>105649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67856">
                <text:p>2367856</text:p>
              </table:table-cell>
              <table:table-cell office:value-type="float" office:value="2983022">
                <text:p>2983022</text:p>
              </table:table-cell>
              <table:table-cell office:value-type="float" office:value="19217">
                <text:p>19217</text:p>
              </table:table-cell>
              <table:table-cell office:value-type="float" office:value="2244599">
                <text:p>2244599</text:p>
              </table:table-cell>
              <table:table-cell office:value-type="float" office:value="4026268">
                <text:p>402626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639912">
                <text:p>6639912</text:p>
              </table:table-cell>
              <table:table-cell office:value-type="float" office:value="8286772">
                <text:p>8286772</text:p>
              </table:table-cell>
              <table:table-cell office:value-type="float" office:value="5327">
                <text:p>5327</text:p>
              </table:table-cell>
              <table:table-cell office:value-type="float" office:value="6524979">
                <text:p>6524979</text:p>
              </table:table-cell>
              <table:table-cell office:value-type="float" office:value="5422150">
                <text:p>54221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4699287">
                <text:p>14699287</text:p>
              </table:table-cell>
              <table:table-cell office:value-type="float" office:value="20887012">
                <text:p>20887012</text:p>
              </table:table-cell>
              <table:table-cell office:value-type="float" office:value="8476">
                <text:p>8476</text:p>
              </table:table-cell>
              <table:table-cell office:value-type="float" office:value="12612216">
                <text:p>12612216</text:p>
              </table:table-cell>
              <table:table-cell office:value-type="float" office:value="12512764">
                <text:p>1251276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028297">
                <text:p>21028297</text:p>
              </table:table-cell>
              <table:table-cell office:value-type="float" office:value="32788507">
                <text:p>32788507</text:p>
              </table:table-cell>
              <table:table-cell office:value-type="float" office:value="10591">
                <text:p>10591</text:p>
              </table:table-cell>
              <table:table-cell office:value-type="float" office:value="25101686">
                <text:p>25101686</text:p>
              </table:table-cell>
              <table:table-cell office:value-type="float" office:value="19148562">
                <text:p>191485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46026125">
                <text:p>46026125</text:p>
              </table:table-cell>
              <table:table-cell office:value-type="float" office:value="74406542">
                <text:p>74406542</text:p>
              </table:table-cell>
              <table:table-cell office:value-type="float" office:value="48643">
                <text:p>48643</text:p>
              </table:table-cell>
              <table:table-cell office:value-type="float" office:value="38320014">
                <text:p>38320014</text:p>
              </table:table-cell>
              <table:table-cell office:value-type="float" office:value="46008160">
                <text:p>4600816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78041518">
                <text:p>78041518</text:p>
              </table:table-cell>
              <table:table-cell office:value-type="float" office:value="137403889">
                <text:p>137403889</text:p>
              </table:table-cell>
              <table:table-cell office:value-type="float" office:value="76613">
                <text:p>76613</text:p>
              </table:table-cell>
              <table:table-cell office:value-type="float" office:value="71292218">
                <text:p>71292218</text:p>
              </table:table-cell>
              <table:table-cell office:value-type="float" office:value="74213465">
                <text:p>7421346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53803756">
                <text:p>153803756</text:p>
              </table:table-cell>
              <table:table-cell office:value-type="float" office:value="301054326">
                <text:p>301054326</text:p>
              </table:table-cell>
              <table:table-cell office:value-type="float" office:value="41359">
                <text:p>41359</text:p>
              </table:table-cell>
              <table:table-cell office:value-type="float" office:value="149144909">
                <text:p>149144909</text:p>
              </table:table-cell>
              <table:table-cell office:value-type="float" office:value="156882314">
                <text:p>1568823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28297672">
                <text:p>428297672</text:p>
              </table:table-cell>
              <table:table-cell office:value-type="float" office:value="835296700">
                <text:p>835296700</text:p>
              </table:table-cell>
              <table:table-cell office:value-type="float" office:value="106508">
                <text:p>106508</text:p>
              </table:table-cell>
              <table:table-cell office:value-type="float" office:value="426269150">
                <text:p>426269150</text:p>
              </table:table-cell>
              <table:table-cell office:value-type="float" office:value="422995112">
                <text:p>4229951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54cm" svg:y="0.316cm" chart:style-name="ch2">
          <text:p>Selection sort</text:p>
        </chart:title>
        <chart:legend chart:legend-position="end" svg:x="12.936cm" svg:y="3.205cm" style:legend-expansion="high" chart:style-name="ch3"/>
        <chart:plot-area chart:style-name="ch4" table:cell-range-address="'Selection sort'.A1:'Selection sort'.F11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Selection sort'.A2:'Selection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Selection sort'.B2:'Selection sort'.B11" chart:label-cell-address="'Selection sort'.B1:'Selection sort'.B1" chart:class="chart:line">
            <chart:data-point chart:repeated="10"/>
          </chart:series>
          <chart:series chart:style-name="ch10" chart:values-cell-range-address="'Selection sort'.C2:'Selection sort'.C11" chart:label-cell-address="'Selection sort'.C1:'Selection sort'.C1" chart:class="chart:line">
            <chart:data-point chart:repeated="10"/>
          </chart:series>
          <chart:series chart:style-name="ch11" chart:values-cell-range-address="'Selection sort'.D2:'Selection sort'.D11" chart:label-cell-address="'Selection sort'.D1:'Selection sort'.D1" chart:class="chart:line">
            <chart:data-point chart:repeated="10"/>
          </chart:series>
          <chart:series chart:style-name="ch12" chart:values-cell-range-address="'Selection sort'.E2:'Selection sort'.E11" chart:label-cell-address="'Selection sort'.E1:'Selection sort'.E1" chart:class="chart:line">
            <chart:data-point chart:repeated="10"/>
          </chart:series>
          <chart:series chart:style-name="ch13" chart:values-cell-range-address="'Selection sort'.F2:'Selection sort'.F11" chart:label-cell-address="'Selection sort'.F1:'Selection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Selection sort'.B1:'Selection sort'.B1</svg:desc>
                </draw:g>
              </table:table-cell>
              <table:table-cell office:value-type="string">
                <text:p>Increasing</text:p>
                <draw:g>
                  <svg:desc>'Selection sort'.C1:'Selection sort'.C1</svg:desc>
                </draw:g>
              </table:table-cell>
              <table:table-cell office:value-type="string">
                <text:p>Decreasing</text:p>
                <draw:g>
                  <svg:desc>'Selection sort'.D1:'Selection sort'.D1</svg:desc>
                </draw:g>
              </table:table-cell>
              <table:table-cell office:value-type="string">
                <text:p>A-Shape</text:p>
                <draw:g>
                  <svg:desc>'Selection sort'.E1:'Selection sort'.E1</svg:desc>
                </draw:g>
              </table:table-cell>
              <table:table-cell office:value-type="string">
                <text:p>V-Shape</text:p>
                <draw:g>
                  <svg:desc>'Selection sort'.F1:'Selection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election sort'.A2:'Selection sort'.A11</svg:desc>
                </draw:g>
              </table:table-cell>
              <table:table-cell office:value-type="float" office:value="584850">
                <text:p>584850</text:p>
                <draw:g>
                  <svg:desc>'Selection sort'.B2:'Selection sort'.B11</svg:desc>
                </draw:g>
              </table:table-cell>
              <table:table-cell office:value-type="float" office:value="444155">
                <text:p>444155</text:p>
                <draw:g>
                  <svg:desc>'Selection sort'.C2:'Selection sort'.C11</svg:desc>
                </draw:g>
              </table:table-cell>
              <table:table-cell office:value-type="float" office:value="404175">
                <text:p>404175</text:p>
                <draw:g>
                  <svg:desc>'Selection sort'.D2:'Selection sort'.D11</svg:desc>
                </draw:g>
              </table:table-cell>
              <table:table-cell office:value-type="float" office:value="444854">
                <text:p>444854</text:p>
                <draw:g>
                  <svg:desc>'Selection sort'.E2:'Selection sort'.E11</svg:desc>
                </draw:g>
              </table:table-cell>
              <table:table-cell office:value-type="float" office:value="1213441">
                <text:p>1213441</text:p>
                <draw:g>
                  <svg:desc>'Selection sort'.F2:'Selection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98154">
                <text:p>2098154</text:p>
              </table:table-cell>
              <table:table-cell office:value-type="float" office:value="1648835">
                <text:p>1648835</text:p>
              </table:table-cell>
              <table:table-cell office:value-type="float" office:value="2269167">
                <text:p>2269167</text:p>
              </table:table-cell>
              <table:table-cell office:value-type="float" office:value="2993106">
                <text:p>2993106</text:p>
              </table:table-cell>
              <table:table-cell office:value-type="float" office:value="1761156">
                <text:p>17611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837519">
                <text:p>3837519</text:p>
              </table:table-cell>
              <table:table-cell office:value-type="float" office:value="3687961">
                <text:p>3687961</text:p>
              </table:table-cell>
              <table:table-cell office:value-type="float" office:value="5844189">
                <text:p>5844189</text:p>
              </table:table-cell>
              <table:table-cell office:value-type="float" office:value="3897073">
                <text:p>3897073</text:p>
              </table:table-cell>
              <table:table-cell office:value-type="float" office:value="6805663">
                <text:p>68056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088346">
                <text:p>12088346</text:p>
              </table:table-cell>
              <table:table-cell office:value-type="float" office:value="10300892">
                <text:p>10300892</text:p>
              </table:table-cell>
              <table:table-cell office:value-type="float" office:value="15123438">
                <text:p>15123438</text:p>
              </table:table-cell>
              <table:table-cell office:value-type="float" office:value="15439359">
                <text:p>15439359</text:p>
              </table:table-cell>
              <table:table-cell office:value-type="float" office:value="10928950">
                <text:p>109289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6372869">
                <text:p>26372869</text:p>
              </table:table-cell>
              <table:table-cell office:value-type="float" office:value="31478922">
                <text:p>31478922</text:p>
              </table:table-cell>
              <table:table-cell office:value-type="float" office:value="25808641">
                <text:p>25808641</text:p>
              </table:table-cell>
              <table:table-cell office:value-type="float" office:value="27034252">
                <text:p>27034252</text:p>
              </table:table-cell>
              <table:table-cell office:value-type="float" office:value="28364266">
                <text:p>283642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1027818">
                <text:p>41027818</text:p>
              </table:table-cell>
              <table:table-cell office:value-type="float" office:value="41351905">
                <text:p>41351905</text:p>
              </table:table-cell>
              <table:table-cell office:value-type="float" office:value="45308445">
                <text:p>45308445</text:p>
              </table:table-cell>
              <table:table-cell office:value-type="float" office:value="41846402">
                <text:p>41846402</text:p>
              </table:table-cell>
              <table:table-cell office:value-type="float" office:value="42888199">
                <text:p>4288819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7410570">
                <text:p>97410570</text:p>
              </table:table-cell>
              <table:table-cell office:value-type="float" office:value="93647686">
                <text:p>93647686</text:p>
              </table:table-cell>
              <table:table-cell office:value-type="float" office:value="96611647">
                <text:p>96611647</text:p>
              </table:table-cell>
              <table:table-cell office:value-type="float" office:value="95800421">
                <text:p>95800421</text:p>
              </table:table-cell>
              <table:table-cell office:value-type="float" office:value="100298275">
                <text:p>1002982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62932063">
                <text:p>162932063</text:p>
              </table:table-cell>
              <table:table-cell office:value-type="float" office:value="164748546">
                <text:p>164748546</text:p>
              </table:table-cell>
              <table:table-cell office:value-type="float" office:value="172237342">
                <text:p>172237342</text:p>
              </table:table-cell>
              <table:table-cell office:value-type="float" office:value="171156494">
                <text:p>171156494</text:p>
              </table:table-cell>
              <table:table-cell office:value-type="float" office:value="174162170">
                <text:p>17416217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73091387">
                <text:p>373091387</text:p>
              </table:table-cell>
              <table:table-cell office:value-type="float" office:value="372729351">
                <text:p>372729351</text:p>
              </table:table-cell>
              <table:table-cell office:value-type="float" office:value="366435374">
                <text:p>366435374</text:p>
              </table:table-cell>
              <table:table-cell office:value-type="float" office:value="374863898">
                <text:p>374863898</text:p>
              </table:table-cell>
              <table:table-cell office:value-type="float" office:value="377276829">
                <text:p>3772768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20439470">
                <text:p>1020439470</text:p>
              </table:table-cell>
              <table:table-cell office:value-type="float" office:value="1028649180">
                <text:p>1028649180</text:p>
              </table:table-cell>
              <table:table-cell office:value-type="float" office:value="1024340005">
                <text:p>1024340005</text:p>
              </table:table-cell>
              <table:table-cell office:value-type="float" office:value="1048370314">
                <text:p>1048370314</text:p>
              </table:table-cell>
              <table:table-cell office:value-type="float" office:value="1069557233">
                <text:p>10695572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97cm" svg:y="0.316cm" chart:style-name="ch2">
          <text:p>Selection sort (operations)</text:p>
        </chart:title>
        <chart:legend chart:legend-position="end" svg:x="12.936cm" svg:y="3.205cm" style:legend-expansion="high" chart:style-name="ch3"/>
        <chart:plot-area chart:style-name="ch4" table:cell-range-address="'Selection sort'.A12:'Selection sort'.F22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Selection sort'.A13:'Selection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Selection sort'.B13:'Selection sort'.B22" chart:label-cell-address="'Selection sort'.B12:'Selection sort'.B12" chart:class="chart:line">
            <chart:data-point chart:repeated="10"/>
          </chart:series>
          <chart:series chart:style-name="ch10" chart:values-cell-range-address="'Selection sort'.C13:'Selection sort'.C22" chart:label-cell-address="'Selection sort'.C12:'Selection sort'.C12" chart:class="chart:line">
            <chart:data-point chart:repeated="10"/>
          </chart:series>
          <chart:series chart:style-name="ch11" chart:values-cell-range-address="'Selection sort'.D13:'Selection sort'.D22" chart:label-cell-address="'Selection sort'.D12:'Selection sort'.D12" chart:class="chart:line">
            <chart:data-point chart:repeated="10"/>
          </chart:series>
          <chart:series chart:style-name="ch12" chart:values-cell-range-address="'Selection sort'.E13:'Selection sort'.E22" chart:label-cell-address="'Selection sort'.E12:'Selection sort'.E12" chart:class="chart:line">
            <chart:data-point chart:repeated="10"/>
          </chart:series>
          <chart:series chart:style-name="ch13" chart:values-cell-range-address="'Selection sort'.F13:'Selection sort'.F22" chart:label-cell-address="'Selection sort'.F12:'Selection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Selection sort'.B12:'Selection sort'.B12</svg:desc>
                </draw:g>
              </table:table-cell>
              <table:table-cell office:value-type="string">
                <text:p>Increasing</text:p>
                <draw:g>
                  <svg:desc>'Selection sort'.C12:'Selection sort'.C12</svg:desc>
                </draw:g>
              </table:table-cell>
              <table:table-cell office:value-type="string">
                <text:p>Decreasing</text:p>
                <draw:g>
                  <svg:desc>'Selection sort'.D12:'Selection sort'.D12</svg:desc>
                </draw:g>
              </table:table-cell>
              <table:table-cell office:value-type="string">
                <text:p>A-Shape</text:p>
                <draw:g>
                  <svg:desc>'Selection sort'.E12:'Selection sort'.E12</svg:desc>
                </draw:g>
              </table:table-cell>
              <table:table-cell office:value-type="string">
                <text:p>V-Shape</text:p>
                <draw:g>
                  <svg:desc>'Selection sort'.F12:'Selection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Selection sort'.A13:'Selection sort'.A22</svg:desc>
                </draw:g>
              </table:table-cell>
              <table:table-cell office:value-type="float" office:value="500500">
                <text:p>500500</text:p>
                <draw:g>
                  <svg:desc>'Selection sort'.B13:'Selection sort'.B22</svg:desc>
                </draw:g>
              </table:table-cell>
              <table:table-cell office:value-type="float" office:value="500500">
                <text:p>500500</text:p>
                <draw:g>
                  <svg:desc>'Selection sort'.C13:'Selection sort'.C22</svg:desc>
                </draw:g>
              </table:table-cell>
              <table:table-cell office:value-type="float" office:value="500500">
                <text:p>500500</text:p>
                <draw:g>
                  <svg:desc>'Selection sort'.D13:'Selection sort'.D22</svg:desc>
                </draw:g>
              </table:table-cell>
              <table:table-cell office:value-type="float" office:value="500500">
                <text:p>500500</text:p>
                <draw:g>
                  <svg:desc>'Selection sort'.E13:'Selection sort'.E22</svg:desc>
                </draw:g>
              </table:table-cell>
              <table:table-cell office:value-type="float" office:value="500500">
                <text:p>500500</text:p>
                <draw:g>
                  <svg:desc>'Selection sort'.F13:'Selection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  <table:table-cell office:value-type="float" office:value="2001000">
                <text:p>2001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  <table:table-cell office:value-type="float" office:value="4501500">
                <text:p>45015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  <table:table-cell office:value-type="float" office:value="12502500">
                <text:p>125025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  <table:table-cell office:value-type="float" office:value="32004000">
                <text:p>32004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  <table:table-cell office:value-type="float" office:value="50005000">
                <text:p>500050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  <table:table-cell office:value-type="float" office:value="112507500">
                <text:p>1125075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  <table:table-cell office:value-type="float" office:value="200010000">
                <text:p>20001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50015000">
                <text:p>450015000</text:p>
              </table:table-cell>
              <table:table-cell office:value-type="float" office:value="450015000">
                <text:p>450015000</text:p>
              </table:table-cell>
              <table:table-cell office:value-type="float" office:value="450015000">
                <text:p>450015000</text:p>
              </table:table-cell>
              <table:table-cell office:value-type="float" office:value="450015000">
                <text:p>450015000</text:p>
              </table:table-cell>
              <table:table-cell office:value-type="float" office:value="450015000">
                <text:p>450015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50025000">
                <text:p>1250025000</text:p>
              </table:table-cell>
              <table:table-cell office:value-type="float" office:value="1250025000">
                <text:p>1250025000</text:p>
              </table:table-cell>
              <table:table-cell office:value-type="float" office:value="1250025000">
                <text:p>1250025000</text:p>
              </table:table-cell>
              <table:table-cell office:value-type="float" office:value="1250025000">
                <text:p>1250025000</text:p>
              </table:table-cell>
              <table:table-cell office:value-type="float" office:value="1250025000">
                <text:p>125002500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6cm" chart:style-name="ch2">
          <text:p>Insertion sort (operations)</text:p>
        </chart:title>
        <chart:legend chart:legend-position="end" svg:x="12.936cm" svg:y="3.205cm" style:legend-expansion="high" chart:style-name="ch3"/>
        <chart:plot-area chart:style-name="ch4" table:cell-range-address="'Insertion sort'.A12:'Insertion sort'.F22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Insertion sort'.A13:'Insertion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Insertion sort'.B13:'Insertion sort'.B22" chart:label-cell-address="'Insertion sort'.B12:'Insertion sort'.B12" chart:class="chart:line">
            <chart:data-point chart:repeated="10"/>
          </chart:series>
          <chart:series chart:style-name="ch10" chart:values-cell-range-address="'Insertion sort'.C13:'Insertion sort'.C22" chart:label-cell-address="'Insertion sort'.C12:'Insertion sort'.C12" chart:class="chart:line">
            <chart:data-point chart:repeated="10"/>
          </chart:series>
          <chart:series chart:style-name="ch11" chart:values-cell-range-address="'Insertion sort'.D13:'Insertion sort'.D22" chart:label-cell-address="'Insertion sort'.D12:'Insertion sort'.D12" chart:class="chart:line">
            <chart:data-point chart:repeated="10"/>
          </chart:series>
          <chart:series chart:style-name="ch12" chart:values-cell-range-address="'Insertion sort'.E13:'Insertion sort'.E22" chart:label-cell-address="'Insertion sort'.E12:'Insertion sort'.E12" chart:class="chart:line">
            <chart:data-point chart:repeated="10"/>
          </chart:series>
          <chart:series chart:style-name="ch13" chart:values-cell-range-address="'Insertion sort'.F13:'Insertion sort'.F22" chart:label-cell-address="'Insertion sort'.F12:'Insertion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Insertion sort'.B12:'Insertion sort'.B12</svg:desc>
                </draw:g>
              </table:table-cell>
              <table:table-cell office:value-type="string">
                <text:p>Increasing</text:p>
                <draw:g>
                  <svg:desc>'Insertion sort'.C12:'Insertion sort'.C12</svg:desc>
                </draw:g>
              </table:table-cell>
              <table:table-cell office:value-type="string">
                <text:p>Decreasing</text:p>
                <draw:g>
                  <svg:desc>'Insertion sort'.D12:'Insertion sort'.D12</svg:desc>
                </draw:g>
              </table:table-cell>
              <table:table-cell office:value-type="string">
                <text:p>A-Shape</text:p>
                <draw:g>
                  <svg:desc>'Insertion sort'.E12:'Insertion sort'.E12</svg:desc>
                </draw:g>
              </table:table-cell>
              <table:table-cell office:value-type="string">
                <text:p>V-Shape</text:p>
                <draw:g>
                  <svg:desc>'Insertion sort'.F12:'Insertion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Insertion sort'.A13:'Insertion sort'.A22</svg:desc>
                </draw:g>
              </table:table-cell>
              <table:table-cell office:value-type="float" office:value="504909">
                <text:p>504909</text:p>
                <draw:g>
                  <svg:desc>'Insertion sort'.B13:'Insertion sort'.B22</svg:desc>
                </draw:g>
              </table:table-cell>
              <table:table-cell office:value-type="float" office:value="999999">
                <text:p>999999</text:p>
                <draw:g>
                  <svg:desc>'Insertion sort'.C13:'Insertion sort'.C22</svg:desc>
                </draw:g>
              </table:table-cell>
              <table:table-cell office:value-type="float" office:value="999">
                <text:p>999</text:p>
                <draw:g>
                  <svg:desc>'Insertion sort'.D13:'Insertion sort'.D22</svg:desc>
                </draw:g>
              </table:table-cell>
              <table:table-cell office:value-type="float" office:value="499001">
                <text:p>499001</text:p>
                <draw:g>
                  <svg:desc>'Insertion sort'.E13:'Insertion sort'.E22</svg:desc>
                </draw:g>
              </table:table-cell>
              <table:table-cell office:value-type="float" office:value="500999">
                <text:p>500999</text:p>
                <draw:g>
                  <svg:desc>'Insertion sort'.F13:'Insertion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2606">
                <text:p>2002606</text:p>
              </table:table-cell>
              <table:table-cell office:value-type="float" office:value="3999999">
                <text:p>3999999</text:p>
              </table:table-cell>
              <table:table-cell office:value-type="float" office:value="1999">
                <text:p>1999</text:p>
              </table:table-cell>
              <table:table-cell office:value-type="float" office:value="1998001">
                <text:p>1998001</text:p>
              </table:table-cell>
              <table:table-cell office:value-type="float" office:value="2001999">
                <text:p>200199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480454">
                <text:p>4480454</text:p>
              </table:table-cell>
              <table:table-cell office:value-type="float" office:value="8999999">
                <text:p>8999999</text:p>
              </table:table-cell>
              <table:table-cell office:value-type="float" office:value="2999">
                <text:p>2999</text:p>
              </table:table-cell>
              <table:table-cell office:value-type="float" office:value="4497001">
                <text:p>4497001</text:p>
              </table:table-cell>
              <table:table-cell office:value-type="float" office:value="4502999">
                <text:p>45029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2529035">
                <text:p>12529035</text:p>
              </table:table-cell>
              <table:table-cell office:value-type="float" office:value="24999999">
                <text:p>24999999</text:p>
              </table:table-cell>
              <table:table-cell office:value-type="float" office:value="4999">
                <text:p>4999</text:p>
              </table:table-cell>
              <table:table-cell office:value-type="float" office:value="12495001">
                <text:p>12495001</text:p>
              </table:table-cell>
              <table:table-cell office:value-type="float" office:value="12504999">
                <text:p>1250499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2089923">
                <text:p>32089923</text:p>
              </table:table-cell>
              <table:table-cell office:value-type="float" office:value="63999999">
                <text:p>63999999</text:p>
              </table:table-cell>
              <table:table-cell office:value-type="float" office:value="7999">
                <text:p>7999</text:p>
              </table:table-cell>
              <table:table-cell office:value-type="float" office:value="31992001">
                <text:p>31992001</text:p>
              </table:table-cell>
              <table:table-cell office:value-type="float" office:value="32007999">
                <text:p>320079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0069174">
                <text:p>50069174</text:p>
              </table:table-cell>
              <table:table-cell office:value-type="float" office:value="99999999">
                <text:p>99999999</text:p>
              </table:table-cell>
              <table:table-cell office:value-type="float" office:value="9999">
                <text:p>9999</text:p>
              </table:table-cell>
              <table:table-cell office:value-type="float" office:value="49990001">
                <text:p>49990001</text:p>
              </table:table-cell>
              <table:table-cell office:value-type="float" office:value="50009999">
                <text:p>5000999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2354285">
                <text:p>112354285</text:p>
              </table:table-cell>
              <table:table-cell office:value-type="float" office:value="224999999">
                <text:p>224999999</text:p>
              </table:table-cell>
              <table:table-cell office:value-type="float" office:value="14999">
                <text:p>14999</text:p>
              </table:table-cell>
              <table:table-cell office:value-type="float" office:value="112485001">
                <text:p>112485001</text:p>
              </table:table-cell>
              <table:table-cell office:value-type="float" office:value="112514999">
                <text:p>11251499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9791186">
                <text:p>199791186</text:p>
              </table:table-cell>
              <table:table-cell office:value-type="float" office:value="399999999">
                <text:p>399999999</text:p>
              </table:table-cell>
              <table:table-cell office:value-type="float" office:value="19999">
                <text:p>19999</text:p>
              </table:table-cell>
              <table:table-cell office:value-type="float" office:value="199980001">
                <text:p>199980001</text:p>
              </table:table-cell>
              <table:table-cell office:value-type="float" office:value="200019999">
                <text:p>20001999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49624625">
                <text:p>449624625</text:p>
              </table:table-cell>
              <table:table-cell office:value-type="float" office:value="899999999">
                <text:p>899999999</text:p>
              </table:table-cell>
              <table:table-cell office:value-type="float" office:value="29999">
                <text:p>29999</text:p>
              </table:table-cell>
              <table:table-cell office:value-type="float" office:value="449970001">
                <text:p>449970001</text:p>
              </table:table-cell>
              <table:table-cell office:value-type="float" office:value="450029999">
                <text:p>45002999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51541887">
                <text:p>1251541887</text:p>
              </table:table-cell>
              <table:table-cell office:value-type="float" office:value="2499999999">
                <text:p>2499999999</text:p>
              </table:table-cell>
              <table:table-cell office:value-type="float" office:value="49999">
                <text:p>49999</text:p>
              </table:table-cell>
              <table:table-cell office:value-type="float" office:value="1249950001">
                <text:p>1249950001</text:p>
              </table:table-cell>
              <table:table-cell office:value-type="float" office:value="1250049999">
                <text:p>125004999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Bubble sort (operations)</text:p>
        </chart:title>
        <chart:legend chart:legend-position="end" svg:x="12.936cm" svg:y="3.205cm" style:legend-expansion="high" chart:style-name="ch3"/>
        <chart:plot-area chart:style-name="ch4" table:cell-range-address="'Bubble sort'.A12:'Bubble sort'.F22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Bubble sort'.A13:'Bubble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Bubble sort'.B13:'Bubble sort'.B22" chart:label-cell-address="'Bubble sort'.B12:'Bubble sort'.B12" chart:class="chart:line">
            <chart:data-point chart:repeated="10"/>
          </chart:series>
          <chart:series chart:style-name="ch10" chart:values-cell-range-address="'Bubble sort'.C13:'Bubble sort'.C22" chart:label-cell-address="'Bubble sort'.C12:'Bubble sort'.C12" chart:class="chart:line">
            <chart:data-point chart:repeated="10"/>
          </chart:series>
          <chart:series chart:style-name="ch11" chart:values-cell-range-address="'Bubble sort'.D13:'Bubble sort'.D22" chart:label-cell-address="'Bubble sort'.D12:'Bubble sort'.D12" chart:class="chart:line">
            <chart:data-point chart:repeated="10"/>
          </chart:series>
          <chart:series chart:style-name="ch12" chart:values-cell-range-address="'Bubble sort'.E13:'Bubble sort'.E22" chart:label-cell-address="'Bubble sort'.E12:'Bubble sort'.E12" chart:class="chart:line">
            <chart:data-point chart:repeated="10"/>
          </chart:series>
          <chart:series chart:style-name="ch13" chart:values-cell-range-address="'Bubble sort'.F13:'Bubble sort'.F22" chart:label-cell-address="'Bubble sort'.F12:'Bubble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Bubble sort'.B12:'Bubble sort'.B12</svg:desc>
                </draw:g>
              </table:table-cell>
              <table:table-cell office:value-type="string">
                <text:p>Increasing</text:p>
                <draw:g>
                  <svg:desc>'Bubble sort'.C12:'Bubble sort'.C12</svg:desc>
                </draw:g>
              </table:table-cell>
              <table:table-cell office:value-type="string">
                <text:p>Decreasing</text:p>
                <draw:g>
                  <svg:desc>'Bubble sort'.D12:'Bubble sort'.D12</svg:desc>
                </draw:g>
              </table:table-cell>
              <table:table-cell office:value-type="string">
                <text:p>A-Shape</text:p>
                <draw:g>
                  <svg:desc>'Bubble sort'.E12:'Bubble sort'.E12</svg:desc>
                </draw:g>
              </table:table-cell>
              <table:table-cell office:value-type="string">
                <text:p>V-Shape</text:p>
                <draw:g>
                  <svg:desc>'Bubble sort'.F12:'Bubble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ubble sort'.A13:'Bubble sort'.A22</svg:desc>
                </draw:g>
              </table:table-cell>
              <table:table-cell office:value-type="float" office:value="751455">
                <text:p>751455</text:p>
                <draw:g>
                  <svg:desc>'Bubble sort'.B13:'Bubble sort'.B22</svg:desc>
                </draw:g>
              </table:table-cell>
              <table:table-cell office:value-type="float" office:value="999000">
                <text:p>999000</text:p>
                <draw:g>
                  <svg:desc>'Bubble sort'.C13:'Bubble sort'.C22</svg:desc>
                </draw:g>
              </table:table-cell>
              <table:table-cell office:value-type="float" office:value="499500">
                <text:p>499500</text:p>
                <draw:g>
                  <svg:desc>'Bubble sort'.D13:'Bubble sort'.D22</svg:desc>
                </draw:g>
              </table:table-cell>
              <table:table-cell office:value-type="float" office:value="748501">
                <text:p>748501</text:p>
                <draw:g>
                  <svg:desc>'Bubble sort'.E13:'Bubble sort'.E22</svg:desc>
                </draw:g>
              </table:table-cell>
              <table:table-cell office:value-type="float" office:value="749500">
                <text:p>749500</text:p>
                <draw:g>
                  <svg:desc>'Bubble sort'.F13:'Bubble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99303">
                <text:p>2999303</text:p>
              </table:table-cell>
              <table:table-cell office:value-type="float" office:value="3998000">
                <text:p>3998000</text:p>
              </table:table-cell>
              <table:table-cell office:value-type="float" office:value="1999000">
                <text:p>1999000</text:p>
              </table:table-cell>
              <table:table-cell office:value-type="float" office:value="2997001">
                <text:p>2997001</text:p>
              </table:table-cell>
              <table:table-cell office:value-type="float" office:value="2999000">
                <text:p>29990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37227">
                <text:p>6737227</text:p>
              </table:table-cell>
              <table:table-cell office:value-type="float" office:value="8997000">
                <text:p>8997000</text:p>
              </table:table-cell>
              <table:table-cell office:value-type="float" office:value="4498500">
                <text:p>4498500</text:p>
              </table:table-cell>
              <table:table-cell office:value-type="float" office:value="6745501">
                <text:p>6745501</text:p>
              </table:table-cell>
              <table:table-cell office:value-type="float" office:value="6748500">
                <text:p>67485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759518">
                <text:p>18759518</text:p>
              </table:table-cell>
              <table:table-cell office:value-type="float" office:value="24995000">
                <text:p>24995000</text:p>
              </table:table-cell>
              <table:table-cell office:value-type="float" office:value="12497500">
                <text:p>12497500</text:p>
              </table:table-cell>
              <table:table-cell office:value-type="float" office:value="18742501">
                <text:p>18742501</text:p>
              </table:table-cell>
              <table:table-cell office:value-type="float" office:value="18747500">
                <text:p>187475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8036962">
                <text:p>48036962</text:p>
              </table:table-cell>
              <table:table-cell office:value-type="float" office:value="63992000">
                <text:p>63992000</text:p>
              </table:table-cell>
              <table:table-cell office:value-type="float" office:value="31996000">
                <text:p>31996000</text:p>
              </table:table-cell>
              <table:table-cell office:value-type="float" office:value="47988001">
                <text:p>47988001</text:p>
              </table:table-cell>
              <table:table-cell office:value-type="float" office:value="47996000">
                <text:p>479960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75024587">
                <text:p>75024587</text:p>
              </table:table-cell>
              <table:table-cell office:value-type="float" office:value="99990000">
                <text:p>99990000</text:p>
              </table:table-cell>
              <table:table-cell office:value-type="float" office:value="49995000">
                <text:p>49995000</text:p>
              </table:table-cell>
              <table:table-cell office:value-type="float" office:value="74985001">
                <text:p>74985001</text:p>
              </table:table-cell>
              <table:table-cell office:value-type="float" office:value="74995000">
                <text:p>74995000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68662143">
                <text:p>168662143</text:p>
              </table:table-cell>
              <table:table-cell office:value-type="float" office:value="224985000">
                <text:p>224985000</text:p>
              </table:table-cell>
              <table:table-cell office:value-type="float" office:value="112492500">
                <text:p>112492500</text:p>
              </table:table-cell>
              <table:table-cell office:value-type="float" office:value="168727501">
                <text:p>168727501</text:p>
              </table:table-cell>
              <table:table-cell office:value-type="float" office:value="168742500">
                <text:p>1687425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99875593">
                <text:p>299875593</text:p>
              </table:table-cell>
              <table:table-cell office:value-type="float" office:value="399980000">
                <text:p>399980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299970001">
                <text:p>299970001</text:p>
              </table:table-cell>
              <table:table-cell office:value-type="float" office:value="299990000">
                <text:p>2999900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674782313">
                <text:p>674782313</text:p>
              </table:table-cell>
              <table:table-cell office:value-type="float" office:value="899970000">
                <text:p>899970000</text:p>
              </table:table-cell>
              <table:table-cell office:value-type="float" office:value="449985000">
                <text:p>449985000</text:p>
              </table:table-cell>
              <table:table-cell office:value-type="float" office:value="674955001">
                <text:p>674955001</text:p>
              </table:table-cell>
              <table:table-cell office:value-type="float" office:value="674985000">
                <text:p>6749850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75720944">
                <text:p>1875720944</text:p>
              </table:table-cell>
              <table:table-cell office:value-type="float" office:value="2499950000">
                <text:p>249995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1874925001">
                <text:p>1874925001</text:p>
              </table:table-cell>
              <table:table-cell office:value-type="float" office:value="1874975000">
                <text:p>18749750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94cm" svg:y="0.316cm" chart:style-name="ch2">
          <text:p>Heap sort (operations)</text:p>
        </chart:title>
        <chart:legend chart:legend-position="end" svg:x="12.936cm" svg:y="3.205cm" style:legend-expansion="high" chart:style-name="ch3"/>
        <chart:plot-area chart:style-name="ch4" table:cell-range-address="'Heap sort'.A12:'Heap sort'.F22" chart:data-source-has-labels="both" svg:x="1.331cm" svg:y="1.275cm" svg:width="11.285cm" svg:height="6.564cm">
          <chart:coordinate-region svg:x="2.878cm" svg:y="1.474cm" svg:width="9.274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Heap sort'.A13:'Heap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Heap sort'.B13:'Heap sort'.B22" chart:label-cell-address="'Heap sort'.B12:'Heap sort'.B12" chart:class="chart:line">
            <chart:data-point chart:repeated="10"/>
          </chart:series>
          <chart:series chart:style-name="ch10" chart:values-cell-range-address="'Heap sort'.C13:'Heap sort'.C22" chart:label-cell-address="'Heap sort'.C12:'Heap sort'.C12" chart:class="chart:line">
            <chart:data-point chart:repeated="10"/>
          </chart:series>
          <chart:series chart:style-name="ch11" chart:values-cell-range-address="'Heap sort'.D13:'Heap sort'.D22" chart:label-cell-address="'Heap sort'.D12:'Heap sort'.D12" chart:class="chart:line">
            <chart:data-point chart:repeated="10"/>
          </chart:series>
          <chart:series chart:style-name="ch12" chart:values-cell-range-address="'Heap sort'.E13:'Heap sort'.E22" chart:label-cell-address="'Heap sort'.E12:'Heap sort'.E12" chart:class="chart:line">
            <chart:data-point chart:repeated="10"/>
          </chart:series>
          <chart:series chart:style-name="ch13" chart:values-cell-range-address="'Heap sort'.F13:'Heap sort'.F22" chart:label-cell-address="'Heap sort'.F12:'Heap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Heap sort'.B12:'Heap sort'.B12</svg:desc>
                </draw:g>
              </table:table-cell>
              <table:table-cell office:value-type="string">
                <text:p>Increasing</text:p>
                <draw:g>
                  <svg:desc>'Heap sort'.C12:'Heap sort'.C12</svg:desc>
                </draw:g>
              </table:table-cell>
              <table:table-cell office:value-type="string">
                <text:p>Decreasing</text:p>
                <draw:g>
                  <svg:desc>'Heap sort'.D12:'Heap sort'.D12</svg:desc>
                </draw:g>
              </table:table-cell>
              <table:table-cell office:value-type="string">
                <text:p>A-Shape</text:p>
                <draw:g>
                  <svg:desc>'Heap sort'.E12:'Heap sort'.E12</svg:desc>
                </draw:g>
              </table:table-cell>
              <table:table-cell office:value-type="string">
                <text:p>V-Shape</text:p>
                <draw:g>
                  <svg:desc>'Heap sort'.F12:'Heap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Heap sort'.A13:'Heap sort'.A22</svg:desc>
                </draw:g>
              </table:table-cell>
              <table:table-cell office:value-type="float" office:value="37823">
                <text:p>37823</text:p>
                <draw:g>
                  <svg:desc>'Heap sort'.B13:'Heap sort'.B22</svg:desc>
                </draw:g>
              </table:table-cell>
              <table:table-cell office:value-type="float" office:value="34767">
                <text:p>34767</text:p>
                <draw:g>
                  <svg:desc>'Heap sort'.C13:'Heap sort'.C22</svg:desc>
                </draw:g>
              </table:table-cell>
              <table:table-cell office:value-type="float" office:value="40335">
                <text:p>40335</text:p>
                <draw:g>
                  <svg:desc>'Heap sort'.D13:'Heap sort'.D22</svg:desc>
                </draw:g>
              </table:table-cell>
              <table:table-cell office:value-type="float" office:value="34879">
                <text:p>34879</text:p>
                <draw:g>
                  <svg:desc>'Heap sort'.E13:'Heap sort'.E22</svg:desc>
                </draw:g>
              </table:table-cell>
              <table:table-cell office:value-type="float" office:value="38511">
                <text:p>38511</text:p>
                <draw:g>
                  <svg:desc>'Heap sort'.F13:'Heap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3635">
                <text:p>83635</text:p>
              </table:table-cell>
              <table:table-cell office:value-type="float" office:value="77835">
                <text:p>77835</text:p>
              </table:table-cell>
              <table:table-cell office:value-type="float" office:value="88203">
                <text:p>88203</text:p>
              </table:table-cell>
              <table:table-cell office:value-type="float" office:value="77479">
                <text:p>77479</text:p>
              </table:table-cell>
              <table:table-cell office:value-type="float" office:value="85007">
                <text:p>8500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2782">
                <text:p>132782</text:p>
              </table:table-cell>
              <table:table-cell office:value-type="float" office:value="123503">
                <text:p>123503</text:p>
              </table:table-cell>
              <table:table-cell office:value-type="float" office:value="141511">
                <text:p>141511</text:p>
              </table:table-cell>
              <table:table-cell office:value-type="float" office:value="126563">
                <text:p>126563</text:p>
              </table:table-cell>
              <table:table-cell office:value-type="float" office:value="134279">
                <text:p>1342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35919">
                <text:p>235919</text:p>
              </table:table-cell>
              <table:table-cell office:value-type="float" office:value="221247">
                <text:p>221247</text:p>
              </table:table-cell>
              <table:table-cell office:value-type="float" office:value="251231">
                <text:p>251231</text:p>
              </table:table-cell>
              <table:table-cell office:value-type="float" office:value="223371">
                <text:p>223371</text:p>
              </table:table-cell>
              <table:table-cell office:value-type="float" office:value="237883">
                <text:p>23788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98509">
                <text:p>398509</text:p>
              </table:table-cell>
              <table:table-cell office:value-type="float" office:value="375107">
                <text:p>375107</text:p>
              </table:table-cell>
              <table:table-cell office:value-type="float" office:value="422555">
                <text:p>422555</text:p>
              </table:table-cell>
              <table:table-cell office:value-type="float" office:value="372539">
                <text:p>372539</text:p>
              </table:table-cell>
              <table:table-cell office:value-type="float" office:value="404051">
                <text:p>40405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11594">
                <text:p>511594</text:p>
              </table:table-cell>
              <table:table-cell office:value-type="float" office:value="481787">
                <text:p>481787</text:p>
              </table:table-cell>
              <table:table-cell office:value-type="float" office:value="542827">
                <text:p>542827</text:p>
              </table:table-cell>
              <table:table-cell office:value-type="float" office:value="486315">
                <text:p>486315</text:p>
              </table:table-cell>
              <table:table-cell office:value-type="float" office:value="515927">
                <text:p>51592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802422">
                <text:p>802422</text:p>
              </table:table-cell>
              <table:table-cell office:value-type="float" office:value="759231">
                <text:p>759231</text:p>
              </table:table-cell>
              <table:table-cell office:value-type="float" office:value="845079">
                <text:p>845079</text:p>
              </table:table-cell>
              <table:table-cell office:value-type="float" office:value="751831">
                <text:p>751831</text:p>
              </table:table-cell>
              <table:table-cell office:value-type="float" office:value="811987">
                <text:p>8119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103458">
                <text:p>1103458</text:p>
              </table:table-cell>
              <table:table-cell office:value-type="float" office:value="1047339">
                <text:p>1047339</text:p>
              </table:table-cell>
              <table:table-cell office:value-type="float" office:value="1161515">
                <text:p>1161515</text:p>
              </table:table-cell>
              <table:table-cell office:value-type="float" office:value="1051395">
                <text:p>1051395</text:p>
              </table:table-cell>
              <table:table-cell office:value-type="float" office:value="1111255">
                <text:p>111125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724332">
                <text:p>1724332</text:p>
              </table:table-cell>
              <table:table-cell office:value-type="float" office:value="1641851">
                <text:p>1641851</text:p>
              </table:table-cell>
              <table:table-cell office:value-type="float" office:value="1805403">
                <text:p>1805403</text:p>
              </table:table-cell>
              <table:table-cell office:value-type="float" office:value="1623267">
                <text:p>1623267</text:p>
              </table:table-cell>
              <table:table-cell office:value-type="float" office:value="1743847">
                <text:p>174384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024749">
                <text:p>3024749</text:p>
              </table:table-cell>
              <table:table-cell office:value-type="float" office:value="2870571">
                <text:p>2870571</text:p>
              </table:table-cell>
              <table:table-cell office:value-type="float" office:value="3168219">
                <text:p>3168219</text:p>
              </table:table-cell>
              <table:table-cell office:value-type="float" office:value="2908595">
                <text:p>2908595</text:p>
              </table:table-cell>
              <table:table-cell office:value-type="float" office:value="3045939">
                <text:p>304593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88cm" svg:y="0.316cm" chart:style-name="ch2">
          <text:p>Merge sort (operations)</text:p>
        </chart:title>
        <chart:legend chart:legend-position="end" svg:x="12.936cm" svg:y="3.205cm" style:legend-expansion="high" chart:style-name="ch3"/>
        <chart:plot-area chart:style-name="ch4" table:cell-range-address="'Merge sort'.A12:'Merge sort'.F22" chart:data-source-has-labels="both" svg:x="1.331cm" svg:y="1.275cm" svg:width="11.285cm" svg:height="6.564cm">
          <chart:coordinate-region svg:x="2.693cm" svg:y="1.474cm" svg:width="9.458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Merge sort'.A13:'Merge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Merge sort'.B13:'Merge sort'.B22" chart:label-cell-address="'Merge sort'.B12:'Merge sort'.B12" chart:class="chart:line">
            <chart:data-point chart:repeated="10"/>
          </chart:series>
          <chart:series chart:style-name="ch10" chart:values-cell-range-address="'Merge sort'.C13:'Merge sort'.C22" chart:label-cell-address="'Merge sort'.C12:'Merge sort'.C12" chart:class="chart:line">
            <chart:data-point chart:repeated="10"/>
          </chart:series>
          <chart:series chart:style-name="ch11" chart:values-cell-range-address="'Merge sort'.D13:'Merge sort'.D22" chart:label-cell-address="'Merge sort'.D12:'Merge sort'.D12" chart:class="chart:line">
            <chart:data-point chart:repeated="10"/>
          </chart:series>
          <chart:series chart:style-name="ch12" chart:values-cell-range-address="'Merge sort'.E13:'Merge sort'.E22" chart:label-cell-address="'Merge sort'.E12:'Merge sort'.E12" chart:class="chart:line">
            <chart:data-point chart:repeated="10"/>
          </chart:series>
          <chart:series chart:style-name="ch13" chart:values-cell-range-address="'Merge sort'.F13:'Merge sort'.F22" chart:label-cell-address="'Merge sort'.F12:'Merge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B12:'Merge sort'.B12</svg:desc>
                </draw:g>
              </table:table-cell>
              <table:table-cell office:value-type="string">
                <text:p>Increasing</text:p>
                <draw:g>
                  <svg:desc>'Merge sort'.C12:'Merge sort'.C12</svg:desc>
                </draw:g>
              </table:table-cell>
              <table:table-cell office:value-type="string">
                <text:p>Decreasing</text:p>
                <draw:g>
                  <svg:desc>'Merge sort'.D12:'Merge sort'.D12</svg:desc>
                </draw:g>
              </table:table-cell>
              <table:table-cell office:value-type="string">
                <text:p>A-Shape</text:p>
                <draw:g>
                  <svg:desc>'Merge sort'.E12:'Merge sort'.E12</svg:desc>
                </draw:g>
              </table:table-cell>
              <table:table-cell office:value-type="string">
                <text:p>V-Shape</text:p>
                <draw:g>
                  <svg:desc>'Merge sort'.F12:'Merge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Merge sort'.A13:'Merge sort'.A22</svg:desc>
                </draw:g>
              </table:table-cell>
              <table:table-cell office:value-type="float" office:value="10704">
                <text:p>10704</text:p>
                <draw:g>
                  <svg:desc>'Merge sort'.B13:'Merge sort'.B22</svg:desc>
                </draw:g>
              </table:table-cell>
              <table:table-cell office:value-type="float" office:value="7043">
                <text:p>7043</text:p>
                <draw:g>
                  <svg:desc>'Merge sort'.C13:'Merge sort'.C22</svg:desc>
                </draw:g>
              </table:table-cell>
              <table:table-cell office:value-type="float" office:value="6931">
                <text:p>6931</text:p>
                <draw:g>
                  <svg:desc>'Merge sort'.D13:'Merge sort'.D22</svg:desc>
                </draw:g>
              </table:table-cell>
              <table:table-cell office:value-type="float" office:value="7485">
                <text:p>7485</text:p>
                <draw:g>
                  <svg:desc>'Merge sort'.E13:'Merge sort'.E22</svg:desc>
                </draw:g>
              </table:table-cell>
              <table:table-cell office:value-type="float" office:value="7486">
                <text:p>7486</text:p>
                <draw:g>
                  <svg:desc>'Merge sort'.F13:'Merge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3414">
                <text:p>23414</text:p>
              </table:table-cell>
              <table:table-cell office:value-type="float" office:value="15087">
                <text:p>15087</text:p>
              </table:table-cell>
              <table:table-cell office:value-type="float" office:value="14863">
                <text:p>14863</text:p>
              </table:table-cell>
              <table:table-cell office:value-type="float" office:value="15973">
                <text:p>15973</text:p>
              </table:table-cell>
              <table:table-cell office:value-type="float" office:value="15974">
                <text:p>1597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36915">
                <text:p>36915</text:p>
              </table:table-cell>
              <table:table-cell office:value-type="float" office:value="24075">
                <text:p>24075</text:p>
              </table:table-cell>
              <table:table-cell office:value-type="float" office:value="22827">
                <text:p>22827</text:p>
              </table:table-cell>
              <table:table-cell office:value-type="float" office:value="24949">
                <text:p>24949</text:p>
              </table:table-cell>
              <table:table-cell office:value-type="float" office:value="24950">
                <text:p>2495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5225">
                <text:p>65225</text:p>
              </table:table-cell>
              <table:table-cell office:value-type="float" office:value="42003">
                <text:p>42003</text:p>
              </table:table-cell>
              <table:table-cell office:value-type="float" office:value="39803">
                <text:p>39803</text:p>
              </table:table-cell>
              <table:table-cell office:value-type="float" office:value="43401">
                <text:p>43401</text:p>
              </table:table-cell>
              <table:table-cell office:value-type="float" office:value="43402">
                <text:p>4340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9621">
                <text:p>109621</text:p>
              </table:table-cell>
              <table:table-cell office:value-type="float" office:value="68351">
                <text:p>68351</text:p>
              </table:table-cell>
              <table:table-cell office:value-type="float" office:value="67455">
                <text:p>67455</text:p>
              </table:table-cell>
              <table:table-cell office:value-type="float" office:value="71901">
                <text:p>71901</text:p>
              </table:table-cell>
              <table:table-cell office:value-type="float" office:value="71902">
                <text:p>719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0452">
                <text:p>140452</text:p>
              </table:table-cell>
              <table:table-cell office:value-type="float" office:value="89007">
                <text:p>89007</text:p>
              </table:table-cell>
              <table:table-cell office:value-type="float" office:value="84607">
                <text:p>84607</text:p>
              </table:table-cell>
              <table:table-cell office:value-type="float" office:value="91805">
                <text:p>91805</text:p>
              </table:table-cell>
              <table:table-cell office:value-type="float" office:value="91806">
                <text:p>9180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19291">
                <text:p>219291</text:p>
              </table:table-cell>
              <table:table-cell office:value-type="float" office:value="136363">
                <text:p>136363</text:p>
              </table:table-cell>
              <table:table-cell office:value-type="float" office:value="132251">
                <text:p>132251</text:p>
              </table:table-cell>
              <table:table-cell office:value-type="float" office:value="141805">
                <text:p>141805</text:p>
              </table:table-cell>
              <table:table-cell office:value-type="float" office:value="141806">
                <text:p>14180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00872">
                <text:p>300872</text:p>
              </table:table-cell>
              <table:table-cell office:value-type="float" office:value="188015">
                <text:p>188015</text:p>
              </table:table-cell>
              <table:table-cell office:value-type="float" office:value="179215">
                <text:p>179215</text:p>
              </table:table-cell>
              <table:table-cell office:value-type="float" office:value="193613">
                <text:p>193613</text:p>
              </table:table-cell>
              <table:table-cell office:value-type="float" office:value="193614">
                <text:p>19361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68573">
                <text:p>468573</text:p>
              </table:table-cell>
              <table:table-cell office:value-type="float" office:value="287727">
                <text:p>287727</text:p>
              </table:table-cell>
              <table:table-cell office:value-type="float" office:value="279503">
                <text:p>279503</text:p>
              </table:table-cell>
              <table:table-cell office:value-type="float" office:value="298613">
                <text:p>298613</text:p>
              </table:table-cell>
              <table:table-cell office:value-type="float" office:value="298614">
                <text:p>29861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18166">
                <text:p>818166</text:p>
              </table:table-cell>
              <table:table-cell office:value-type="float" office:value="501951">
                <text:p>501951</text:p>
              </table:table-cell>
              <table:table-cell office:value-type="float" office:value="482511">
                <text:p>482511</text:p>
              </table:table-cell>
              <table:table-cell office:value-type="float" office:value="517229">
                <text:p>517229</text:p>
              </table:table-cell>
              <table:table-cell office:value-type="float" office:value="517230">
                <text:p>5172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28cm" svg:y="0.316cm" chart:style-name="ch2">
          <text:p>Quick sort (operations)</text:p>
        </chart:title>
        <chart:legend chart:legend-position="end" svg:x="12.936cm" svg:y="3.205cm" style:legend-expansion="high" chart:style-name="ch3"/>
        <chart:plot-area chart:style-name="ch4" table:cell-range-address="'Quick sort'.A12:'Quick sort'.F22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Quick sort'.A13:'Quick sort'.A22"/>
          </chart:axis>
          <chart:axis chart:dimension="y" chart:name="primary-y" chart:style-name="ch5">
            <chart:title svg:x="0.451cm" svg:y="5.408cm" chart:style-name="ch7">
              <text:p>Operations</text:p>
            </chart:title>
            <chart:grid chart:style-name="ch8" chart:class="major"/>
          </chart:axis>
          <chart:series chart:style-name="ch9" chart:values-cell-range-address="'Quick sort'.B13:'Quick sort'.B22" chart:label-cell-address="'Quick sort'.B12:'Quick sort'.B12" chart:class="chart:line">
            <chart:data-point chart:repeated="10"/>
          </chart:series>
          <chart:series chart:style-name="ch10" chart:values-cell-range-address="'Quick sort'.C13:'Quick sort'.C22" chart:label-cell-address="'Quick sort'.C12:'Quick sort'.C12" chart:class="chart:line">
            <chart:data-point chart:repeated="10"/>
          </chart:series>
          <chart:series chart:style-name="ch11" chart:values-cell-range-address="'Quick sort'.D13:'Quick sort'.D22" chart:label-cell-address="'Quick sort'.D12:'Quick sort'.D12" chart:class="chart:line">
            <chart:data-point chart:repeated="10"/>
          </chart:series>
          <chart:series chart:style-name="ch12" chart:values-cell-range-address="'Quick sort'.E13:'Quick sort'.E22" chart:label-cell-address="'Quick sort'.E12:'Quick sort'.E12" chart:class="chart:line">
            <chart:data-point chart:repeated="10"/>
          </chart:series>
          <chart:series chart:style-name="ch13" chart:values-cell-range-address="'Quick sort'.F13:'Quick sort'.F22" chart:label-cell-address="'Quick sort'.F12:'Quick sort'.F12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Quick sort'.B12:'Quick sort'.B12</svg:desc>
                </draw:g>
              </table:table-cell>
              <table:table-cell office:value-type="string">
                <text:p>Increasing</text:p>
                <draw:g>
                  <svg:desc>'Quick sort'.C12:'Quick sort'.C12</svg:desc>
                </draw:g>
              </table:table-cell>
              <table:table-cell office:value-type="string">
                <text:p>Decreasing</text:p>
                <draw:g>
                  <svg:desc>'Quick sort'.D12:'Quick sort'.D12</svg:desc>
                </draw:g>
              </table:table-cell>
              <table:table-cell office:value-type="string">
                <text:p>A-Shape</text:p>
                <draw:g>
                  <svg:desc>'Quick sort'.E12:'Quick sort'.E12</svg:desc>
                </draw:g>
              </table:table-cell>
              <table:table-cell office:value-type="string">
                <text:p>V-Shape</text:p>
                <draw:g>
                  <svg:desc>'Quick sort'.F12:'Quick sort'.F1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Quick sort'.A13:'Quick sort'.A22</svg:desc>
                </draw:g>
              </table:table-cell>
              <table:table-cell office:value-type="float" office:value="18245">
                <text:p>18245</text:p>
                <draw:g>
                  <svg:desc>'Quick sort'.B13:'Quick sort'.B22</svg:desc>
                </draw:g>
              </table:table-cell>
              <table:table-cell office:value-type="float" office:value="751998">
                <text:p>751998</text:p>
                <draw:g>
                  <svg:desc>'Quick sort'.C13:'Quick sort'.C22</svg:desc>
                </draw:g>
              </table:table-cell>
              <table:table-cell office:value-type="float" office:value="1001998">
                <text:p>1001998</text:p>
                <draw:g>
                  <svg:desc>'Quick sort'.D13:'Quick sort'.D22</svg:desc>
                </draw:g>
              </table:table-cell>
              <table:table-cell office:value-type="float" office:value="503001">
                <text:p>503001</text:p>
                <draw:g>
                  <svg:desc>'Quick sort'.E13:'Quick sort'.E22</svg:desc>
                </draw:g>
              </table:table-cell>
              <table:table-cell office:value-type="float" office:value="164229">
                <text:p>164229</text:p>
                <draw:g>
                  <svg:desc>'Quick sort'.F13:'Quick sort'.F22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2042">
                <text:p>42042</text:p>
              </table:table-cell>
              <table:table-cell office:value-type="float" office:value="3003998">
                <text:p>3003998</text:p>
              </table:table-cell>
              <table:table-cell office:value-type="float" office:value="4003998">
                <text:p>4003998</text:p>
              </table:table-cell>
              <table:table-cell office:value-type="float" office:value="2006001">
                <text:p>2006001</text:p>
              </table:table-cell>
              <table:table-cell office:value-type="float" office:value="633291">
                <text:p>63329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5915">
                <text:p>65915</text:p>
              </table:table-cell>
              <table:table-cell office:value-type="float" office:value="6755998">
                <text:p>6755998</text:p>
              </table:table-cell>
              <table:table-cell office:value-type="float" office:value="9005998">
                <text:p>9005998</text:p>
              </table:table-cell>
              <table:table-cell office:value-type="float" office:value="4509001">
                <text:p>4509001</text:p>
              </table:table-cell>
              <table:table-cell office:value-type="float" office:value="906089">
                <text:p>9060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7869">
                <text:p>117869</text:p>
              </table:table-cell>
              <table:table-cell office:value-type="float" office:value="18759998">
                <text:p>18759998</text:p>
              </table:table-cell>
              <table:table-cell office:value-type="float" office:value="25009998">
                <text:p>25009998</text:p>
              </table:table-cell>
              <table:table-cell office:value-type="float" office:value="12515001">
                <text:p>12515001</text:p>
              </table:table-cell>
              <table:table-cell office:value-type="float" office:value="2998501">
                <text:p>299850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96940">
                <text:p>196940</text:p>
              </table:table-cell>
              <table:table-cell office:value-type="float" office:value="48015998">
                <text:p>48015998</text:p>
              </table:table-cell>
              <table:table-cell office:value-type="float" office:value="64015998">
                <text:p>64015998</text:p>
              </table:table-cell>
              <table:table-cell office:value-type="float" office:value="32024001">
                <text:p>32024001</text:p>
              </table:table-cell>
              <table:table-cell office:value-type="float" office:value="9816455">
                <text:p>981645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3595">
                <text:p>253595</text:p>
              </table:table-cell>
              <table:table-cell office:value-type="float" office:value="75019998">
                <text:p>75019998</text:p>
              </table:table-cell>
              <table:table-cell office:value-type="float" office:value="100019998">
                <text:p>100019998</text:p>
              </table:table-cell>
              <table:table-cell office:value-type="float" office:value="50030001">
                <text:p>50030001</text:p>
              </table:table-cell>
              <table:table-cell office:value-type="float" office:value="11892945">
                <text:p>1189294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97550">
                <text:p>397550</text:p>
              </table:table-cell>
              <table:table-cell office:value-type="float" office:value="168779998">
                <text:p>168779998</text:p>
              </table:table-cell>
              <table:table-cell office:value-type="float" office:value="225029998">
                <text:p>225029998</text:p>
              </table:table-cell>
              <table:table-cell office:value-type="float" office:value="112545001">
                <text:p>112545001</text:p>
              </table:table-cell>
              <table:table-cell office:value-type="float" office:value="26369887">
                <text:p>2636988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36174">
                <text:p>536174</text:p>
              </table:table-cell>
              <table:table-cell office:value-type="float" office:value="300039998">
                <text:p>300039998</text:p>
              </table:table-cell>
              <table:table-cell office:value-type="float" office:value="400039998">
                <text:p>400039998</text:p>
              </table:table-cell>
              <table:table-cell office:value-type="float" office:value="200060001">
                <text:p>200060001</text:p>
              </table:table-cell>
              <table:table-cell office:value-type="float" office:value="47347511">
                <text:p>47347511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56157">
                <text:p>856157</text:p>
              </table:table-cell>
              <table:table-cell office:value-type="float" office:value="675059998">
                <text:p>675059998</text:p>
              </table:table-cell>
              <table:table-cell office:value-type="float" office:value="900059998">
                <text:p>900059998</text:p>
              </table:table-cell>
              <table:table-cell office:value-type="float" office:value="450090001">
                <text:p>450090001</text:p>
              </table:table-cell>
              <table:table-cell office:value-type="float" office:value="105007009">
                <text:p>10500700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515873">
                <text:p>1515873</text:p>
              </table:table-cell>
              <table:table-cell office:value-type="float" office:value="1875099998">
                <text:p>1875099998</text:p>
              </table:table-cell>
              <table:table-cell office:value-type="float" office:value="2500099998">
                <text:p>2500099998</text:p>
              </table:table-cell>
              <table:table-cell office:value-type="float" office:value="1250150001">
                <text:p>1250150001</text:p>
              </table:table-cell>
              <table:table-cell office:value-type="float" office:value="213740655">
                <text:p>21374065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Random</text:p>
        </chart:title>
        <chart:legend chart:legend-position="end" svg:x="12.539cm" svg:y="2.956cm" style:legend-expansion="high" chart:style-name="ch3"/>
        <chart:plot-area chart:style-name="ch4" table:cell-range-address="'Random (time)'.A1:'Random (time)'.G11" chart:data-source-has-labels="both" svg:x="1.331cm" svg:y="1.275cm" svg:width="10.888cm" svg:height="6.564cm">
          <chart:coordinate-region svg:x="3.434cm" svg:y="1.474cm" svg:width="8.643cm" svg:height="5.18cm"/>
          <chart:axis chart:dimension="x" chart:name="primary-x" chart:style-name="ch5" chartooo:axis-type="auto">
            <chartooo:date-scale/>
            <chart:title svg:x="6.043cm" svg:y="8.019cm" chart:style-name="ch6">
              <text:p>Elements</text:p>
            </chart:title>
            <chart:categories table:cell-range-address="'Random (time)'.A2:'Random (time)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Random (time)'.B2:'Random (time)'.B11" chart:label-cell-address="'Random (time)'.B1:'Random (time)'.B1" chart:class="chart:line">
            <chart:data-point chart:repeated="10"/>
          </chart:series>
          <chart:series chart:style-name="ch10" chart:values-cell-range-address="'Random (time)'.C2:'Random (time)'.C11" chart:label-cell-address="'Random (time)'.C1:'Random (time)'.C1" chart:class="chart:line">
            <chart:data-point chart:repeated="10"/>
          </chart:series>
          <chart:series chart:style-name="ch11" chart:values-cell-range-address="'Random (time)'.D2:'Random (time)'.D11" chart:label-cell-address="'Random (time)'.D1:'Random (time)'.D1" chart:class="chart:line">
            <chart:data-point chart:repeated="10"/>
          </chart:series>
          <chart:series chart:style-name="ch12" chart:values-cell-range-address="'Random (time)'.E2:'Random (time)'.E11" chart:label-cell-address="'Random (time)'.E1:'Random (time)'.E1" chart:class="chart:line">
            <chart:data-point chart:repeated="10"/>
          </chart:series>
          <chart:series chart:style-name="ch13" chart:values-cell-range-address="'Random (time)'.F2:'Random (time)'.F11" chart:label-cell-address="'Random (time)'.F1:'Random (time)'.F1" chart:class="chart:line">
            <chart:data-point chart:repeated="10"/>
          </chart:series>
          <chart:series chart:style-name="ch14" chart:values-cell-range-address="'Random (time)'.G2:'Random (time)'.G11" chart:label-cell-address="'Random (time)'.G1:'Random (time)'.G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'Random (time)'.B1:'Random (time)'.B1</svg:desc>
                </draw:g>
              </table:table-cell>
              <table:table-cell office:value-type="string">
                <text:p>Merge sort</text:p>
                <draw:g>
                  <svg:desc>'Random (time)'.C1:'Random (time)'.C1</svg:desc>
                </draw:g>
              </table:table-cell>
              <table:table-cell office:value-type="string">
                <text:p>Heap sort</text:p>
                <draw:g>
                  <svg:desc>'Random (time)'.D1:'Random (time)'.D1</svg:desc>
                </draw:g>
              </table:table-cell>
              <table:table-cell office:value-type="string">
                <text:p>Bubble sort</text:p>
                <draw:g>
                  <svg:desc>'Random (time)'.E1:'Random (time)'.E1</svg:desc>
                </draw:g>
              </table:table-cell>
              <table:table-cell office:value-type="string">
                <text:p>Insertion sort</text:p>
                <draw:g>
                  <svg:desc>'Random (time)'.F1:'Random (time)'.F1</svg:desc>
                </draw:g>
              </table:table-cell>
              <table:table-cell office:value-type="string">
                <text:p>Selection sort</text:p>
                <draw:g>
                  <svg:desc>'Random (time)'.G1:'Random (time)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Random (time)'.A2:'Random (time)'.A11</svg:desc>
                </draw:g>
              </table:table-cell>
              <table:table-cell office:value-type="float" office:value="125192">
                <text:p>125192</text:p>
                <draw:g>
                  <svg:desc>'Random (time)'.B2:'Random (time)'.B11</svg:desc>
                </draw:g>
              </table:table-cell>
              <table:table-cell office:value-type="float" office:value="1263246">
                <text:p>1263246</text:p>
                <draw:g>
                  <svg:desc>'Random (time)'.C2:'Random (time)'.C11</svg:desc>
                </draw:g>
              </table:table-cell>
              <table:table-cell office:value-type="float" office:value="202933">
                <text:p>202933</text:p>
                <draw:g>
                  <svg:desc>'Random (time)'.D2:'Random (time)'.D11</svg:desc>
                </draw:g>
              </table:table-cell>
              <table:table-cell office:value-type="float" office:value="2051822">
                <text:p>2051822</text:p>
                <draw:g>
                  <svg:desc>'Random (time)'.E2:'Random (time)'.E11</svg:desc>
                </draw:g>
              </table:table-cell>
              <table:table-cell office:value-type="float" office:value="290856">
                <text:p>290856</text:p>
                <draw:g>
                  <svg:desc>'Random (time)'.F2:'Random (time)'.F11</svg:desc>
                </draw:g>
              </table:table-cell>
              <table:table-cell office:value-type="float" office:value="584850">
                <text:p>584850</text:p>
                <draw:g>
                  <svg:desc>'Random (time)'.G2:'Random (time)'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4195">
                <text:p>124195</text:p>
              </table:table-cell>
              <table:table-cell office:value-type="float" office:value="1663797">
                <text:p>1663797</text:p>
              </table:table-cell>
              <table:table-cell office:value-type="float" office:value="263512">
                <text:p>263512</text:p>
              </table:table-cell>
              <table:table-cell office:value-type="float" office:value="3911460">
                <text:p>3911460</text:p>
              </table:table-cell>
              <table:table-cell office:value-type="float" office:value="1218630">
                <text:p>1218630</text:p>
              </table:table-cell>
              <table:table-cell office:value-type="float" office:value="2098154">
                <text:p>20981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2714">
                <text:p>152714</text:p>
              </table:table-cell>
              <table:table-cell office:value-type="float" office:value="1708510">
                <text:p>1708510</text:p>
              </table:table-cell>
              <table:table-cell office:value-type="float" office:value="488290">
                <text:p>488290</text:p>
              </table:table-cell>
              <table:table-cell office:value-type="float" office:value="11057783">
                <text:p>11057783</text:p>
              </table:table-cell>
              <table:table-cell office:value-type="float" office:value="2367856">
                <text:p>2367856</text:p>
              </table:table-cell>
              <table:table-cell office:value-type="float" office:value="3837519">
                <text:p>383751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7668">
                <text:p>267668</text:p>
              </table:table-cell>
              <table:table-cell office:value-type="float" office:value="9747432">
                <text:p>9747432</text:p>
              </table:table-cell>
              <table:table-cell office:value-type="float" office:value="1160435">
                <text:p>1160435</text:p>
              </table:table-cell>
              <table:table-cell office:value-type="float" office:value="24845810">
                <text:p>24845810</text:p>
              </table:table-cell>
              <table:table-cell office:value-type="float" office:value="6639912">
                <text:p>6639912</text:p>
              </table:table-cell>
              <table:table-cell office:value-type="float" office:value="12088346">
                <text:p>1208834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24735">
                <text:p>524735</text:p>
              </table:table-cell>
              <table:table-cell office:value-type="float" office:value="15418889">
                <text:p>15418889</text:p>
              </table:table-cell>
              <table:table-cell office:value-type="float" office:value="1764227">
                <text:p>1764227</text:p>
              </table:table-cell>
              <table:table-cell office:value-type="float" office:value="60579174">
                <text:p>60579174</text:p>
              </table:table-cell>
              <table:table-cell office:value-type="float" office:value="14699287">
                <text:p>14699287</text:p>
              </table:table-cell>
              <table:table-cell office:value-type="float" office:value="26372869">
                <text:p>263728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9837">
                <text:p>569837</text:p>
              </table:table-cell>
              <table:table-cell office:value-type="float" office:value="25571013">
                <text:p>25571013</text:p>
              </table:table-cell>
              <table:table-cell office:value-type="float" office:value="2278027">
                <text:p>2278027</text:p>
              </table:table-cell>
              <table:table-cell office:value-type="float" office:value="97209923">
                <text:p>97209923</text:p>
              </table:table-cell>
              <table:table-cell office:value-type="float" office:value="21028297">
                <text:p>21028297</text:p>
              </table:table-cell>
              <table:table-cell office:value-type="float" office:value="41027818">
                <text:p>4102781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97841">
                <text:p>997841</text:p>
              </table:table-cell>
              <table:table-cell office:value-type="float" office:value="56641417">
                <text:p>56641417</text:p>
              </table:table-cell>
              <table:table-cell office:value-type="float" office:value="3835463">
                <text:p>3835463</text:p>
              </table:table-cell>
              <table:table-cell office:value-type="float" office:value="235567641">
                <text:p>235567641</text:p>
              </table:table-cell>
              <table:table-cell office:value-type="float" office:value="46026125">
                <text:p>46026125</text:p>
              </table:table-cell>
              <table:table-cell office:value-type="float" office:value="97410570">
                <text:p>9741057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81443">
                <text:p>1481443</text:p>
              </table:table-cell>
              <table:table-cell office:value-type="float" office:value="96795242">
                <text:p>96795242</text:p>
              </table:table-cell>
              <table:table-cell office:value-type="float" office:value="4646873">
                <text:p>4646873</text:p>
              </table:table-cell>
              <table:table-cell office:value-type="float" office:value="437017311">
                <text:p>437017311</text:p>
              </table:table-cell>
              <table:table-cell office:value-type="float" office:value="78041518">
                <text:p>78041518</text:p>
              </table:table-cell>
              <table:table-cell office:value-type="float" office:value="162932063">
                <text:p>16293206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140992">
                <text:p>5140992</text:p>
              </table:table-cell>
              <table:table-cell office:value-type="float" office:value="168957990">
                <text:p>168957990</text:p>
              </table:table-cell>
              <table:table-cell office:value-type="float" office:value="3048229">
                <text:p>3048229</text:p>
              </table:table-cell>
              <table:table-cell office:value-type="float" office:value="1061280897">
                <text:p>1061280897</text:p>
              </table:table-cell>
              <table:table-cell office:value-type="float" office:value="153803756">
                <text:p>153803756</text:p>
              </table:table-cell>
              <table:table-cell office:value-type="float" office:value="373091387">
                <text:p>37309138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309651">
                <text:p>8309651</text:p>
              </table:table-cell>
              <table:table-cell office:value-type="float" office:value="354571706">
                <text:p>354571706</text:p>
              </table:table-cell>
              <table:table-cell office:value-type="float" office:value="10418140">
                <text:p>10418140</text:p>
              </table:table-cell>
              <table:table-cell office:value-type="float" office:value="3236537002">
                <text:p>3236537002</text:p>
              </table:table-cell>
              <table:table-cell office:value-type="float" office:value="428297672">
                <text:p>428297672</text:p>
              </table:table-cell>
              <table:table-cell office:value-type="float" office:value="1020439470">
                <text:p>10204394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92cm" svg:y="0.316cm" chart:style-name="ch2">
          <text:p>Decreasing</text:p>
        </chart:title>
        <chart:legend chart:legend-position="end" svg:x="12.539cm" svg:y="2.956cm" style:legend-expansion="high" chart:style-name="ch3"/>
        <chart:plot-area chart:style-name="ch4" table:cell-range-address="'Decreasing (time)'.A1:'Decreasing (time)'.G11" chart:data-source-has-labels="both" svg:x="1.331cm" svg:y="1.275cm" svg:width="10.888cm" svg:height="6.564cm">
          <chart:coordinate-region svg:x="3.434cm" svg:y="1.474cm" svg:width="8.643cm" svg:height="5.18cm"/>
          <chart:axis chart:dimension="x" chart:name="primary-x" chart:style-name="ch5" chartooo:axis-type="auto">
            <chartooo:date-scale/>
            <chart:title svg:x="6.043cm" svg:y="8.019cm" chart:style-name="ch6">
              <text:p>Elements</text:p>
            </chart:title>
            <chart:categories table:cell-range-address="'Decreasing (time)'.A2:'Decreasing (time)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Decreasing (time)'.B2:'Decreasing (time)'.B11" chart:label-cell-address="'Decreasing (time)'.B1:'Decreasing (time)'.B1" chart:class="chart:line">
            <chart:data-point chart:repeated="10"/>
          </chart:series>
          <chart:series chart:style-name="ch10" chart:values-cell-range-address="'Decreasing (time)'.C2:'Decreasing (time)'.C11" chart:label-cell-address="'Decreasing (time)'.C1:'Decreasing (time)'.C1" chart:class="chart:line">
            <chart:data-point chart:repeated="10"/>
          </chart:series>
          <chart:series chart:style-name="ch11" chart:values-cell-range-address="'Decreasing (time)'.D2:'Decreasing (time)'.D11" chart:label-cell-address="'Decreasing (time)'.D1:'Decreasing (time)'.D1" chart:class="chart:line">
            <chart:data-point chart:repeated="10"/>
          </chart:series>
          <chart:series chart:style-name="ch12" chart:values-cell-range-address="'Decreasing (time)'.E2:'Decreasing (time)'.E11" chart:label-cell-address="'Decreasing (time)'.E1:'Decreasing (time)'.E1" chart:class="chart:line">
            <chart:data-point chart:repeated="10"/>
          </chart:series>
          <chart:series chart:style-name="ch13" chart:values-cell-range-address="'Decreasing (time)'.F2:'Decreasing (time)'.F11" chart:label-cell-address="'Decreasing (time)'.F1:'Decreasing (time)'.F1" chart:class="chart:line">
            <chart:data-point chart:repeated="10"/>
          </chart:series>
          <chart:series chart:style-name="ch14" chart:values-cell-range-address="'Decreasing (time)'.G2:'Decreasing (time)'.G11" chart:label-cell-address="'Decreasing (time)'.G1:'Decreasing (time)'.G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'Decreasing (time)'.B1:'Decreasing (time)'.B1</svg:desc>
                </draw:g>
              </table:table-cell>
              <table:table-cell office:value-type="string">
                <text:p>Merge sort</text:p>
                <draw:g>
                  <svg:desc>'Decreasing (time)'.C1:'Decreasing (time)'.C1</svg:desc>
                </draw:g>
              </table:table-cell>
              <table:table-cell office:value-type="string">
                <text:p>Heap sort</text:p>
                <draw:g>
                  <svg:desc>'Decreasing (time)'.D1:'Decreasing (time)'.D1</svg:desc>
                </draw:g>
              </table:table-cell>
              <table:table-cell office:value-type="string">
                <text:p>Bubble sort</text:p>
                <draw:g>
                  <svg:desc>'Decreasing (time)'.E1:'Decreasing (time)'.E1</svg:desc>
                </draw:g>
              </table:table-cell>
              <table:table-cell office:value-type="string">
                <text:p>Insertion sort</text:p>
                <draw:g>
                  <svg:desc>'Decreasing (time)'.F1:'Decreasing (time)'.F1</svg:desc>
                </draw:g>
              </table:table-cell>
              <table:table-cell office:value-type="string">
                <text:p>Selection sort</text:p>
                <draw:g>
                  <svg:desc>'Decreasing (time)'.G1:'Decreasing (time)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Decreasing (time)'.A2:'Decreasing (time)'.A11</svg:desc>
                </draw:g>
              </table:table-cell>
              <table:table-cell office:value-type="float" office:value="979866">
                <text:p>979866</text:p>
                <draw:g>
                  <svg:desc>'Decreasing (time)'.B2:'Decreasing (time)'.B11</svg:desc>
                </draw:g>
              </table:table-cell>
              <table:table-cell office:value-type="float" office:value="254380">
                <text:p>254380</text:p>
                <draw:g>
                  <svg:desc>'Decreasing (time)'.C2:'Decreasing (time)'.C11</svg:desc>
                </draw:g>
              </table:table-cell>
              <table:table-cell office:value-type="float" office:value="48883">
                <text:p>48883</text:p>
                <draw:g>
                  <svg:desc>'Decreasing (time)'.D2:'Decreasing (time)'.D11</svg:desc>
                </draw:g>
              </table:table-cell>
              <table:table-cell office:value-type="float" office:value="332319">
                <text:p>332319</text:p>
                <draw:g>
                  <svg:desc>'Decreasing (time)'.E2:'Decreasing (time)'.E11</svg:desc>
                </draw:g>
              </table:table-cell>
              <table:table-cell office:value-type="float" office:value="1795">
                <text:p>1795</text:p>
                <draw:g>
                  <svg:desc>'Decreasing (time)'.F2:'Decreasing (time)'.F11</svg:desc>
                </draw:g>
              </table:table-cell>
              <table:table-cell office:value-type="float" office:value="404175">
                <text:p>404175</text:p>
                <draw:g>
                  <svg:desc>'Decreasing (time)'.G2:'Decreasing (time)'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830147">
                <text:p>3830147</text:p>
              </table:table-cell>
              <table:table-cell office:value-type="float" office:value="682745">
                <text:p>682745</text:p>
              </table:table-cell>
              <table:table-cell office:value-type="float" office:value="167686">
                <text:p>167686</text:p>
              </table:table-cell>
              <table:table-cell office:value-type="float" office:value="1640797">
                <text:p>1640797</text:p>
              </table:table-cell>
              <table:table-cell office:value-type="float" office:value="3238">
                <text:p>3238</text:p>
              </table:table-cell>
              <table:table-cell office:value-type="float" office:value="2269167">
                <text:p>226916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545060">
                <text:p>9545060</text:p>
              </table:table-cell>
              <table:table-cell office:value-type="float" office:value="1917686">
                <text:p>1917686</text:p>
              </table:table-cell>
              <table:table-cell office:value-type="float" office:value="526290">
                <text:p>526290</text:p>
              </table:table-cell>
              <table:table-cell office:value-type="float" office:value="6315885">
                <text:p>6315885</text:p>
              </table:table-cell>
              <table:table-cell office:value-type="float" office:value="19217">
                <text:p>19217</text:p>
              </table:table-cell>
              <table:table-cell office:value-type="float" office:value="5844189">
                <text:p>58441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034671">
                <text:p>24034671</text:p>
              </table:table-cell>
              <table:table-cell office:value-type="float" office:value="5088333">
                <text:p>5088333</text:p>
              </table:table-cell>
              <table:table-cell office:value-type="float" office:value="890100">
                <text:p>890100</text:p>
              </table:table-cell>
              <table:table-cell office:value-type="float" office:value="9628326">
                <text:p>9628326</text:p>
              </table:table-cell>
              <table:table-cell office:value-type="float" office:value="5327">
                <text:p>5327</text:p>
              </table:table-cell>
              <table:table-cell office:value-type="float" office:value="15123438">
                <text:p>1512343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1221258">
                <text:p>61221258</text:p>
              </table:table-cell>
              <table:table-cell office:value-type="float" office:value="9804297">
                <text:p>9804297</text:p>
              </table:table-cell>
              <table:table-cell office:value-type="float" office:value="1277960">
                <text:p>1277960</text:p>
              </table:table-cell>
              <table:table-cell office:value-type="float" office:value="20146867">
                <text:p>20146867</text:p>
              </table:table-cell>
              <table:table-cell office:value-type="float" office:value="8476">
                <text:p>8476</text:p>
              </table:table-cell>
              <table:table-cell office:value-type="float" office:value="25808641">
                <text:p>2580864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00625676">
                <text:p>100625676</text:p>
              </table:table-cell>
              <table:table-cell office:value-type="float" office:value="15151880">
                <text:p>15151880</text:p>
              </table:table-cell>
              <table:table-cell office:value-type="float" office:value="1631705">
                <text:p>1631705</text:p>
              </table:table-cell>
              <table:table-cell office:value-type="float" office:value="29403933">
                <text:p>29403933</text:p>
              </table:table-cell>
              <table:table-cell office:value-type="float" office:value="10591">
                <text:p>10591</text:p>
              </table:table-cell>
              <table:table-cell office:value-type="float" office:value="45308445">
                <text:p>4530844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15338930">
                <text:p>215338930</text:p>
              </table:table-cell>
              <table:table-cell office:value-type="float" office:value="32006149">
                <text:p>32006149</text:p>
              </table:table-cell>
              <table:table-cell office:value-type="float" office:value="1558227">
                <text:p>1558227</text:p>
              </table:table-cell>
              <table:table-cell office:value-type="float" office:value="64569782">
                <text:p>64569782</text:p>
              </table:table-cell>
              <table:table-cell office:value-type="float" office:value="48643">
                <text:p>48643</text:p>
              </table:table-cell>
              <table:table-cell office:value-type="float" office:value="96611647">
                <text:p>96611647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386439361">
                <text:p>386439361</text:p>
              </table:table-cell>
              <table:table-cell office:value-type="float" office:value="50678111">
                <text:p>50678111</text:p>
              </table:table-cell>
              <table:table-cell office:value-type="float" office:value="3656930">
                <text:p>3656930</text:p>
              </table:table-cell>
              <table:table-cell office:value-type="float" office:value="109281740">
                <text:p>109281740</text:p>
              </table:table-cell>
              <table:table-cell office:value-type="float" office:value="76613">
                <text:p>76613</text:p>
              </table:table-cell>
              <table:table-cell office:value-type="float" office:value="172237342">
                <text:p>17223734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872013256">
                <text:p>872013256</text:p>
              </table:table-cell>
              <table:table-cell office:value-type="float" office:value="100117878">
                <text:p>100117878</text:p>
              </table:table-cell>
              <table:table-cell office:value-type="float" office:value="3092295">
                <text:p>3092295</text:p>
              </table:table-cell>
              <table:table-cell office:value-type="float" office:value="248021418">
                <text:p>248021418</text:p>
              </table:table-cell>
              <table:table-cell office:value-type="float" office:value="41359">
                <text:p>41359</text:p>
              </table:table-cell>
              <table:table-cell office:value-type="float" office:value="366435374">
                <text:p>36643537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04324696">
                <text:p>2404324696</text:p>
              </table:table-cell>
              <table:table-cell office:value-type="float" office:value="207817161">
                <text:p>207817161</text:p>
              </table:table-cell>
              <table:table-cell office:value-type="float" office:value="8145845">
                <text:p>8145845</text:p>
              </table:table-cell>
              <table:table-cell office:value-type="float" office:value="681508857">
                <text:p>681508857</text:p>
              </table:table-cell>
              <table:table-cell office:value-type="float" office:value="106508">
                <text:p>106508</text:p>
              </table:table-cell>
              <table:table-cell office:value-type="float" office:value="1024340005">
                <text:p>1024340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A-Shape</text:p>
        </chart:title>
        <chart:legend chart:legend-position="end" svg:x="12.539cm" svg:y="2.956cm" style:legend-expansion="high" chart:style-name="ch3"/>
        <chart:plot-area chart:style-name="ch4" table:cell-range-address="'A-Shape (time)'.A1:'A-Shape (time)'.G11" chart:data-source-has-labels="both" svg:x="1.331cm" svg:y="1.275cm" svg:width="10.888cm" svg:height="6.564cm">
          <chart:coordinate-region svg:x="3.434cm" svg:y="1.474cm" svg:width="8.643cm" svg:height="5.18cm"/>
          <chart:axis chart:dimension="x" chart:name="primary-x" chart:style-name="ch5" chartooo:axis-type="auto">
            <chartooo:date-scale/>
            <chart:title svg:x="6.043cm" svg:y="8.019cm" chart:style-name="ch6">
              <text:p>Elements</text:p>
            </chart:title>
            <chart:categories table:cell-range-address="'A-Shape (time)'.A2:'A-Shape (time)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A-Shape (time)'.B2:'A-Shape (time)'.B11" chart:label-cell-address="'A-Shape (time)'.B1:'A-Shape (time)'.B1" chart:class="chart:line">
            <chart:data-point chart:repeated="10"/>
          </chart:series>
          <chart:series chart:style-name="ch10" chart:values-cell-range-address="'A-Shape (time)'.C2:'A-Shape (time)'.C11" chart:label-cell-address="'A-Shape (time)'.C1:'A-Shape (time)'.C1" chart:class="chart:line">
            <chart:data-point chart:repeated="10"/>
          </chart:series>
          <chart:series chart:style-name="ch11" chart:values-cell-range-address="'A-Shape (time)'.D2:'A-Shape (time)'.D11" chart:label-cell-address="'A-Shape (time)'.D1:'A-Shape (time)'.D1" chart:class="chart:line">
            <chart:data-point chart:repeated="10"/>
          </chart:series>
          <chart:series chart:style-name="ch12" chart:values-cell-range-address="'A-Shape (time)'.E2:'A-Shape (time)'.E11" chart:label-cell-address="'A-Shape (time)'.E1:'A-Shape (time)'.E1" chart:class="chart:line">
            <chart:data-point chart:repeated="10"/>
          </chart:series>
          <chart:series chart:style-name="ch13" chart:values-cell-range-address="'A-Shape (time)'.F2:'A-Shape (time)'.F11" chart:label-cell-address="'A-Shape (time)'.F1:'A-Shape (time)'.F1" chart:class="chart:line">
            <chart:data-point chart:repeated="10"/>
          </chart:series>
          <chart:series chart:style-name="ch14" chart:values-cell-range-address="'A-Shape (time)'.G2:'A-Shape (time)'.G11" chart:label-cell-address="'A-Shape (time)'.G1:'A-Shape (time)'.G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'A-Shape (time)'.B1:'A-Shape (time)'.B1</svg:desc>
                </draw:g>
              </table:table-cell>
              <table:table-cell office:value-type="string">
                <text:p>Merge sort</text:p>
                <draw:g>
                  <svg:desc>'A-Shape (time)'.C1:'A-Shape (time)'.C1</svg:desc>
                </draw:g>
              </table:table-cell>
              <table:table-cell office:value-type="string">
                <text:p>Heap sort</text:p>
                <draw:g>
                  <svg:desc>'A-Shape (time)'.D1:'A-Shape (time)'.D1</svg:desc>
                </draw:g>
              </table:table-cell>
              <table:table-cell office:value-type="string">
                <text:p>Bubble sort</text:p>
                <draw:g>
                  <svg:desc>'A-Shape (time)'.E1:'A-Shape (time)'.E1</svg:desc>
                </draw:g>
              </table:table-cell>
              <table:table-cell office:value-type="string">
                <text:p>Insertion sort</text:p>
                <draw:g>
                  <svg:desc>'A-Shape (time)'.F1:'A-Shape (time)'.F1</svg:desc>
                </draw:g>
              </table:table-cell>
              <table:table-cell office:value-type="string">
                <text:p>Selection sort</text:p>
                <draw:g>
                  <svg:desc>'A-Shape (time)'.G1:'A-Shape (time)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A-Shape (time)'.A2:'A-Shape (time)'.A11</svg:desc>
                </draw:g>
              </table:table-cell>
              <table:table-cell office:value-type="float" office:value="519614">
                <text:p>519614</text:p>
                <draw:g>
                  <svg:desc>'A-Shape (time)'.B2:'A-Shape (time)'.B11</svg:desc>
                </draw:g>
              </table:table-cell>
              <table:table-cell office:value-type="float" office:value="293027">
                <text:p>293027</text:p>
                <draw:g>
                  <svg:desc>'A-Shape (time)'.C2:'A-Shape (time)'.C11</svg:desc>
                </draw:g>
              </table:table-cell>
              <table:table-cell office:value-type="float" office:value="49065">
                <text:p>49065</text:p>
                <draw:g>
                  <svg:desc>'A-Shape (time)'.D2:'A-Shape (time)'.D11</svg:desc>
                </draw:g>
              </table:table-cell>
              <table:table-cell office:value-type="float" office:value="632798">
                <text:p>632798</text:p>
                <draw:g>
                  <svg:desc>'A-Shape (time)'.E2:'A-Shape (time)'.E11</svg:desc>
                </draw:g>
              </table:table-cell>
              <table:table-cell office:value-type="float" office:value="264753">
                <text:p>264753</text:p>
                <draw:g>
                  <svg:desc>'A-Shape (time)'.F2:'A-Shape (time)'.F11</svg:desc>
                </draw:g>
              </table:table-cell>
              <table:table-cell office:value-type="float" office:value="444854">
                <text:p>444854</text:p>
                <draw:g>
                  <svg:desc>'A-Shape (time)'.G2:'A-Shape (time)'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908003">
                <text:p>1908003</text:p>
              </table:table-cell>
              <table:table-cell office:value-type="float" office:value="1019869">
                <text:p>1019869</text:p>
              </table:table-cell>
              <table:table-cell office:value-type="float" office:value="120490">
                <text:p>120490</text:p>
              </table:table-cell>
              <table:table-cell office:value-type="float" office:value="2563677">
                <text:p>2563677</text:p>
              </table:table-cell>
              <table:table-cell office:value-type="float" office:value="1100328">
                <text:p>1100328</text:p>
              </table:table-cell>
              <table:table-cell office:value-type="float" office:value="2993106">
                <text:p>29931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327932">
                <text:p>4327932</text:p>
              </table:table-cell>
              <table:table-cell office:value-type="float" office:value="1546282">
                <text:p>1546282</text:p>
              </table:table-cell>
              <table:table-cell office:value-type="float" office:value="445729">
                <text:p>445729</text:p>
              </table:table-cell>
              <table:table-cell office:value-type="float" office:value="9677845">
                <text:p>9677845</text:p>
              </table:table-cell>
              <table:table-cell office:value-type="float" office:value="2244599">
                <text:p>2244599</text:p>
              </table:table-cell>
              <table:table-cell office:value-type="float" office:value="3897073">
                <text:p>389707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942732">
                <text:p>11942732</text:p>
              </table:table-cell>
              <table:table-cell office:value-type="float" office:value="7812622">
                <text:p>7812622</text:p>
              </table:table-cell>
              <table:table-cell office:value-type="float" office:value="1080677">
                <text:p>1080677</text:p>
              </table:table-cell>
              <table:table-cell office:value-type="float" office:value="16109232">
                <text:p>16109232</text:p>
              </table:table-cell>
              <table:table-cell office:value-type="float" office:value="6524979">
                <text:p>6524979</text:p>
              </table:table-cell>
              <table:table-cell office:value-type="float" office:value="15439359">
                <text:p>1543935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0929712">
                <text:p>30929712</text:p>
              </table:table-cell>
              <table:table-cell office:value-type="float" office:value="13147250">
                <text:p>13147250</text:p>
              </table:table-cell>
              <table:table-cell office:value-type="float" office:value="1337093">
                <text:p>1337093</text:p>
              </table:table-cell>
              <table:table-cell office:value-type="float" office:value="45234645">
                <text:p>45234645</text:p>
              </table:table-cell>
              <table:table-cell office:value-type="float" office:value="12612216">
                <text:p>12612216</text:p>
              </table:table-cell>
              <table:table-cell office:value-type="float" office:value="27034252">
                <text:p>2703425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7845313">
                <text:p>47845313</text:p>
              </table:table-cell>
              <table:table-cell office:value-type="float" office:value="21185538">
                <text:p>21185538</text:p>
              </table:table-cell>
              <table:table-cell office:value-type="float" office:value="2023388">
                <text:p>2023388</text:p>
              </table:table-cell>
              <table:table-cell office:value-type="float" office:value="61639821">
                <text:p>61639821</text:p>
              </table:table-cell>
              <table:table-cell office:value-type="float" office:value="25101686">
                <text:p>25101686</text:p>
              </table:table-cell>
              <table:table-cell office:value-type="float" office:value="41846402">
                <text:p>4184640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12840415">
                <text:p>112840415</text:p>
              </table:table-cell>
              <table:table-cell office:value-type="float" office:value="38191864">
                <text:p>38191864</text:p>
              </table:table-cell>
              <table:table-cell office:value-type="float" office:value="2947701">
                <text:p>2947701</text:p>
              </table:table-cell>
              <table:table-cell office:value-type="float" office:value="144438669">
                <text:p>144438669</text:p>
              </table:table-cell>
              <table:table-cell office:value-type="float" office:value="38320014">
                <text:p>38320014</text:p>
              </table:table-cell>
              <table:table-cell office:value-type="float" office:value="95800421">
                <text:p>9580042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3488733">
                <text:p>193488733</text:p>
              </table:table-cell>
              <table:table-cell office:value-type="float" office:value="68968914">
                <text:p>68968914</text:p>
              </table:table-cell>
              <table:table-cell office:value-type="float" office:value="2607441">
                <text:p>2607441</text:p>
              </table:table-cell>
              <table:table-cell office:value-type="float" office:value="247944188">
                <text:p>247944188</text:p>
              </table:table-cell>
              <table:table-cell office:value-type="float" office:value="71292218">
                <text:p>71292218</text:p>
              </table:table-cell>
              <table:table-cell office:value-type="float" office:value="171156494">
                <text:p>17115649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41653506">
                <text:p>441653506</text:p>
              </table:table-cell>
              <table:table-cell office:value-type="float" office:value="122377695">
                <text:p>122377695</text:p>
              </table:table-cell>
              <table:table-cell office:value-type="float" office:value="5436482">
                <text:p>5436482</text:p>
              </table:table-cell>
              <table:table-cell office:value-type="float" office:value="550848087">
                <text:p>550848087</text:p>
              </table:table-cell>
              <table:table-cell office:value-type="float" office:value="149144909">
                <text:p>149144909</text:p>
              </table:table-cell>
              <table:table-cell office:value-type="float" office:value="374863898">
                <text:p>37486389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01879210">
                <text:p>1201879210</text:p>
              </table:table-cell>
              <table:table-cell office:value-type="float" office:value="271233950">
                <text:p>271233950</text:p>
              </table:table-cell>
              <table:table-cell office:value-type="float" office:value="5291555">
                <text:p>5291555</text:p>
              </table:table-cell>
              <table:table-cell office:value-type="float" office:value="1520423702">
                <text:p>1520423702</text:p>
              </table:table-cell>
              <table:table-cell office:value-type="float" office:value="426269150">
                <text:p>426269150</text:p>
              </table:table-cell>
              <table:table-cell office:value-type="float" office:value="1048370314">
                <text:p>10483703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7cm" svg:y="0.316cm" chart:style-name="ch2">
          <text:p>V-Shape</text:p>
        </chart:title>
        <chart:legend chart:legend-position="end" svg:x="12.539cm" svg:y="2.956cm" style:legend-expansion="high" chart:style-name="ch3"/>
        <chart:plot-area chart:style-name="ch4" table:cell-range-address="'V-Shape (time)'.A1:'V-Shape (time)'.G11" chart:data-source-has-labels="both" svg:x="1.331cm" svg:y="1.275cm" svg:width="10.888cm" svg:height="6.564cm">
          <chart:coordinate-region svg:x="3.434cm" svg:y="1.474cm" svg:width="8.643cm" svg:height="5.18cm"/>
          <chart:axis chart:dimension="x" chart:name="primary-x" chart:style-name="ch5" chartooo:axis-type="auto">
            <chartooo:date-scale/>
            <chart:title svg:x="6.043cm" svg:y="8.019cm" chart:style-name="ch6">
              <text:p>Elements</text:p>
            </chart:title>
            <chart:categories table:cell-range-address="'V-Shape (time)'.A2:'V-Shape (time)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V-Shape (time)'.B2:'V-Shape (time)'.B11" chart:label-cell-address="'V-Shape (time)'.B1:'V-Shape (time)'.B1" chart:class="chart:line">
            <chart:data-point chart:repeated="10"/>
          </chart:series>
          <chart:series chart:style-name="ch10" chart:values-cell-range-address="'V-Shape (time)'.C2:'V-Shape (time)'.C11" chart:label-cell-address="'V-Shape (time)'.C1:'V-Shape (time)'.C1" chart:class="chart:line">
            <chart:data-point chart:repeated="10"/>
          </chart:series>
          <chart:series chart:style-name="ch11" chart:values-cell-range-address="'V-Shape (time)'.D2:'V-Shape (time)'.D11" chart:label-cell-address="'V-Shape (time)'.D1:'V-Shape (time)'.D1" chart:class="chart:line">
            <chart:data-point chart:repeated="10"/>
          </chart:series>
          <chart:series chart:style-name="ch12" chart:values-cell-range-address="'V-Shape (time)'.E2:'V-Shape (time)'.E11" chart:label-cell-address="'V-Shape (time)'.E1:'V-Shape (time)'.E1" chart:class="chart:line">
            <chart:data-point chart:repeated="10"/>
          </chart:series>
          <chart:series chart:style-name="ch13" chart:values-cell-range-address="'V-Shape (time)'.F2:'V-Shape (time)'.F11" chart:label-cell-address="'V-Shape (time)'.F1:'V-Shape (time)'.F1" chart:class="chart:line">
            <chart:data-point chart:repeated="10"/>
          </chart:series>
          <chart:series chart:style-name="ch14" chart:values-cell-range-address="'V-Shape (time)'.G2:'V-Shape (time)'.G11" chart:label-cell-address="'V-Shape (time)'.G1:'V-Shape (time)'.G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 sort</text:p>
                <draw:g>
                  <svg:desc>'V-Shape (time)'.B1:'V-Shape (time)'.B1</svg:desc>
                </draw:g>
              </table:table-cell>
              <table:table-cell office:value-type="string">
                <text:p>Merge sort</text:p>
                <draw:g>
                  <svg:desc>'V-Shape (time)'.C1:'V-Shape (time)'.C1</svg:desc>
                </draw:g>
              </table:table-cell>
              <table:table-cell office:value-type="string">
                <text:p>Heap sort</text:p>
                <draw:g>
                  <svg:desc>'V-Shape (time)'.D1:'V-Shape (time)'.D1</svg:desc>
                </draw:g>
              </table:table-cell>
              <table:table-cell office:value-type="string">
                <text:p>Bubble sort</text:p>
                <draw:g>
                  <svg:desc>'V-Shape (time)'.E1:'V-Shape (time)'.E1</svg:desc>
                </draw:g>
              </table:table-cell>
              <table:table-cell office:value-type="string">
                <text:p>Insertion sort</text:p>
                <draw:g>
                  <svg:desc>'V-Shape (time)'.F1:'V-Shape (time)'.F1</svg:desc>
                </draw:g>
              </table:table-cell>
              <table:table-cell office:value-type="string">
                <text:p>Selection sort</text:p>
                <draw:g>
                  <svg:desc>'V-Shape (time)'.G1:'V-Shape (time)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V-Shape (time)'.A2:'V-Shape (time)'.A11</svg:desc>
                </draw:g>
              </table:table-cell>
              <table:table-cell office:value-type="float" office:value="171142">
                <text:p>171142</text:p>
                <draw:g>
                  <svg:desc>'V-Shape (time)'.B2:'V-Shape (time)'.B11</svg:desc>
                </draw:g>
              </table:table-cell>
              <table:table-cell office:value-type="float" office:value="375753">
                <text:p>375753</text:p>
                <draw:g>
                  <svg:desc>'V-Shape (time)'.C2:'V-Shape (time)'.C11</svg:desc>
                </draw:g>
              </table:table-cell>
              <table:table-cell office:value-type="float" office:value="164966">
                <text:p>164966</text:p>
                <draw:g>
                  <svg:desc>'V-Shape (time)'.D2:'V-Shape (time)'.D11</svg:desc>
                </draw:g>
              </table:table-cell>
              <table:table-cell office:value-type="float" office:value="1728873">
                <text:p>1728873</text:p>
                <draw:g>
                  <svg:desc>'V-Shape (time)'.E2:'V-Shape (time)'.E11</svg:desc>
                </draw:g>
              </table:table-cell>
              <table:table-cell office:value-type="float" office:value="752272">
                <text:p>752272</text:p>
                <draw:g>
                  <svg:desc>'V-Shape (time)'.F2:'V-Shape (time)'.F11</svg:desc>
                </draw:g>
              </table:table-cell>
              <table:table-cell office:value-type="float" office:value="1213441">
                <text:p>1213441</text:p>
                <draw:g>
                  <svg:desc>'V-Shape (time)'.G2:'V-Shape (time)'.G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19138">
                <text:p>1619138</text:p>
              </table:table-cell>
              <table:table-cell office:value-type="float" office:value="1829090">
                <text:p>1829090</text:p>
              </table:table-cell>
              <table:table-cell office:value-type="float" office:value="273533">
                <text:p>273533</text:p>
              </table:table-cell>
              <table:table-cell office:value-type="float" office:value="6046143">
                <text:p>6046143</text:p>
              </table:table-cell>
              <table:table-cell office:value-type="float" office:value="1056492">
                <text:p>1056492</text:p>
              </table:table-cell>
              <table:table-cell office:value-type="float" office:value="1761156">
                <text:p>176115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914289">
                <text:p>914289</text:p>
              </table:table-cell>
              <table:table-cell office:value-type="float" office:value="1704474">
                <text:p>1704474</text:p>
              </table:table-cell>
              <table:table-cell office:value-type="float" office:value="342777">
                <text:p>342777</text:p>
              </table:table-cell>
              <table:table-cell office:value-type="float" office:value="7343453">
                <text:p>7343453</text:p>
              </table:table-cell>
              <table:table-cell office:value-type="float" office:value="4026268">
                <text:p>4026268</text:p>
              </table:table-cell>
              <table:table-cell office:value-type="float" office:value="6805663">
                <text:p>680566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892989">
                <text:p>2892989</text:p>
              </table:table-cell>
              <table:table-cell office:value-type="float" office:value="4343990">
                <text:p>4343990</text:p>
              </table:table-cell>
              <table:table-cell office:value-type="float" office:value="857616">
                <text:p>857616</text:p>
              </table:table-cell>
              <table:table-cell office:value-type="float" office:value="18068553">
                <text:p>18068553</text:p>
              </table:table-cell>
              <table:table-cell office:value-type="float" office:value="5422150">
                <text:p>5422150</text:p>
              </table:table-cell>
              <table:table-cell office:value-type="float" office:value="10928950">
                <text:p>1092895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9848512">
                <text:p>9848512</text:p>
              </table:table-cell>
              <table:table-cell office:value-type="float" office:value="10385584">
                <text:p>10385584</text:p>
              </table:table-cell>
              <table:table-cell office:value-type="float" office:value="1374594">
                <text:p>1374594</text:p>
              </table:table-cell>
              <table:table-cell office:value-type="float" office:value="41863093">
                <text:p>41863093</text:p>
              </table:table-cell>
              <table:table-cell office:value-type="float" office:value="12512764">
                <text:p>12512764</text:p>
              </table:table-cell>
              <table:table-cell office:value-type="float" office:value="28364266">
                <text:p>283642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480438">
                <text:p>11480438</text:p>
              </table:table-cell>
              <table:table-cell office:value-type="float" office:value="22908897">
                <text:p>22908897</text:p>
              </table:table-cell>
              <table:table-cell office:value-type="float" office:value="833162">
                <text:p>833162</text:p>
              </table:table-cell>
              <table:table-cell office:value-type="float" office:value="60747725">
                <text:p>60747725</text:p>
              </table:table-cell>
              <table:table-cell office:value-type="float" office:value="19148562">
                <text:p>19148562</text:p>
              </table:table-cell>
              <table:table-cell office:value-type="float" office:value="42888199">
                <text:p>4288819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8549482">
                <text:p>28549482</text:p>
              </table:table-cell>
              <table:table-cell office:value-type="float" office:value="38428454">
                <text:p>38428454</text:p>
              </table:table-cell>
              <table:table-cell office:value-type="float" office:value="1179232">
                <text:p>1179232</text:p>
              </table:table-cell>
              <table:table-cell office:value-type="float" office:value="137396930">
                <text:p>137396930</text:p>
              </table:table-cell>
              <table:table-cell office:value-type="float" office:value="46008160">
                <text:p>46008160</text:p>
              </table:table-cell>
              <table:table-cell office:value-type="float" office:value="100298275">
                <text:p>10029827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50151286">
                <text:p>50151286</text:p>
              </table:table-cell>
              <table:table-cell office:value-type="float" office:value="68129158">
                <text:p>68129158</text:p>
              </table:table-cell>
              <table:table-cell office:value-type="float" office:value="2460443">
                <text:p>2460443</text:p>
              </table:table-cell>
              <table:table-cell office:value-type="float" office:value="247465865">
                <text:p>247465865</text:p>
              </table:table-cell>
              <table:table-cell office:value-type="float" office:value="74213465">
                <text:p>74213465</text:p>
              </table:table-cell>
              <table:table-cell office:value-type="float" office:value="174162170">
                <text:p>17416217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9525289">
                <text:p>109525289</text:p>
              </table:table-cell>
              <table:table-cell office:value-type="float" office:value="122015672">
                <text:p>122015672</text:p>
              </table:table-cell>
              <table:table-cell office:value-type="float" office:value="6244203">
                <text:p>6244203</text:p>
              </table:table-cell>
              <table:table-cell office:value-type="float" office:value="543788601">
                <text:p>543788601</text:p>
              </table:table-cell>
              <table:table-cell office:value-type="float" office:value="156882314">
                <text:p>156882314</text:p>
              </table:table-cell>
              <table:table-cell office:value-type="float" office:value="377276829">
                <text:p>37727682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08099939">
                <text:p>208099939</text:p>
              </table:table-cell>
              <table:table-cell office:value-type="float" office:value="286065082">
                <text:p>286065082</text:p>
              </table:table-cell>
              <table:table-cell office:value-type="float" office:value="4063636">
                <text:p>4063636</text:p>
              </table:table-cell>
              <table:table-cell office:value-type="float" office:value="1513435149">
                <text:p>1513435149</text:p>
              </table:table-cell>
              <table:table-cell office:value-type="float" office:value="422995112">
                <text:p>422995112</text:p>
              </table:table-cell>
              <table:table-cell office:value-type="float" office:value="1069557233">
                <text:p>10695572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85cm" svg:y="0.316cm" chart:style-name="ch2">
          <text:p>Quick sort</text:p>
        </chart:title>
        <chart:legend chart:legend-position="end" svg:x="12.936cm" svg:y="3.205cm" style:legend-expansion="high" chart:style-name="ch3"/>
        <chart:plot-area chart:style-name="ch4" table:cell-range-address="'Quick sort'.A1:'Quick sort'.F11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Quick sort'.A2:'Quick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Quick sort'.B2:'Quick sort'.B11" chart:label-cell-address="'Quick sort'.B1:'Quick sort'.B1" chart:class="chart:line">
            <chart:data-point chart:repeated="10"/>
          </chart:series>
          <chart:series chart:style-name="ch10" chart:values-cell-range-address="'Quick sort'.C2:'Quick sort'.C11" chart:label-cell-address="'Quick sort'.C1:'Quick sort'.C1" chart:class="chart:line">
            <chart:data-point chart:repeated="10"/>
          </chart:series>
          <chart:series chart:style-name="ch11" chart:values-cell-range-address="'Quick sort'.D2:'Quick sort'.D11" chart:label-cell-address="'Quick sort'.D1:'Quick sort'.D1" chart:class="chart:line">
            <chart:data-point chart:repeated="10"/>
          </chart:series>
          <chart:series chart:style-name="ch12" chart:values-cell-range-address="'Quick sort'.E2:'Quick sort'.E11" chart:label-cell-address="'Quick sort'.E1:'Quick sort'.E1" chart:class="chart:line">
            <chart:data-point chart:repeated="10"/>
          </chart:series>
          <chart:series chart:style-name="ch13" chart:values-cell-range-address="'Quick sort'.F2:'Quick sort'.F11" chart:label-cell-address="'Quick sort'.F1:'Quick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Quick sort'.B1:'Quick sort'.B1</svg:desc>
                </draw:g>
              </table:table-cell>
              <table:table-cell office:value-type="string">
                <text:p>Increasing</text:p>
                <draw:g>
                  <svg:desc>'Quick sort'.C1:'Quick sort'.C1</svg:desc>
                </draw:g>
              </table:table-cell>
              <table:table-cell office:value-type="string">
                <text:p>Decreasing</text:p>
                <draw:g>
                  <svg:desc>'Quick sort'.D1:'Quick sort'.D1</svg:desc>
                </draw:g>
              </table:table-cell>
              <table:table-cell office:value-type="string">
                <text:p>A-Shape</text:p>
                <draw:g>
                  <svg:desc>'Quick sort'.E1:'Quick sort'.E1</svg:desc>
                </draw:g>
              </table:table-cell>
              <table:table-cell office:value-type="string">
                <text:p>V-Shape</text:p>
                <draw:g>
                  <svg:desc>'Quick sort'.F1:'Quick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Quick sort'.A2:'Quick sort'.A11</svg:desc>
                </draw:g>
              </table:table-cell>
              <table:table-cell office:value-type="float" office:value="125192">
                <text:p>125192</text:p>
                <draw:g>
                  <svg:desc>'Quick sort'.B2:'Quick sort'.B11</svg:desc>
                </draw:g>
              </table:table-cell>
              <table:table-cell office:value-type="float" office:value="966859">
                <text:p>966859</text:p>
                <draw:g>
                  <svg:desc>'Quick sort'.C2:'Quick sort'.C11</svg:desc>
                </draw:g>
              </table:table-cell>
              <table:table-cell office:value-type="float" office:value="979866">
                <text:p>979866</text:p>
                <draw:g>
                  <svg:desc>'Quick sort'.D2:'Quick sort'.D11</svg:desc>
                </draw:g>
              </table:table-cell>
              <table:table-cell office:value-type="float" office:value="519614">
                <text:p>519614</text:p>
                <draw:g>
                  <svg:desc>'Quick sort'.E2:'Quick sort'.E11</svg:desc>
                </draw:g>
              </table:table-cell>
              <table:table-cell office:value-type="float" office:value="171142">
                <text:p>171142</text:p>
                <draw:g>
                  <svg:desc>'Quick sort'.F2:'Quick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4195">
                <text:p>124195</text:p>
              </table:table-cell>
              <table:table-cell office:value-type="float" office:value="3798891">
                <text:p>3798891</text:p>
              </table:table-cell>
              <table:table-cell office:value-type="float" office:value="3830147">
                <text:p>3830147</text:p>
              </table:table-cell>
              <table:table-cell office:value-type="float" office:value="1908003">
                <text:p>1908003</text:p>
              </table:table-cell>
              <table:table-cell office:value-type="float" office:value="1619138">
                <text:p>161913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2714">
                <text:p>152714</text:p>
              </table:table-cell>
              <table:table-cell office:value-type="float" office:value="8506112">
                <text:p>8506112</text:p>
              </table:table-cell>
              <table:table-cell office:value-type="float" office:value="9545060">
                <text:p>9545060</text:p>
              </table:table-cell>
              <table:table-cell office:value-type="float" office:value="4327932">
                <text:p>4327932</text:p>
              </table:table-cell>
              <table:table-cell office:value-type="float" office:value="914289">
                <text:p>91428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67668">
                <text:p>267668</text:p>
              </table:table-cell>
              <table:table-cell office:value-type="float" office:value="23604205">
                <text:p>23604205</text:p>
              </table:table-cell>
              <table:table-cell office:value-type="float" office:value="24034671">
                <text:p>24034671</text:p>
              </table:table-cell>
              <table:table-cell office:value-type="float" office:value="11942732">
                <text:p>11942732</text:p>
              </table:table-cell>
              <table:table-cell office:value-type="float" office:value="2892989">
                <text:p>289298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24735">
                <text:p>524735</text:p>
              </table:table-cell>
              <table:table-cell office:value-type="float" office:value="60503205">
                <text:p>60503205</text:p>
              </table:table-cell>
              <table:table-cell office:value-type="float" office:value="61221258">
                <text:p>61221258</text:p>
              </table:table-cell>
              <table:table-cell office:value-type="float" office:value="30929712">
                <text:p>30929712</text:p>
              </table:table-cell>
              <table:table-cell office:value-type="float" office:value="9848512">
                <text:p>98485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69837">
                <text:p>569837</text:p>
              </table:table-cell>
              <table:table-cell office:value-type="float" office:value="94434493">
                <text:p>94434493</text:p>
              </table:table-cell>
              <table:table-cell office:value-type="float" office:value="100625676">
                <text:p>100625676</text:p>
              </table:table-cell>
              <table:table-cell office:value-type="float" office:value="47845313">
                <text:p>47845313</text:p>
              </table:table-cell>
              <table:table-cell office:value-type="float" office:value="11480438">
                <text:p>1148043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997841">
                <text:p>997841</text:p>
              </table:table-cell>
              <table:table-cell office:value-type="float" office:value="217273779">
                <text:p>217273779</text:p>
              </table:table-cell>
              <table:table-cell office:value-type="float" office:value="215338930">
                <text:p>215338930</text:p>
              </table:table-cell>
              <table:table-cell office:value-type="float" office:value="112840415">
                <text:p>112840415</text:p>
              </table:table-cell>
              <table:table-cell office:value-type="float" office:value="28549482">
                <text:p>2854948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81443">
                <text:p>1481443</text:p>
              </table:table-cell>
              <table:table-cell office:value-type="float" office:value="379811846">
                <text:p>379811846</text:p>
              </table:table-cell>
              <table:table-cell office:value-type="float" office:value="386439361">
                <text:p>386439361</text:p>
              </table:table-cell>
              <table:table-cell office:value-type="float" office:value="193488733">
                <text:p>193488733</text:p>
              </table:table-cell>
              <table:table-cell office:value-type="float" office:value="50151286">
                <text:p>5015128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5140992">
                <text:p>5140992</text:p>
              </table:table-cell>
              <table:table-cell office:value-type="float" office:value="857961346">
                <text:p>857961346</text:p>
              </table:table-cell>
              <table:table-cell office:value-type="float" office:value="872013256">
                <text:p>872013256</text:p>
              </table:table-cell>
              <table:table-cell office:value-type="float" office:value="441653506">
                <text:p>441653506</text:p>
              </table:table-cell>
              <table:table-cell office:value-type="float" office:value="109525289">
                <text:p>10952528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8309651">
                <text:p>8309651</text:p>
              </table:table-cell>
              <table:table-cell office:value-type="float" office:value="2365035101">
                <text:p>2365035101</text:p>
              </table:table-cell>
              <table:table-cell office:value-type="float" office:value="2404324696">
                <text:p>2404324696</text:p>
              </table:table-cell>
              <table:table-cell office:value-type="float" office:value="1201879210">
                <text:p>1201879210</text:p>
              </table:table-cell>
              <table:table-cell office:value-type="float" office:value="208099939">
                <text:p>2080999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5cm" svg:y="0.316cm" chart:style-name="ch2">
          <text:p>Merge sort</text:p>
        </chart:title>
        <chart:legend chart:legend-position="end" svg:x="12.936cm" svg:y="3.205cm" style:legend-expansion="high" chart:style-name="ch3"/>
        <chart:plot-area chart:style-name="ch4" table:cell-range-address="'Merge sort'.A1:'Merge sort'.F11" chart:data-source-has-labels="both" svg:x="1.331cm" svg:y="1.275cm" svg:width="11.285cm" svg:height="6.564cm">
          <chart:coordinate-region svg:x="3.249cm" svg:y="1.474cm" svg:width="8.902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Merge sort'.A2:'Merge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Merge sort'.B2:'Merge sort'.B11" chart:label-cell-address="'Merge sort'.B1:'Merge sort'.B1" chart:class="chart:line">
            <chart:data-point chart:repeated="10"/>
          </chart:series>
          <chart:series chart:style-name="ch10" chart:values-cell-range-address="'Merge sort'.C2:'Merge sort'.C11" chart:label-cell-address="'Merge sort'.C1:'Merge sort'.C1" chart:class="chart:line">
            <chart:data-point chart:repeated="10"/>
          </chart:series>
          <chart:series chart:style-name="ch11" chart:values-cell-range-address="'Merge sort'.D2:'Merge sort'.D11" chart:label-cell-address="'Merge sort'.D1:'Merge sort'.D1" chart:class="chart:line">
            <chart:data-point chart:repeated="10"/>
          </chart:series>
          <chart:series chart:style-name="ch12" chart:values-cell-range-address="'Merge sort'.E2:'Merge sort'.E11" chart:label-cell-address="'Merge sort'.E1:'Merge sort'.E1" chart:class="chart:line">
            <chart:data-point chart:repeated="10"/>
          </chart:series>
          <chart:series chart:style-name="ch13" chart:values-cell-range-address="'Merge sort'.F2:'Merge sort'.F11" chart:label-cell-address="'Merge sort'.F1:'Merge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Merge sort'.B1:'Merge sort'.B1</svg:desc>
                </draw:g>
              </table:table-cell>
              <table:table-cell office:value-type="string">
                <text:p>Increasing</text:p>
                <draw:g>
                  <svg:desc>'Merge sort'.C1:'Merge sort'.C1</svg:desc>
                </draw:g>
              </table:table-cell>
              <table:table-cell office:value-type="string">
                <text:p>Decreasing</text:p>
                <draw:g>
                  <svg:desc>'Merge sort'.D1:'Merge sort'.D1</svg:desc>
                </draw:g>
              </table:table-cell>
              <table:table-cell office:value-type="string">
                <text:p>A-Shape</text:p>
                <draw:g>
                  <svg:desc>'Merge sort'.E1:'Merge sort'.E1</svg:desc>
                </draw:g>
              </table:table-cell>
              <table:table-cell office:value-type="string">
                <text:p>V-Shape</text:p>
                <draw:g>
                  <svg:desc>'Merge sort'.F1:'Merge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Merge sort'.A2:'Merge sort'.A11</svg:desc>
                </draw:g>
              </table:table-cell>
              <table:table-cell office:value-type="float" office:value="1263246">
                <text:p>1263246</text:p>
                <draw:g>
                  <svg:desc>'Merge sort'.B2:'Merge sort'.B11</svg:desc>
                </draw:g>
              </table:table-cell>
              <table:table-cell office:value-type="float" office:value="210211">
                <text:p>210211</text:p>
                <draw:g>
                  <svg:desc>'Merge sort'.C2:'Merge sort'.C11</svg:desc>
                </draw:g>
              </table:table-cell>
              <table:table-cell office:value-type="float" office:value="254380">
                <text:p>254380</text:p>
                <draw:g>
                  <svg:desc>'Merge sort'.D2:'Merge sort'.D11</svg:desc>
                </draw:g>
              </table:table-cell>
              <table:table-cell office:value-type="float" office:value="293027">
                <text:p>293027</text:p>
                <draw:g>
                  <svg:desc>'Merge sort'.E2:'Merge sort'.E11</svg:desc>
                </draw:g>
              </table:table-cell>
              <table:table-cell office:value-type="float" office:value="375753">
                <text:p>375753</text:p>
                <draw:g>
                  <svg:desc>'Merge sort'.F2:'Merge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663797">
                <text:p>1663797</text:p>
              </table:table-cell>
              <table:table-cell office:value-type="float" office:value="1024128">
                <text:p>1024128</text:p>
              </table:table-cell>
              <table:table-cell office:value-type="float" office:value="682745">
                <text:p>682745</text:p>
              </table:table-cell>
              <table:table-cell office:value-type="float" office:value="1019869">
                <text:p>1019869</text:p>
              </table:table-cell>
              <table:table-cell office:value-type="float" office:value="1829090">
                <text:p>182909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708510">
                <text:p>1708510</text:p>
              </table:table-cell>
              <table:table-cell office:value-type="float" office:value="1633213">
                <text:p>1633213</text:p>
              </table:table-cell>
              <table:table-cell office:value-type="float" office:value="1917686">
                <text:p>1917686</text:p>
              </table:table-cell>
              <table:table-cell office:value-type="float" office:value="1546282">
                <text:p>1546282</text:p>
              </table:table-cell>
              <table:table-cell office:value-type="float" office:value="1704474">
                <text:p>170447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747432">
                <text:p>9747432</text:p>
              </table:table-cell>
              <table:table-cell office:value-type="float" office:value="3895917">
                <text:p>3895917</text:p>
              </table:table-cell>
              <table:table-cell office:value-type="float" office:value="5088333">
                <text:p>5088333</text:p>
              </table:table-cell>
              <table:table-cell office:value-type="float" office:value="7812622">
                <text:p>7812622</text:p>
              </table:table-cell>
              <table:table-cell office:value-type="float" office:value="4343990">
                <text:p>434399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5418889">
                <text:p>15418889</text:p>
              </table:table-cell>
              <table:table-cell office:value-type="float" office:value="8284930">
                <text:p>8284930</text:p>
              </table:table-cell>
              <table:table-cell office:value-type="float" office:value="9804297">
                <text:p>9804297</text:p>
              </table:table-cell>
              <table:table-cell office:value-type="float" office:value="13147250">
                <text:p>13147250</text:p>
              </table:table-cell>
              <table:table-cell office:value-type="float" office:value="10385584">
                <text:p>1038558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571013">
                <text:p>25571013</text:p>
              </table:table-cell>
              <table:table-cell office:value-type="float" office:value="13251253">
                <text:p>13251253</text:p>
              </table:table-cell>
              <table:table-cell office:value-type="float" office:value="15151880">
                <text:p>15151880</text:p>
              </table:table-cell>
              <table:table-cell office:value-type="float" office:value="21185538">
                <text:p>21185538</text:p>
              </table:table-cell>
              <table:table-cell office:value-type="float" office:value="22908897">
                <text:p>22908897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6641417">
                <text:p>56641417</text:p>
              </table:table-cell>
              <table:table-cell office:value-type="float" office:value="30290382">
                <text:p>30290382</text:p>
              </table:table-cell>
              <table:table-cell office:value-type="float" office:value="32006149">
                <text:p>32006149</text:p>
              </table:table-cell>
              <table:table-cell office:value-type="float" office:value="38191864">
                <text:p>38191864</text:p>
              </table:table-cell>
              <table:table-cell office:value-type="float" office:value="38428454">
                <text:p>38428454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6795242">
                <text:p>96795242</text:p>
              </table:table-cell>
              <table:table-cell office:value-type="float" office:value="50465456">
                <text:p>50465456</text:p>
              </table:table-cell>
              <table:table-cell office:value-type="float" office:value="50678111">
                <text:p>50678111</text:p>
              </table:table-cell>
              <table:table-cell office:value-type="float" office:value="68968914">
                <text:p>68968914</text:p>
              </table:table-cell>
              <table:table-cell office:value-type="float" office:value="68129158">
                <text:p>6812915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68957990">
                <text:p>168957990</text:p>
              </table:table-cell>
              <table:table-cell office:value-type="float" office:value="93858680">
                <text:p>93858680</text:p>
              </table:table-cell>
              <table:table-cell office:value-type="float" office:value="100117878">
                <text:p>100117878</text:p>
              </table:table-cell>
              <table:table-cell office:value-type="float" office:value="122377695">
                <text:p>122377695</text:p>
              </table:table-cell>
              <table:table-cell office:value-type="float" office:value="122015672">
                <text:p>122015672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54571706">
                <text:p>354571706</text:p>
              </table:table-cell>
              <table:table-cell office:value-type="float" office:value="210555315">
                <text:p>210555315</text:p>
              </table:table-cell>
              <table:table-cell office:value-type="float" office:value="207817161">
                <text:p>207817161</text:p>
              </table:table-cell>
              <table:table-cell office:value-type="float" office:value="271233950">
                <text:p>271233950</text:p>
              </table:table-cell>
              <table:table-cell office:value-type="float" office:value="286065082">
                <text:p>2860650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Heap sort</text:p>
        </chart:title>
        <chart:legend chart:legend-position="end" svg:x="12.936cm" svg:y="3.205cm" style:legend-expansion="high" chart:style-name="ch3"/>
        <chart:plot-area chart:style-name="ch4" table:cell-range-address="'Heap sort'.A1:'Heap sort'.F11" chart:data-source-has-labels="both" svg:x="1.331cm" svg:y="1.275cm" svg:width="11.285cm" svg:height="6.564cm">
          <chart:coordinate-region svg:x="3.064cm" svg:y="1.474cm" svg:width="9.08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Heap sort'.A2:'Heap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Heap sort'.B2:'Heap sort'.B11" chart:label-cell-address="'Heap sort'.B1:'Heap sort'.B1" chart:class="chart:line">
            <chart:data-point chart:repeated="10"/>
          </chart:series>
          <chart:series chart:style-name="ch10" chart:values-cell-range-address="'Heap sort'.C2:'Heap sort'.C11" chart:label-cell-address="'Heap sort'.C1:'Heap sort'.C1" chart:class="chart:line">
            <chart:data-point chart:repeated="10"/>
          </chart:series>
          <chart:series chart:style-name="ch11" chart:values-cell-range-address="'Heap sort'.D2:'Heap sort'.D11" chart:label-cell-address="'Heap sort'.D1:'Heap sort'.D1" chart:class="chart:line">
            <chart:data-point chart:repeated="10"/>
          </chart:series>
          <chart:series chart:style-name="ch12" chart:values-cell-range-address="'Heap sort'.E2:'Heap sort'.E11" chart:label-cell-address="'Heap sort'.E1:'Heap sort'.E1" chart:class="chart:line">
            <chart:data-point chart:repeated="10"/>
          </chart:series>
          <chart:series chart:style-name="ch13" chart:values-cell-range-address="'Heap sort'.F2:'Heap sort'.F11" chart:label-cell-address="'Heap sort'.F1:'Heap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Heap sort'.B1:'Heap sort'.B1</svg:desc>
                </draw:g>
              </table:table-cell>
              <table:table-cell office:value-type="string">
                <text:p>Increasing</text:p>
                <draw:g>
                  <svg:desc>'Heap sort'.C1:'Heap sort'.C1</svg:desc>
                </draw:g>
              </table:table-cell>
              <table:table-cell office:value-type="string">
                <text:p>Decreasing</text:p>
                <draw:g>
                  <svg:desc>'Heap sort'.D1:'Heap sort'.D1</svg:desc>
                </draw:g>
              </table:table-cell>
              <table:table-cell office:value-type="string">
                <text:p>A-Shape</text:p>
                <draw:g>
                  <svg:desc>'Heap sort'.E1:'Heap sort'.E1</svg:desc>
                </draw:g>
              </table:table-cell>
              <table:table-cell office:value-type="string">
                <text:p>V-Shape</text:p>
                <draw:g>
                  <svg:desc>'Heap sort'.F1:'Heap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Heap sort'.A2:'Heap sort'.A11</svg:desc>
                </draw:g>
              </table:table-cell>
              <table:table-cell office:value-type="float" office:value="202933">
                <text:p>202933</text:p>
                <draw:g>
                  <svg:desc>'Heap sort'.B2:'Heap sort'.B11</svg:desc>
                </draw:g>
              </table:table-cell>
              <table:table-cell office:value-type="float" office:value="47100">
                <text:p>47100</text:p>
                <draw:g>
                  <svg:desc>'Heap sort'.C2:'Heap sort'.C11</svg:desc>
                </draw:g>
              </table:table-cell>
              <table:table-cell office:value-type="float" office:value="48883">
                <text:p>48883</text:p>
                <draw:g>
                  <svg:desc>'Heap sort'.D2:'Heap sort'.D11</svg:desc>
                </draw:g>
              </table:table-cell>
              <table:table-cell office:value-type="float" office:value="49065">
                <text:p>49065</text:p>
                <draw:g>
                  <svg:desc>'Heap sort'.E2:'Heap sort'.E11</svg:desc>
                </draw:g>
              </table:table-cell>
              <table:table-cell office:value-type="float" office:value="164966">
                <text:p>164966</text:p>
                <draw:g>
                  <svg:desc>'Heap sort'.F2:'Heap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63512">
                <text:p>263512</text:p>
              </table:table-cell>
              <table:table-cell office:value-type="float" office:value="266570">
                <text:p>266570</text:p>
              </table:table-cell>
              <table:table-cell office:value-type="float" office:value="167686">
                <text:p>167686</text:p>
              </table:table-cell>
              <table:table-cell office:value-type="float" office:value="120490">
                <text:p>120490</text:p>
              </table:table-cell>
              <table:table-cell office:value-type="float" office:value="273533">
                <text:p>27353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88290">
                <text:p>488290</text:p>
              </table:table-cell>
              <table:table-cell office:value-type="float" office:value="464675">
                <text:p>464675</text:p>
              </table:table-cell>
              <table:table-cell office:value-type="float" office:value="526290">
                <text:p>526290</text:p>
              </table:table-cell>
              <table:table-cell office:value-type="float" office:value="445729">
                <text:p>445729</text:p>
              </table:table-cell>
              <table:table-cell office:value-type="float" office:value="342777">
                <text:p>34277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160435">
                <text:p>1160435</text:p>
              </table:table-cell>
              <table:table-cell office:value-type="float" office:value="313973">
                <text:p>313973</text:p>
              </table:table-cell>
              <table:table-cell office:value-type="float" office:value="890100">
                <text:p>890100</text:p>
              </table:table-cell>
              <table:table-cell office:value-type="float" office:value="1080677">
                <text:p>1080677</text:p>
              </table:table-cell>
              <table:table-cell office:value-type="float" office:value="857616">
                <text:p>85761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764227">
                <text:p>1764227</text:p>
              </table:table-cell>
              <table:table-cell office:value-type="float" office:value="688561">
                <text:p>688561</text:p>
              </table:table-cell>
              <table:table-cell office:value-type="float" office:value="1277960">
                <text:p>1277960</text:p>
              </table:table-cell>
              <table:table-cell office:value-type="float" office:value="1337093">
                <text:p>1337093</text:p>
              </table:table-cell>
              <table:table-cell office:value-type="float" office:value="1374594">
                <text:p>137459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278027">
                <text:p>2278027</text:p>
              </table:table-cell>
              <table:table-cell office:value-type="float" office:value="675110">
                <text:p>675110</text:p>
              </table:table-cell>
              <table:table-cell office:value-type="float" office:value="1631705">
                <text:p>1631705</text:p>
              </table:table-cell>
              <table:table-cell office:value-type="float" office:value="2023388">
                <text:p>2023388</text:p>
              </table:table-cell>
              <table:table-cell office:value-type="float" office:value="833162">
                <text:p>83316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835463">
                <text:p>3835463</text:p>
              </table:table-cell>
              <table:table-cell office:value-type="float" office:value="2507020">
                <text:p>2507020</text:p>
              </table:table-cell>
              <table:table-cell office:value-type="float" office:value="1558227">
                <text:p>1558227</text:p>
              </table:table-cell>
              <table:table-cell office:value-type="float" office:value="2947701">
                <text:p>2947701</text:p>
              </table:table-cell>
              <table:table-cell office:value-type="float" office:value="1179232">
                <text:p>11792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646873">
                <text:p>4646873</text:p>
              </table:table-cell>
              <table:table-cell office:value-type="float" office:value="3272318">
                <text:p>3272318</text:p>
              </table:table-cell>
              <table:table-cell office:value-type="float" office:value="3656930">
                <text:p>3656930</text:p>
              </table:table-cell>
              <table:table-cell office:value-type="float" office:value="2607441">
                <text:p>2607441</text:p>
              </table:table-cell>
              <table:table-cell office:value-type="float" office:value="2460443">
                <text:p>246044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48229">
                <text:p>3048229</text:p>
              </table:table-cell>
              <table:table-cell office:value-type="float" office:value="4733636">
                <text:p>4733636</text:p>
              </table:table-cell>
              <table:table-cell office:value-type="float" office:value="3092295">
                <text:p>3092295</text:p>
              </table:table-cell>
              <table:table-cell office:value-type="float" office:value="5436482">
                <text:p>5436482</text:p>
              </table:table-cell>
              <table:table-cell office:value-type="float" office:value="6244203">
                <text:p>624420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418140">
                <text:p>10418140</text:p>
              </table:table-cell>
              <table:table-cell office:value-type="float" office:value="8021801">
                <text:p>8021801</text:p>
              </table:table-cell>
              <table:table-cell office:value-type="float" office:value="8145845">
                <text:p>8145845</text:p>
              </table:table-cell>
              <table:table-cell office:value-type="float" office:value="5291555">
                <text:p>5291555</text:p>
              </table:table-cell>
              <table:table-cell office:value-type="float" office:value="4063636">
                <text:p>406363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92cm" svg:y="0.316cm" chart:style-name="ch2">
          <text:p>Bubble sort</text:p>
        </chart:title>
        <chart:legend chart:legend-position="end" svg:x="12.936cm" svg:y="3.205cm" style:legend-expansion="high" chart:style-name="ch3"/>
        <chart:plot-area chart:style-name="ch4" table:cell-range-address="'Bubble sort'.A1:'Bubble sort'.F11" chart:data-source-has-labels="both" svg:x="1.331cm" svg:y="1.275cm" svg:width="11.285cm" svg:height="6.564cm">
          <chart:coordinate-region svg:x="3.434cm" svg:y="1.474cm" svg:width="8.717cm" svg:height="5.718cm"/>
          <chart:axis chart:dimension="x" chart:name="primary-x" chart:style-name="ch5" chartooo:axis-type="auto">
            <chartooo:date-scale/>
            <chart:title svg:x="6.241cm" svg:y="8.019cm" chart:style-name="ch6">
              <text:p>Elements</text:p>
            </chart:title>
            <chart:categories table:cell-range-address="'Bubble sort'.A2:'Bubble sort'.A11"/>
          </chart:axis>
          <chart:axis chart:dimension="y" chart:name="primary-y" chart:style-name="ch5">
            <chart:title svg:x="0.451cm" svg:y="5.289cm" chart:style-name="ch7">
              <text:p>Time (ns)</text:p>
            </chart:title>
            <chart:grid chart:style-name="ch8" chart:class="major"/>
          </chart:axis>
          <chart:series chart:style-name="ch9" chart:values-cell-range-address="'Bubble sort'.B2:'Bubble sort'.B11" chart:label-cell-address="'Bubble sort'.B1:'Bubble sort'.B1" chart:class="chart:line">
            <chart:data-point chart:repeated="10"/>
          </chart:series>
          <chart:series chart:style-name="ch10" chart:values-cell-range-address="'Bubble sort'.C2:'Bubble sort'.C11" chart:label-cell-address="'Bubble sort'.C1:'Bubble sort'.C1" chart:class="chart:line">
            <chart:data-point chart:repeated="10"/>
          </chart:series>
          <chart:series chart:style-name="ch11" chart:values-cell-range-address="'Bubble sort'.D2:'Bubble sort'.D11" chart:label-cell-address="'Bubble sort'.D1:'Bubble sort'.D1" chart:class="chart:line">
            <chart:data-point chart:repeated="10"/>
          </chart:series>
          <chart:series chart:style-name="ch12" chart:values-cell-range-address="'Bubble sort'.E2:'Bubble sort'.E11" chart:label-cell-address="'Bubble sort'.E1:'Bubble sort'.E1" chart:class="chart:line">
            <chart:data-point chart:repeated="10"/>
          </chart:series>
          <chart:series chart:style-name="ch13" chart:values-cell-range-address="'Bubble sort'.F2:'Bubble sort'.F11" chart:label-cell-address="'Bubble sort'.F1:'Bubble sort'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</text:p>
                <draw:g>
                  <svg:desc>'Bubble sort'.B1:'Bubble sort'.B1</svg:desc>
                </draw:g>
              </table:table-cell>
              <table:table-cell office:value-type="string">
                <text:p>Increasing</text:p>
                <draw:g>
                  <svg:desc>'Bubble sort'.C1:'Bubble sort'.C1</svg:desc>
                </draw:g>
              </table:table-cell>
              <table:table-cell office:value-type="string">
                <text:p>Decreasing</text:p>
                <draw:g>
                  <svg:desc>'Bubble sort'.D1:'Bubble sort'.D1</svg:desc>
                </draw:g>
              </table:table-cell>
              <table:table-cell office:value-type="string">
                <text:p>A-Shape</text:p>
                <draw:g>
                  <svg:desc>'Bubble sort'.E1:'Bubble sort'.E1</svg:desc>
                </draw:g>
              </table:table-cell>
              <table:table-cell office:value-type="string">
                <text:p>V-Shape</text:p>
                <draw:g>
                  <svg:desc>'Bubble sort'.F1:'Bubble sort'.F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ubble sort'.A2:'Bubble sort'.A11</svg:desc>
                </draw:g>
              </table:table-cell>
              <table:table-cell office:value-type="float" office:value="2051822">
                <text:p>2051822</text:p>
                <draw:g>
                  <svg:desc>'Bubble sort'.B2:'Bubble sort'.B11</svg:desc>
                </draw:g>
              </table:table-cell>
              <table:table-cell office:value-type="float" office:value="921851">
                <text:p>921851</text:p>
                <draw:g>
                  <svg:desc>'Bubble sort'.C2:'Bubble sort'.C11</svg:desc>
                </draw:g>
              </table:table-cell>
              <table:table-cell office:value-type="float" office:value="332319">
                <text:p>332319</text:p>
                <draw:g>
                  <svg:desc>'Bubble sort'.D2:'Bubble sort'.D11</svg:desc>
                </draw:g>
              </table:table-cell>
              <table:table-cell office:value-type="float" office:value="632798">
                <text:p>632798</text:p>
                <draw:g>
                  <svg:desc>'Bubble sort'.E2:'Bubble sort'.E11</svg:desc>
                </draw:g>
              </table:table-cell>
              <table:table-cell office:value-type="float" office:value="1728873">
                <text:p>1728873</text:p>
                <draw:g>
                  <svg:desc>'Bubble sort'.F2:'Bubble sort'.F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911460">
                <text:p>3911460</text:p>
              </table:table-cell>
              <table:table-cell office:value-type="float" office:value="7651574">
                <text:p>7651574</text:p>
              </table:table-cell>
              <table:table-cell office:value-type="float" office:value="1640797">
                <text:p>1640797</text:p>
              </table:table-cell>
              <table:table-cell office:value-type="float" office:value="2563677">
                <text:p>2563677</text:p>
              </table:table-cell>
              <table:table-cell office:value-type="float" office:value="6046143">
                <text:p>604614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057783">
                <text:p>11057783</text:p>
              </table:table-cell>
              <table:table-cell office:value-type="float" office:value="12819850">
                <text:p>12819850</text:p>
              </table:table-cell>
              <table:table-cell office:value-type="float" office:value="6315885">
                <text:p>6315885</text:p>
              </table:table-cell>
              <table:table-cell office:value-type="float" office:value="9677845">
                <text:p>9677845</text:p>
              </table:table-cell>
              <table:table-cell office:value-type="float" office:value="7343453">
                <text:p>734345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845810">
                <text:p>24845810</text:p>
              </table:table-cell>
              <table:table-cell office:value-type="float" office:value="23161632">
                <text:p>23161632</text:p>
              </table:table-cell>
              <table:table-cell office:value-type="float" office:value="9628326">
                <text:p>9628326</text:p>
              </table:table-cell>
              <table:table-cell office:value-type="float" office:value="16109232">
                <text:p>16109232</text:p>
              </table:table-cell>
              <table:table-cell office:value-type="float" office:value="18068553">
                <text:p>180685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0579174">
                <text:p>60579174</text:p>
              </table:table-cell>
              <table:table-cell office:value-type="float" office:value="59886063">
                <text:p>59886063</text:p>
              </table:table-cell>
              <table:table-cell office:value-type="float" office:value="20146867">
                <text:p>20146867</text:p>
              </table:table-cell>
              <table:table-cell office:value-type="float" office:value="45234645">
                <text:p>45234645</text:p>
              </table:table-cell>
              <table:table-cell office:value-type="float" office:value="41863093">
                <text:p>4186309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7209923">
                <text:p>97209923</text:p>
              </table:table-cell>
              <table:table-cell office:value-type="float" office:value="94943232">
                <text:p>94943232</text:p>
              </table:table-cell>
              <table:table-cell office:value-type="float" office:value="29403933">
                <text:p>29403933</text:p>
              </table:table-cell>
              <table:table-cell office:value-type="float" office:value="61639821">
                <text:p>61639821</text:p>
              </table:table-cell>
              <table:table-cell office:value-type="float" office:value="60747725">
                <text:p>6074772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35567641">
                <text:p>235567641</text:p>
              </table:table-cell>
              <table:table-cell office:value-type="float" office:value="216960612">
                <text:p>216960612</text:p>
              </table:table-cell>
              <table:table-cell office:value-type="float" office:value="64569782">
                <text:p>64569782</text:p>
              </table:table-cell>
              <table:table-cell office:value-type="float" office:value="144438669">
                <text:p>144438669</text:p>
              </table:table-cell>
              <table:table-cell office:value-type="float" office:value="137396930">
                <text:p>13739693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37017311">
                <text:p>437017311</text:p>
              </table:table-cell>
              <table:table-cell office:value-type="float" office:value="376214706">
                <text:p>376214706</text:p>
              </table:table-cell>
              <table:table-cell office:value-type="float" office:value="109281740">
                <text:p>109281740</text:p>
              </table:table-cell>
              <table:table-cell office:value-type="float" office:value="247944188">
                <text:p>247944188</text:p>
              </table:table-cell>
              <table:table-cell office:value-type="float" office:value="247465865">
                <text:p>247465865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061280897">
                <text:p>1061280897</text:p>
              </table:table-cell>
              <table:table-cell office:value-type="float" office:value="850443217">
                <text:p>850443217</text:p>
              </table:table-cell>
              <table:table-cell office:value-type="float" office:value="248021418">
                <text:p>248021418</text:p>
              </table:table-cell>
              <table:table-cell office:value-type="float" office:value="550848087">
                <text:p>550848087</text:p>
              </table:table-cell>
              <table:table-cell office:value-type="float" office:value="543788601">
                <text:p>54378860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236537002">
                <text:p>3236537002</text:p>
              </table:table-cell>
              <table:table-cell office:value-type="float" office:value="2334335595">
                <text:p>2334335595</text:p>
              </table:table-cell>
              <table:table-cell office:value-type="float" office:value="681508857">
                <text:p>681508857</text:p>
              </table:table-cell>
              <table:table-cell office:value-type="float" office:value="1520423702">
                <text:p>1520423702</text:p>
              </table:table-cell>
              <table:table-cell office:value-type="float" office:value="1513435149">
                <text:p>15134351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